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3cm" fo:padding-bottom="0.2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1cm" svg:stroke-color="#00808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4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55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44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42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1cm" svg:stroke-color="#ff0000" draw:marker-end="Arrowheads_20_1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visible-area-left="0cm" draw:visible-area-top="0cm" draw:visible-area-width="4.233cm" draw:visible-area-height="0.987cm" draw:ole-draw-aspect="1"/>
    </style:style>
    <style:style style:name="gr1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88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visible-area-left="0cm" draw:visible-area-top="0cm" draw:visible-area-width="6.808cm" draw:visible-area-height="0.987cm" draw:ole-draw-aspect="1"/>
    </style:style>
    <style:style style:name="gr19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53cm" svg:stroke-color="#0000ff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44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25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23cm" fo:padding-bottom="0.23cm" fo:padding-left="0.25cm" fo:padding-right="0.25cm" fo:wrap-option="wrap" draw:shadow="visible" draw:shadow-offset-x="0.212cm" draw:shadow-offset-y="0.212cm" draw:shadow-color="#808080" draw:shadow-opacity="50%"/>
    </style:style>
    <style:style style:name="gr28" style:family="graphic" style:parent-style-name="standard">
      <style:graphic-properties draw:stroke="solid" svg:stroke-width="0.088cm" svg:stroke-color="#006600" draw:marker-end="Arrowheads_20_2" draw:marker-end-width="0.264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88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88cm" svg:stroke-color="#006600" draw:marker-end="Arrowheads_20_3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88cm" svg:stroke-color="#0066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88cm" svg:stroke-color="#ff0000" draw:marker-end="Arrowheads_20_4" draw:marker-end-width="0.264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88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88cm" svg:stroke-color="#ff0000" draw:marker-end="Arrowheads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088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88cm" svg:stroke-color="#ff0000" draw:marker-end="Arrowheads_20_6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88cm" svg:stroke-color="#ff0000" draw:marker-end="Arrowheads_20_7" draw:marker-end-width="0.264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88cm" svg:stroke-color="#006600" draw:marker-end="Arrowheads_20_8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88cm" svg:stroke-color="#006600" draw:marker-end="Arrowheads_20_9" draw:marker-end-width="0.264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71cm" svg:stroke-color="#0000ff" draw:marker-end="Arrowheads_20_1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071cm" svg:stroke-color="#0000ff" draw:marker-end="Arrowheads_20_1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071cm" svg:stroke-color="#0000ff" draw:marker-end="Arrowheads_20_1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071cm" svg:stroke-color="#0000ff" draw:marker-end="Arrowheads_20_13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452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0066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071cm" svg:stroke-color="#00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5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71cm" svg:stroke-color="#333399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45cm" fo:padding-right="0.25cm" fo:wrap-option="wrap" draw:shadow="visible" draw:shadow-offset-x="0.212cm" draw:shadow-offset-y="0.212cm" draw:shadow-color="#808080" draw:shadow-opacity="50%"/>
    </style:style>
    <style:style style:name="gr5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55cm" fo:padding-bottom="0.13cm" fo:padding-left="0.45cm" fo:padding-right="0.25cm" fo:wrap-option="wrap" draw:shadow="hidden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55cm" fo:padding-bottom="0.13cm" fo:padding-left="0.55cm" fo:padding-right="0.25cm" fo:wrap-option="wrap" draw:shadow="hidden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45cm" fo:padding-right="0.25cm" fo:wrap-option="wrap" draw:shadow="hidden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212cm" draw:shadow-offset-y="0.212cm" draw:shadow-color="#808080" draw:shadow-opacity="50%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35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212cm" draw:shadow-offset-y="0.212cm" draw:shadow-color="#808080" draw:shadow-opacity="50%"/>
    </style:style>
    <style:style style:name="gr5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solid" svg:stroke-width="0.071cm" svg:stroke-color="#0000ff" draw:marker-end="Arrowheads_20_14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071cm" svg:stroke-color="#0000ff" draw:marker-end="Arrowheads_20_1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solid" svg:stroke-width="0.071cm" svg:stroke-color="#0000ff" draw:marker-end="Arrowheads_20_1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solid" svg:stroke-width="0.071cm" svg:stroke-color="#0000ff" draw:marker-end="Arrowheads_20_1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solid" svg:stroke-width="0.071cm" svg:stroke-color="#0000ff" draw:marker-end="Arrowheads_20_1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>
      <style:graphic-properties draw:stroke="solid" svg:stroke-width="0.071cm" svg:stroke-color="#0000ff" draw:marker-end="Arrowheads_20_1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>
      <style:graphic-properties draw:stroke="solid" svg:stroke-width="0.044cm" svg:stroke-color="#0066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solid" svg:stroke-width="0.071cm" svg:stroke-color="#0000ff" draw:marker-end="Arrowheads_20_2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>
      <style:graphic-properties draw:stroke="solid" svg:stroke-width="0.071cm" svg:stroke-color="#0000ff" draw:marker-end="Arrowheads_20_21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71cm" svg:stroke-color="#0000ff" draw:marker-end="Arrowheads_20_2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71cm" svg:stroke-color="#0000ff" draw:marker-end="Arrowheads_20_2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071cm" svg:stroke-color="#0000ff" draw:marker-end="Arrowheads_20_24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071cm" svg:stroke-color="#0000ff" draw:marker-end="Arrowheads_20_2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71cm" svg:stroke-color="#0000ff" draw:marker-end="Arrowheads_20_2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71cm" svg:stroke-color="#0000ff" draw:marker-end="Arrowheads_20_2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071cm" svg:stroke-color="#0000ff" draw:marker-end="Arrowheads_20_2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71cm" svg:stroke-color="#0000ff" draw:marker-end="Arrowheads_20_29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7" style:family="graphic" style:parent-style-name="standard">
      <style:graphic-properties draw:stroke="solid" svg:stroke-width="0.071cm" svg:stroke-color="#0000ff" draw:marker-end="Arrowheads_20_3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071cm" svg:stroke-color="#0000ff" draw:marker-end="Arrowheads_20_3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>
      <style:graphic-properties draw:stroke="solid" svg:stroke-width="0.071cm" svg:stroke-color="#0000ff" draw:marker-end="Arrowheads_20_3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71cm" svg:stroke-color="#0000ff" draw:marker-end="Arrowheads_20_3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solid" svg:stroke-width="0.071cm" svg:stroke-color="#0000ff" draw:marker-end="Arrowheads_20_34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071cm" svg:stroke-color="#0000ff" draw:marker-end="Arrowheads_20_3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>
      <style:graphic-properties draw:stroke="solid" svg:stroke-width="0.071cm" svg:stroke-color="#0000ff" draw:marker-end="Arrowheads_20_3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071cm" svg:stroke-color="#0000ff" draw:marker-end="Arrowheads_20_3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55cm" fo:padding-bottom="0.13cm" fo:padding-left="0.15cm" fo:padding-right="0.25cm" fo:wrap-option="wrap" draw:shadow="hidden"/>
    </style:style>
    <style:style style:name="gr86" style:family="graphic" style:parent-style-name="standard">
      <style:graphic-properties draw:stroke="solid" svg:stroke-width="0.071cm" svg:stroke-color="#0066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8" style:family="graphic" style:parent-style-name="standard">
      <style:graphic-properties draw:stroke="solid" svg:stroke-width="0.071cm" svg:stroke-color="#ff0000" draw:marker-end="Arrowheads_20_3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9" style:family="graphic" style:parent-style-name="standard">
      <style:graphic-properties draw:stroke="solid" svg:stroke-width="0.071cm" svg:stroke-color="#ff0000" draw:marker-end="Arrowheads_20_4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>
      <style:graphic-properties draw:stroke="solid" svg:stroke-width="0.071cm" svg:stroke-color="#ff0000" draw:marker-end="Arrowheads_20_4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1" style:family="graphic" style:parent-style-name="standard">
      <style:graphic-properties draw:stroke="solid" svg:stroke-width="0.071cm" svg:stroke-color="#ff0000" draw:marker-end="Arrowheads_20_4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071cm" svg:stroke-color="#ff0000" draw:marker-end="Arrowheads_20_4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3" style:family="graphic" style:parent-style-name="standard">
      <style:graphic-properties draw:stroke="solid" svg:stroke-width="0.071cm" svg:stroke-color="#ff0000" draw:marker-end="Arrowheads_20_4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4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53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71cm" svg:stroke-color="#333399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98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9" style:family="graphic" style:parent-style-name="standard">
      <style:graphic-properties draw:stroke="none" draw:fill="none" draw:visible-area-left="0cm" draw:visible-area-top="0cm" draw:visible-area-width="0.317cm" draw:visible-area-height="0.599cm" draw:ole-draw-aspect="1"/>
    </style:style>
    <style:style style:name="gr100" style:family="graphic" style:parent-style-name="standard">
      <style:graphic-properties draw:stroke="none" draw:fill="none" draw:visible-area-left="0cm" draw:visible-area-top="0cm" draw:visible-area-width="6.561cm" draw:visible-area-height="2.645cm" draw:ole-draw-aspect="1"/>
    </style:style>
    <style:style style:name="gr101" style:family="graphic" style:parent-style-name="standard">
      <style:graphic-properties draw:stroke="solid" svg:stroke-width="0.071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2" style:family="graphic" style:parent-style-name="standard">
      <style:graphic-properties draw:stroke="solid" svg:stroke-width="0.053cm" svg:stroke-color="#333399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3" style:family="graphic" style:parent-style-name="standard">
      <style:graphic-properties draw:stroke="solid" svg:stroke-width="0.035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5" style:family="graphic" style:parent-style-name="standard">
      <style:graphic-properties draw:stroke="dash" draw:stroke-dash="Dashed_20__28_var_29_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ebeeb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7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07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7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4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073cm" fo:min-width="0cm" fo:padding-top="0.164cm" fo:padding-bottom="0.13cm" fo:padding-left="0.25cm" fo:padding-right="0.25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206cm" fo:min-width="0cm" fo:padding-top="0.305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84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77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0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44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40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title">
      <style:graphic-properties draw:fill-color="#ffffff" draw:auto-grow-height="true" fo:min-height="3.503cm"/>
    </style:style>
    <style:style style:name="pr15" style:family="presentation" style:parent-style-name="Default-outline1">
      <style:graphic-properties draw:fill-color="#ffffff" fo:min-height="15.72cm"/>
    </style:style>
    <style:style style:name="pr16" style:family="presentation" style:parent-style-name="Default-notes">
      <style:graphic-properties draw:fill-color="#ffffff" fo:min-height="13.112cm"/>
    </style:style>
    <style:style style:name="P1" style:family="paragraph">
      <style:paragraph-properties fo:margin-left="0.952cm" fo:margin-right="0cm" fo:margin-top="0.246cm" fo:margin-bottom="0cm" fo:line-height="93%" fo:text-indent="-0.952cm" style:punctuation-wrap="hanging" style:line-break="strict"/>
    </style:style>
    <style:style style:name="P2" style:family="paragraph">
      <style:paragraph-properties fo:margin-left="0.952cm" fo:margin-right="0cm" fo:text-indent="-0.952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961cm" fo:margin-right="0cm" fo:margin-top="0.176cm" fo:margin-bottom="0cm" fo:line-height="93%" fo:text-indent="-0.961cm" style:punctuation-wrap="hanging" style:line-break="strict"/>
    </style:style>
    <style:style style:name="P8" style:family="paragraph">
      <style:paragraph-properties fo:margin-left="0.961cm" fo:margin-right="0cm" fo:margin-top="0.176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1.501cm"/>
          <style:tab-stop style:position="22.749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9" style:family="paragraph">
      <style:paragraph-properties fo:margin-left="0.961cm" fo:margin-right="0cm" fo:margin-top="0.176cm" fo:margin-bottom="0cm" fo:line-height="101%" fo:text-indent="-0.961cm" style:punctuation-wrap="hanging" style:line-break="strict"/>
    </style:style>
    <style:style style:name="P10" style:family="paragraph">
      <style:paragraph-properties fo:margin-left="0cm" fo:margin-right="0cm" fo:margin-top="0.308cm" fo:margin-bottom="0cm" fo:line-height="54%" fo:text-indent="0cm" style:punctuation-wrap="hanging" style:line-break="stric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396cm" fo:margin-bottom="0cm" fo:line-height="54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1%" fo:text-indent="0cm" style:punctuation-wrap="hanging" style:line-break="strict"/>
    </style:style>
    <style:style style:name="P14" style:family="paragraph">
      <style:paragraph-properties fo:margin-left="0cm" fo:margin-right="0cm" fo:margin-top="0.308cm" fo:margin-bottom="0cm" fo:line-height="102%" fo:text-indent="0cm" style:punctuation-wrap="hanging" style:line-break="strict"/>
    </style:style>
    <style:style style:name="P15" style:family="paragraph">
      <style:paragraph-properties fo:margin-left="0cm" fo:margin-right="0cm" fo:margin-top="0.396cm" fo:margin-bottom="0cm" fo:line-height="101%" fo:text-indent="0cm" style:punctuation-wrap="hanging" style:line-break="strict"/>
    </style:style>
    <style:style style:name="P16" style:family="paragraph">
      <style:paragraph-properties fo:margin-left="0.956cm" fo:margin-right="0cm" fo:margin-top="0.44cm" fo:margin-bottom="0cm" fo:line-height="101%" fo:text-indent="-0.956cm" style:punctuation-wrap="hanging" style:line-break="strict"/>
    </style:style>
    <style:style style:name="P17" style:family="paragraph">
      <style:paragraph-properties fo:margin-left="0cm" fo:margin-right="0cm" fo:margin-top="0.352cm" fo:margin-bottom="0cm" fo:line-height="54%" fo:text-indent="0cm" style:punctuation-wrap="hanging" style:line-break="strict"/>
    </style:style>
    <style:style style:name="P18" style:family="paragraph">
      <style:paragraph-properties fo:margin-left="0cm" fo:margin-right="0cm" fo:line-height="93%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352cm" fo:margin-bottom="0cm" fo:line-height="102%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93%" fo:text-indent="0cm" style:punctuation-wrap="simple" style:line-break="normal"/>
    </style:style>
    <style:style style:name="P21" style:family="paragraph">
      <style:paragraph-properties fo:margin-left="0.961cm" fo:margin-right="0cm" fo:margin-top="0.176cm" fo:margin-bottom="0cm" fo:line-height="75%" fo:text-indent="-0.961cm" style:punctuation-wrap="hanging" style:line-break="strict"/>
    </style:style>
    <style:style style:name="P22" style:family="paragraph">
      <style:paragraph-properties fo:margin-left="0cm" fo:margin-right="0cm" fo:margin-top="0.317cm" fo:margin-bottom="0cm" fo:line-height="89%" fo:text-indent="0cm" style:punctuation-wrap="hanging" style:line-break="strict"/>
    </style:style>
    <style:style style:name="P23" style:family="paragraph">
      <style:paragraph-properties fo:margin-left="0cm" fo:margin-right="0cm" fo:margin-top="0cm" fo:margin-bottom="0cm" fo:line-height="85%" fo:text-indent="0cm" style:punctuation-wrap="hanging" style:line-break="strict"/>
    </style:style>
    <style:style style:name="P24" style:family="paragraph">
      <style:paragraph-properties fo:margin-left="0cm" fo:margin-right="0cm" fo:margin-top="0.317cm" fo:margin-bottom="0cm" fo:line-height="85%" fo:text-align="start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.079cm" fo:margin-bottom="0cm" fo:line-height="85%" fo:text-align="start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cm"/>
          <style:tab-stop style:position="0.965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  <style:tab-stop style:position="28.636cm"/>
          <style:tab-stop style:position="29.906cm"/>
          <style:tab-stop style:position="29.911cm"/>
          <style:tab-stop style:position="29.919cm"/>
          <style:tab-stop style:position="29.928cm"/>
          <style:tab-stop style:position="29.937cm"/>
          <style:tab-stop style:position="29.946cm"/>
          <style:tab-stop style:position="29.95cm"/>
        </style:tab-stops>
      </style:paragraph-properties>
    </style:style>
    <style:style style:name="P27" style:family="paragraph">
      <style:paragraph-properties fo:margin-left="0cm" fo:margin-right="0cm" fo:margin-top="0.44cm" fo:margin-bottom="0cm" fo:line-height="101%" fo:text-indent="0cm" style:punctuation-wrap="hanging" style:line-break="strict"/>
    </style:style>
    <style:style style:name="P28" style:family="paragraph">
      <style:paragraph-properties fo:margin-left="0.961cm" fo:margin-right="0cm" fo:margin-top="0.44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3.168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29" style:family="paragraph">
      <style:paragraph-properties fo:margin-left="0.961cm" fo:margin-right="0cm" fo:margin-top="0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3.168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30" style:family="paragraph">
      <style:paragraph-properties fo:margin-left="0.961cm" fo:margin-right="0cm" fo:margin-top="0.705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3.168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31" style:family="paragraph">
      <style:paragraph-properties fo:margin-left="0.961cm" fo:margin-right="0cm" fo:margin-top="0.176cm" fo:margin-bottom="0cm" fo:line-height="101%" fo:text-align="start" fo:text-indent="-0.961cm" style:punctuation-wrap="hanging" style:line-break="strict"/>
    </style:style>
    <style:style style:name="P32" style:family="paragraph">
      <style:paragraph-properties fo:margin-left="0.961cm" fo:margin-right="0cm" fo:margin-top="0cm" fo:margin-bottom="0cm" fo:line-height="101%" fo:text-indent="-0.961cm" style:punctuation-wrap="hanging" style:line-break="strict"/>
    </style:style>
    <style:style style:name="P33" style:family="paragraph">
      <style:paragraph-properties fo:margin-left="0.961cm" fo:margin-right="0cm" fo:margin-top="0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1.501cm"/>
          <style:tab-stop style:position="22.749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34" style:family="paragraph">
      <style:paragraph-properties fo:margin-left="0cm" fo:margin-right="0cm" fo:margin-top="0.396cm" fo:margin-bottom="0cm" fo:line-height="102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396cm" fo:margin-bottom="0cm" fo:line-height="102%" fo:text-indent="0cm" style:punctuation-wrap="hanging" style:line-break="strict"/>
    </style:style>
    <style:style style:name="P36" style:family="paragraph">
      <style:paragraph-properties fo:margin-left="0cm" fo:margin-right="0cm" fo:margin-top="0.396cm" fo:margin-bottom="0cm" fo:line-height="54%" fo:text-align="center" fo:text-indent="0cm" style:punctuation-wrap="hanging" style:line-break="strict"/>
    </style:style>
    <style:style style:name="P37" style:family="paragraph">
      <style:paragraph-properties fo:margin-left="0cm" fo:margin-right="0cm" fo:margin-top="0.352cm" fo:margin-bottom="0cm" fo:line-height="54%" fo:text-align="center" fo:text-indent="0cm" style:punctuation-wrap="hanging" style:line-break="strict"/>
    </style:style>
    <style:style style:name="P38" style:family="paragraph">
      <style:paragraph-properties fo:margin-left="0cm" fo:margin-right="0cm" fo:margin-top="0.308cm" fo:margin-bottom="0cm" fo:line-height="75%" fo:text-align="center" fo:text-indent="0cm" style:punctuation-wrap="hanging" style:line-break="strict"/>
    </style:style>
    <style:style style:name="P39" style:family="paragraph">
      <style:paragraph-properties fo:margin-left="0.961cm" fo:margin-right="0cm" fo:margin-top="0.617cm" fo:margin-bottom="0cm" fo:line-height="101%" fo:text-indent="-0.961cm" style:punctuation-wrap="hanging" style:line-break="strict"/>
    </style:style>
    <style:style style:name="P40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P41" style:family="paragraph">
      <style:paragraph-properties fo:margin-left="0cm" fo:margin-right="0cm" fo:line-height="102%" fo:text-align="center" fo:text-indent="0cm" style:punctuation-wrap="hanging" style:line-break="strict"/>
    </style:style>
    <style:style style:name="P42" style:family="paragraph">
      <style:paragraph-properties fo:margin-left="0cm" fo:margin-right="0cm" fo:line-height="102%" fo:text-indent="0cm" style:punctuation-wrap="hanging" style:line-break="strict"/>
    </style:style>
    <style:style style:name="P43" style:family="paragraph">
      <style:paragraph-properties fo:margin-left="0cm" fo:margin-right="0cm" fo:margin-top="0.317cm" fo:margin-bottom="0cm" fo:line-height="85%" fo:text-indent="0cm" style:punctuation-wrap="hanging" style:line-break="strict"/>
    </style:style>
    <style:style style:name="P44" style:family="paragraph">
      <style:paragraph-properties fo:margin-left="0cm" fo:margin-right="0cm" fo:line-height="89%" fo:text-indent="0cm" style:punctuation-wrap="hanging" style:line-break="strict"/>
    </style:style>
    <style:style style:name="P45" style:family="paragraph">
      <style:paragraph-properties fo:margin-left="0cm" fo:margin-right="0cm" fo:line-height="97%" fo:text-indent="0cm" style:punctuation-wrap="hanging" style:line-break="strict"/>
    </style:style>
    <style:style style:name="P46" style:family="paragraph">
      <style:paragraph-properties fo:margin-left="0cm" fo:margin-right="0cm" fo:line-height="85%" fo:text-indent="0cm" style:punctuation-wrap="hanging" style:line-break="strict"/>
    </style:style>
    <style:style style:name="P47" style:family="paragraph">
      <style:paragraph-properties fo:margin-left="0cm" fo:margin-right="0cm" fo:margin-top="0.158cm" fo:margin-bottom="0cm" fo:line-height="101%" fo:text-indent="0cm" style:punctuation-wrap="hanging" style:line-break="strict"/>
    </style:style>
    <style:style style:name="P48" style:family="paragraph">
      <style:paragraph-properties fo:margin-left="0cm" fo:margin-right="0cm" fo:margin-top="0.529cm" fo:margin-bottom="0cm" fo:line-height="102%" fo:text-indent="0cm" style:punctuation-wrap="hanging" style:line-break="strict"/>
    </style:style>
    <style:style style:name="P49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50" style:family="paragraph">
      <style:paragraph-properties fo:margin-left="0cm" fo:margin-right="0cm" fo:margin-top="0.158cm" fo:margin-bottom="0cm" fo:line-height="101%" fo:text-align="center" fo:text-indent="0cm" style:punctuation-wrap="hanging" style:line-break="strict"/>
    </style:style>
    <style:style style:name="P51" style:family="paragraph">
      <style:paragraph-properties fo:margin-left="0cm" fo:margin-right="0cm" fo:margin-top="0.529cm" fo:margin-bottom="0cm" fo:line-height="101%" fo:text-indent="0cm" style:punctuation-wrap="hanging" style:line-break="strict"/>
    </style:style>
    <style:style style:name="P52" style:family="paragraph">
      <style:paragraph-properties fo:margin-left="0cm" fo:margin-right="0cm" fo:margin-top="0.308cm" fo:margin-bottom="0cm" fo:line-height="54%" fo:text-align="center" fo:text-indent="0cm" style:punctuation-wrap="hanging" style:line-break="strict"/>
    </style:style>
    <style:style style:name="P53" style:family="paragraph">
      <style:paragraph-properties fo:margin-left="0cm" fo:margin-right="0cm" fo:margin-top="0.308cm" fo:margin-bottom="0cm" fo:line-height="102%" fo:text-align="center" fo:text-indent="0cm" style:punctuation-wrap="hanging" style:line-break="strict"/>
    </style:style>
    <style:style style:name="P54" style:family="paragraph">
      <style:paragraph-properties fo:margin-left="0.961cm" fo:margin-right="0cm" fo:margin-top="1.322cm" fo:margin-bottom="0cm" fo:line-height="101%" fo:text-indent="-0.961cm" style:punctuation-wrap="hanging" style:line-break="strict"/>
    </style:style>
    <style:style style:name="P55" style:family="paragraph">
      <style:paragraph-properties fo:margin-left="0.961cm" fo:margin-right="0cm" fo:margin-top="0.617cm" fo:margin-bottom="0cm" fo:line-height="101%" fo:text-align="center" fo:text-indent="-0.961cm" style:punctuation-wrap="hanging" style:line-break="strict"/>
    </style:style>
    <style:style style:name="P56" style:family="paragraph">
      <style:paragraph-properties fo:margin-left="0.961cm" fo:margin-right="0cm" fo:margin-top="1.322cm" fo:margin-bottom="0cm" fo:line-height="101%" fo:text-align="start" fo:text-indent="-0.961cm" style:punctuation-wrap="hanging" style:line-break="strict"/>
    </style:style>
    <style:style style:name="P57" style:family="paragraph">
      <style:paragraph-properties fo:margin-left="0cm" fo:margin-right="0cm" fo:margin-top="0.396cm" fo:margin-bottom="0cm" fo:line-height="101%" fo:text-indent="0cm" style:punctuation-wrap="hanging" style:line-break="strict" style:writing-mode="lr-tb"/>
    </style:style>
    <style:style style:name="P58" style:family="paragraph">
      <style:paragraph-properties fo:margin-left="0cm" fo:margin-right="0cm" fo:margin-top="0.396cm" fo:margin-bottom="0cm" fo:line-height="101%" fo:text-align="center" fo:text-indent="0cm" style:punctuation-wrap="hanging" style:line-break="strict"/>
    </style:style>
    <style:style style:name="P59" style:family="paragraph">
      <style:paragraph-properties fo:margin-left="0cm" fo:margin-right="0cm" fo:margin-top="0.44cm" fo:margin-bottom="0cm" fo:line-height="101%" fo:text-align="center" fo:text-indent="0cm" style:punctuation-wrap="hanging" style:line-break="strict"/>
    </style:style>
    <style:style style:name="P60" style:family="paragraph">
      <style:paragraph-properties fo:margin-left="0cm" fo:margin-right="0cm" fo:margin-top="1.322cm" fo:margin-bottom="0cm" fo:line-height="101%" fo:text-indent="0cm" style:punctuation-wrap="hanging" style:line-break="strict"/>
    </style:style>
    <style:style style:name="P61" style:family="paragraph">
      <style:paragraph-properties fo:margin-left="0cm" fo:margin-right="0cm" fo:margin-top="0.088cm" fo:margin-bottom="0cm" fo:line-height="101%" fo:text-indent="0cm" style:punctuation-wrap="hanging" style:line-break="strict"/>
    </style:style>
    <style:style style:name="P62" style:family="paragraph">
      <style:paragraph-properties fo:margin-left="0.961cm" fo:margin-right="0cm" fo:margin-top="0.352cm" fo:margin-bottom="0cm" fo:line-height="101%" fo:text-align="start" fo:text-indent="-0.961cm" style:punctuation-wrap="hanging" style:line-break="strict">
        <style:tab-stops>
          <style:tab-stop style:position="0cm"/>
          <style:tab-stop style:position="1.049cm"/>
          <style:tab-stop style:position="3.06cm"/>
          <style:tab-stop style:position="5.071cm"/>
          <style:tab-stop style:position="7.082cm"/>
          <style:tab-stop style:position="9.092cm"/>
          <style:tab-stop style:position="11.103cm"/>
          <style:tab-stop style:position="13.114cm"/>
          <style:tab-stop style:position="15.125cm"/>
          <style:tab-stop style:position="17.136cm"/>
          <style:tab-stop style:position="19.147cm"/>
          <style:tab-stop style:position="21.157cm"/>
          <style:tab-stop style:position="21.501cm"/>
          <style:tab-stop style:position="22.749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</style:tab-stops>
      </style:paragraph-properties>
    </style:style>
    <style:style style:name="P63" style:family="paragraph">
      <style:paragraph-properties fo:margin-left="0cm" fo:margin-right="0cm" fo:margin-top="0.352cm" fo:margin-bottom="0cm" fo:line-height="101%" fo:text-indent="0cm" style:punctuation-wrap="hanging" style:line-break="strict"/>
    </style:style>
    <style:style style:name="P64" style:family="paragraph">
      <style:paragraph-properties fo:margin-left="0.952cm" fo:margin-right="0cm" fo:text-indent="-0.952cm"/>
    </style:style>
    <style:style style:name="T1" style:family="text">
      <style:text-properties fo:color="#000000" fo:font-size="28pt" fo:language="en" fo:country="GB" style:font-size-asian="28pt" style:font-size-complex="28pt"/>
    </style:style>
    <style:style style:name="T2" style:family="text">
      <style:text-properties fo:color="#000000" fo:language="en" fo:country="GB"/>
    </style:style>
    <style:style style:name="T3" style:family="text">
      <style:text-properties fo:color="#0000ff" fo:font-size="20pt" fo:language="en" fo:country="GB" style:font-size-asian="20pt" style:font-size-complex="20pt"/>
    </style:style>
    <style:style style:name="T4" style:family="text">
      <style:text-properties fo:color="#000000" fo:font-size="20pt" fo:language="en" fo:country="GB" style:font-size-asian="20pt" style:font-size-complex="20pt"/>
    </style:style>
    <style:style style:name="T5" style:family="text">
      <style:text-properties fo:color="#000000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6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7" style:family="text">
      <style:text-properties fo:color="#0000ff" fo:font-family="Tahoma" style:font-family-generic="swiss" style:font-pitch="variable" fo:font-size="20pt" fo:language="en" fo:country="GB" style:font-size-asian="20pt" style:font-size-complex="20pt"/>
    </style:style>
    <style:style style:name="T8" style:family="text">
      <style:text-properties fo:color="#000000" fo:font-family="Tahoma" style:font-family-generic="swiss" style:font-pitch="variable" fo:font-size="20pt" fo:language="en" fo:country="GB" style:font-size-asian="20pt" style:font-size-complex="20pt"/>
    </style:style>
    <style:style style:name="T9" style:family="text">
      <style:text-properties fo:color="#000000" fo:font-size="14pt" fo:language="en" fo:country="GB" style:font-size-asian="14pt" style:font-size-complex="14pt"/>
    </style:style>
    <style:style style:name="T10" style:family="text">
      <style:text-properties fo:color="#000000" fo:font-size="14pt" fo:language="en" fo:country="GB" fo:text-shadow="1pt 1pt" style:font-size-asian="14pt" style:font-size-complex="14pt"/>
    </style:style>
    <style:style style:name="T11" style:family="text">
      <style:text-properties fo:color="#ff0000" fo:language="en" fo:country="GB" fo:text-shadow="1pt 1pt"/>
    </style:style>
    <style:style style:name="T12" style:family="text">
      <style:text-properties fo:color="#ff0000" fo:font-family="Tahoma" style:font-family-generic="swiss" style:font-pitch="variable" fo:font-size="20pt" fo:language="en" fo:country="GB" style:font-size-asian="20pt" style:font-size-complex="20pt"/>
    </style:style>
    <style:style style:name="T13" style:family="text">
      <style:text-properties fo:color="#0000ff" fo:font-size="14pt" fo:language="en" fo:country="GB" style:font-size-asian="14pt" style:font-size-complex="14pt"/>
    </style:style>
    <style:style style:name="T14" style:family="text">
      <style:text-properties fo:color="#006600" fo:font-size="14pt" fo:language="en" fo:country="GB" style:font-size-asian="14pt" style:font-size-complex="14pt"/>
    </style:style>
    <style:style style:name="T15" style:family="text">
      <style:text-properties fo:color="#0000ff" fo:font-family="Symbol" style:font-family-generic="roman" style:font-pitch="variable" style:font-charset="x-symbol"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color="#006600" fo:font-family="Tahoma" style:font-family-generic="swiss" style:font-pitch="variable" fo:font-size="20pt" fo:language="en" fo:country="GB" style:font-size-asian="20pt" style:font-size-complex="20pt"/>
    </style:style>
    <style:style style:name="T17" style:family="text">
      <style:text-properties fo:color="#000000" fo:font-family="Tahoma" style:font-family-generic="swiss" style:font-pitch="variable" fo:language="en" fo:country="GB"/>
    </style:style>
    <style:style style:name="T18" style:family="text">
      <style:text-properties fo:color="#0000ff" fo:font-family="Tahoma" style:font-family-generic="swiss" style:font-pitch="variable" fo:language="en" fo:country="GB"/>
    </style:style>
    <style:style style:name="T19" style:family="text">
      <style:text-properties fo:color="#0000ff" fo:font-family="Symbol" style:font-family-generic="roman" style:font-pitch="variable" style:font-charset="x-symbol" fo:language="en" fo:country="GB"/>
    </style:style>
    <style:style style:name="T20" style:family="text">
      <style:text-properties fo:color="#0000ff" fo:language="en" fo:country="GB"/>
    </style:style>
    <style:style style:name="T21" style:family="text">
      <style:text-properties fo:color="#000000" fo:font-size="16pt" fo:language="en" fo:country="GB" style:font-size-asian="16pt" style:font-size-complex="16pt"/>
    </style:style>
    <style:style style:name="T22" style:family="text">
      <style:text-properties fo:color="#ff0000" fo:font-family="Symbol" style:font-family-generic="roman" style:font-pitch="variable" style:font-charset="x-symbol" fo:font-size="16pt" fo:language="en" fo:country="GB" fo:font-weight="bold" style:font-size-asian="16pt" style:font-weight-asian="bold" style:font-size-complex="16pt" style:font-weight-complex="bold"/>
    </style:style>
    <style:style style:name="T23" style:family="text">
      <style:text-properties fo:color="#ff0000" fo:font-size="14pt" fo:language="en" fo:country="GB" style:font-size-asian="14pt" style:font-size-complex="14pt"/>
    </style:style>
    <style:style style:name="T24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color="#000000" style:text-position="30% 58%" fo:font-size="14pt" fo:language="en" fo:country="GB" fo:font-weight="bold" style:font-size-asian="14pt" style:font-weight-asian="bold" style:font-size-complex="14pt" style:font-weight-complex="bold"/>
    </style:style>
    <style:style style:name="T26" style:family="text">
      <style:text-properties fo:color="#ff0000" fo:font-size="16pt" fo:language="en" fo:country="GB" style:font-size-asian="16pt" style:font-size-complex="16pt"/>
    </style:style>
    <style:style style:name="T27" style:family="text">
      <style:text-properties fo:color="#ff0000" fo:language="en" fo:country="GB"/>
    </style:style>
    <style:style style:name="T28" style:family="text">
      <style:text-properties fo:font-family="Arial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T29" style:family="text">
      <style:text-properties fo:color="#333399" fo:font-family="'Courier New'" style:font-family-generic="modern" style:font-pitch="fixed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333399" fo:font-family="'Courier New'" style:font-family-generic="modern" style:font-pitch="fixed" fo:language="en" fo:country="GB" fo:font-weight="bold" style:font-weight-asian="bold" style:font-weight-complex="bold"/>
    </style:style>
    <style:style style:name="T31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32" style:family="text">
      <style:text-properties fo:color="#000000" fo:font-family="'Courier New'" style:font-family-generic="modern" style:font-pitch="fixed" fo:language="en" fo:country="GB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34" style:family="text">
      <style:text-properties fo:color="#ff0000" fo:font-family="'Courier New'" style:font-family-generic="modern" style:font-pitch="fixed" fo:language="en" fo:country="GB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36" style:family="text">
      <style:text-properties fo:color="#000000" fo:font-family="Symbol" style:font-family-generic="roman" style:font-pitch="variable" style:font-charset="x-symbol" fo:language="en" fo:country="GB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0000" style:text-position="-25% 58%" fo:font-family="'Courier New'" style:font-family-generic="modern" style:font-pitch="fixed" fo:language="en" fo:country="GB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000000" style:text-position="-25% 58%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39" style:family="text">
      <style:text-properties fo:color="#000000" style:text-position="-25% 58%" fo:font-family="Symbol" style:font-family-generic="roman" style:font-pitch="variable" style:font-charset="x-symbol" fo:language="en" fo:country="GB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ff" fo:font-family="Tahoma" style:font-family-generic="swiss" style:font-pitch="variable" fo:font-size="20pt" fo:language="en" fo:country="GB" fo:text-shadow="1pt 1pt" style:font-size-asian="20pt" style:font-size-complex="20pt"/>
    </style:style>
    <style:style style:name="T41" style:family="text">
      <style:text-properties fo:color="#006600" fo:font-size="16pt" fo:language="en" fo:country="GB" fo:font-weight="bold" style:font-size-asian="16pt" style:font-weight-asian="bold" style:font-size-complex="16pt" style:font-weight-complex="bold"/>
    </style:style>
    <style:style style:name="T42" style:family="text">
      <style:text-properties fo:color="#ff0000" fo:font-size="16pt" fo:language="en" fo:country="GB" fo:font-weight="bold" style:font-size-asian="16pt" style:font-weight-asian="bold" style:font-size-complex="16pt" style:font-weight-complex="bold"/>
    </style:style>
    <style:style style:name="T43" style:family="text">
      <style:text-properties fo:color="#000000" style:text-position="30% 58%" fo:font-size="20pt" fo:language="en" fo:country="GB" style:font-size-asian="20pt" style:font-size-complex="20pt"/>
    </style:style>
    <style:style style:name="T44" style:family="text">
      <style:text-properties fo:color="#ff0000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45" style:family="text">
      <style:text-properties fo:color="#ff0000" style:text-position="-25% 58%" fo:font-size="20pt" fo:language="en" fo:country="GB" style:font-size-asian="20pt" style:font-size-complex="20pt"/>
    </style:style>
    <style:style style:name="T46" style:family="text">
      <style:text-properties fo:color="#ff0000" fo:font-size="20pt" fo:language="en" fo:country="GB" style:font-size-asian="20pt" style:font-size-complex="20pt"/>
    </style:style>
    <style:style style:name="T47" style:family="text">
      <style:text-properties fo:color="#ff0000" style:text-position="-25% 58%" fo:font-family="Symbol" style:font-family-generic="roman" style:font-pitch="variable" style:font-charset="x-symbol" fo:font-size="20pt" fo:language="en" fo:country="GB" fo:font-weight="bold" style:font-size-asian="20pt" style:font-weight-asian="bold" style:font-size-complex="20pt" style:font-weight-complex="bold"/>
    </style:style>
    <style:style style:name="T48" style:family="text">
      <style:text-properties fo:color="#ff0000" fo:font-size="12pt" fo:language="en" fo:country="GB" fo:font-weight="bold" style:font-size-asian="12pt" style:font-weight-asian="bold" style:font-size-complex="12pt" style:font-weight-complex="bold"/>
    </style:style>
    <style:style style:name="T49" style:family="text">
      <style:text-properties fo:color="#ff0000" fo:font-size="14pt" fo:language="en" fo:country="GB" fo:font-weight="bold" style:font-size-asian="14pt" style:font-weight-asian="bold" style:font-size-complex="14pt" style:font-weight-complex="bold"/>
    </style:style>
    <style:style style:name="T50" style:family="text">
      <style:text-properties fo:color="#0000ff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51" style:family="text">
      <style:text-properties fo:color="#0000ff" fo:font-family="Tahom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52" style:family="text">
      <style:text-properties fo:color="#0000ff" style:text-position="-25% 58%" fo:font-family="Tahom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53" style:family="text">
      <style:text-properties fo:color="#000000" style:text-position="30% 58%" fo:font-family="Tahoma" style:font-family-generic="swiss" style:font-pitch="variable" fo:font-size="20pt" fo:language="en" fo:country="GB" style:font-size-asian="20pt" style:font-size-complex="20pt"/>
    </style:style>
    <style:style style:name="T54" style:family="text">
      <style:text-properties fo:color="#000000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55" style:family="text">
      <style:text-properties fo:color="#0000ff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56" style:family="text">
      <style:text-properties fo:color="#0000ff" style:text-position="30% 58%" fo:language="en" fo:country="GB" fo:font-weight="bold" style:font-weight-asian="bold" style:font-weight-complex="bold"/>
    </style:style>
    <style:style style:name="T57" style:family="text">
      <style:text-properties fo:color="#ff0000" fo:font-family="Symbol" style:font-family-generic="roman" style:font-pitch="variable" style:font-charset="x-symbol" fo:font-size="14pt" fo:language="en" fo:country="GB" fo:font-weight="bold" style:font-size-asian="14pt" style:font-weight-asian="bold" style:font-size-complex="14pt" style:font-weight-complex="bold"/>
    </style:style>
    <style:style style:name="T58" style:family="text">
      <style:text-properties fo:color="#006600" fo:font-family="Symbol" style:font-family-generic="roman" style:font-pitch="variable" style:font-charset="x-symbol" fo:font-size="20pt" fo:language="en" fo:country="GB" fo:text-shadow="1pt 1pt" style:font-size-asian="20pt" style:font-size-complex="20pt"/>
    </style:style>
    <style:style style:name="T59" style:family="text">
      <style:text-properties fo:color="#006600" style:text-position="-25% 58%" fo:font-family="Tahoma" style:font-family-generic="swiss" style:font-pitch="variable" fo:font-size="20pt" fo:language="en" fo:country="GB" fo:text-shadow="1pt 1pt" style:font-size-asian="20pt" style:font-size-complex="20pt"/>
    </style:style>
    <style:style style:name="T60" style:family="text">
      <style:text-properties fo:color="#006600" fo:font-family="Tahoma" style:font-family-generic="swiss" style:font-pitch="variable" fo:font-size="20pt" fo:language="en" fo:country="GB" fo:text-shadow="1pt 1pt" style:font-size-asian="20pt" style:font-size-complex="20pt"/>
    </style:style>
    <style:style style:name="T61" style:family="text">
      <style:text-properties fo:color="#006600" fo:font-size="16pt" fo:language="en" fo:country="GB" style:font-size-asian="16pt" style:font-size-complex="16pt"/>
    </style:style>
    <style:style style:name="T62" style:family="text">
      <style:text-properties fo:color="#000000" fo:font-family="Tahom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63" style:family="text">
      <style:text-properties fo:color="#000000" fo:font-family="Symbol" style:font-family-generic="roman" style:font-pitch="variable" style:font-charset="x-symbol" fo:font-size="20pt" fo:language="en" fo:country="GB" fo:font-weight="bold" style:font-size-asian="20pt" style:font-weight-asian="bold" style:font-size-complex="20pt" style:font-weight-complex="bold"/>
    </style:style>
    <style:style style:name="T64" style:family="text">
      <style:text-properties fo:color="#0000ff" fo:font-size="20pt" fo:language="en" fo:country="GB" style:text-underline-style="solid" style:text-underline-width="auto" style:text-underline-color="font-color" style:font-size-asian="20pt" style:font-size-complex="20pt"/>
    </style:style>
    <style:style style:name="T65" style:family="text">
      <style:text-properties fo:color="#000000" fo:font-family="Tahoma" style:font-family-generic="swiss" style:font-pitch="variable" fo:font-size="20pt" fo:language="en" fo:country="GB" style:text-underline-style="none" style:font-size-asian="20pt" style:font-size-complex="20pt"/>
    </style:style>
    <style:style style:name="T66" style:family="text">
      <style:text-properties fo:color="#ff0000" fo:font-family="Symbol" style:font-family-generic="roman" style:font-pitch="variable" style:font-charset="x-symbol" fo:font-size="20pt" fo:language="en" fo:country="GB" fo:font-weight="bold" style:font-size-asian="20pt" style:font-weight-asian="bold" style:font-size-complex="20pt" style:font-weight-complex="bold"/>
    </style:style>
    <style:style style:name="T67" style:family="text">
      <style:text-properties fo:color="#000000" fo:font-family="Symbol" style:font-family-generic="roman" style:font-pitch="variable" style:font-charset="x-symbol" fo:language="en" fo:country="GB"/>
    </style:style>
    <style:style style:name="T68" style:family="text">
      <style:text-properties fo:color="#000000" fo:font-family="'Courier New'" style:font-family-generic="modern" style:font-pitch="fixed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9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70" style:family="text">
      <style:text-properties fo:color="#333399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71" style:family="text">
      <style:text-properties fo:color="#006600" fo:font-family="Tahoma" style:font-family-generic="swiss" style:font-pitch="variable" fo:font-size="18pt" fo:language="en" fo:country="GB" fo:text-shadow="1pt 1pt" style:font-size-asian="18pt" style:font-size-complex="18pt"/>
    </style:style>
    <style:style style:name="T72" style:family="text">
      <style:text-properties fo:color="#006600" fo:font-family="Symbol" style:font-family-generic="roman" style:font-pitch="variable" style:font-charset="x-symbol" fo:font-size="18pt" fo:language="en" fo:country="GB" fo:text-shadow="1pt 1pt" style:font-size-asian="18pt" style:font-size-complex="18pt"/>
    </style:style>
    <style:style style:name="T73" style:family="text">
      <style:text-properties fo:color="#006600" fo:font-family="Symbol" style:font-family-generic="roman" style:font-pitch="variable" style:font-charset="x-symbol" fo:font-size="24pt" fo:language="en" fo:country="GB" fo:text-shadow="1pt 1pt" style:font-size-asian="24pt" style:font-size-complex="24pt"/>
    </style:style>
    <style:style style:name="T74" style:family="text">
      <style:text-properties fo:color="#006600" fo:font-family="Tahoma" style:font-family-generic="swiss" style:font-pitch="variable" fo:font-size="24pt" fo:language="en" fo:country="GB" fo:text-shadow="1pt 1pt" style:font-size-asian="24pt" style:font-size-complex="24pt"/>
    </style:style>
    <style:style style:name="T75" style:family="text">
      <style:text-properties fo:color="#006600" fo:font-family="Symbol" style:font-family-generic="roman" style:font-pitch="variable" style:font-charset="x-symbol" fo:font-size="18pt" fo:language="en" fo:country="GB" fo:text-shadow="1pt 1pt" fo:font-weight="bold" style:font-size-asian="18pt" style:font-weight-asian="bold" style:font-size-complex="18pt" style:font-weight-complex="bold"/>
    </style:style>
    <style:style style:name="T76" style:family="text">
      <style:text-properties fo:color="#006600" fo:font-family="Symbol" style:font-family-generic="roman" style:font-pitch="variable" style:font-charset="x-symbol" fo:font-size="14pt" fo:language="en" fo:country="GB" fo:font-weight="bold" style:font-size-asian="14pt" style:font-weight-asian="bold" style:font-size-complex="14pt" style:font-weight-complex="bold"/>
    </style:style>
    <style:style style:name="T77" style:family="text">
      <style:text-properties fo:color="#0000ff" fo:font-family="Symbol" style:font-family-generic="roman" style:font-pitch="variable" style:font-charset="x-symbol" fo:font-size="24pt" fo:language="en" fo:country="GB" fo:text-shadow="1pt 1pt" style:font-size-asian="24pt" style:font-size-complex="24pt"/>
    </style:style>
    <style:style style:name="T78" style:family="text">
      <style:text-properties fo:color="#0000ff" fo:font-family="Tahoma" style:font-family-generic="swiss" style:font-pitch="variable" fo:font-size="24pt" fo:language="en" fo:country="GB" fo:text-shadow="1pt 1pt" style:font-size-asian="24pt" style:font-size-complex="24pt"/>
    </style:style>
    <style:style style:name="T79" style:family="text">
      <style:text-properties fo:color="#ff0000" style:text-position="-25% 58%" fo:font-size="20pt" fo:language="en" fo:country="GB" fo:font-weight="bold" style:font-size-asian="20pt" style:font-weight-asian="bold" style:font-size-complex="20pt" style:font-weight-complex="bold"/>
    </style:style>
    <style:style style:name="T80" style:family="text">
      <style:text-properties fo:color="#ff0000" fo:font-family="Tahoma" style:font-family-generic="swiss" style:font-pitch="variable" fo:font-size="20pt" fo:language="en" fo:country="GB" fo:text-shadow="1pt 1pt" style:font-size-asian="20pt" style:font-size-complex="20pt"/>
    </style:style>
    <style:style style:name="T81" style:family="text">
      <style:text-properties fo:color="#000000" fo:font-family="Tahoma" style:font-family-generic="swiss" style:font-pitch="variable" fo:language="en" fo:country="GB" fo:text-shadow="1pt 1pt"/>
    </style:style>
    <style:style style:name="T82" style:family="text">
      <style:text-properties fo:color="#000000" style:text-position="-25% 58%" fo:font-family="Tahoma" style:font-family-generic="swiss" style:font-pitch="variable" fo:language="en" fo:country="GB" fo:text-shadow="1pt 1pt"/>
    </style:style>
    <style:style style:name="T83" style:family="text">
      <style:text-properties fo:color="#006600" fo:language="en" fo:country="GB" fo:font-weight="bold" style:font-weight-asian="bold" style:font-weight-complex="bold"/>
    </style:style>
    <style:style style:name="T84" style:family="text">
      <style:text-properties fo:color="#ff0000" fo:language="en" fo:country="GB" fo:font-weight="bold" style:font-weight-asian="bold" style:font-weight-complex="bold"/>
    </style:style>
    <style:style style:name="T85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86" style:family="text">
      <style:text-properties fo:color="#000000" fo:font-family="Tahoma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0pt" fo:language="en" fo:country="GB" fo:text-shadow="1pt 1pt" style:font-size-asian="20pt" style:font-size-complex="20pt"/>
    </style:style>
    <style:style style:name="T88" style:family="text">
      <style:text-properties fo:color="#000000" fo:font-family="Tahoma" style:font-family-generic="swiss" style:font-pitch="variable" fo:font-size="20pt" fo:language="en" fo:country="GB" fo:text-shadow="1pt 1pt" style:font-size-asian="20pt" style:font-size-complex="20pt"/>
    </style:style>
    <style:style style:name="T89" style:family="text">
      <style:text-properties fo:color="#000000" style:text-position="-25% 58%" fo:font-family="Tahoma" style:font-family-generic="swiss" style:font-pitch="variable" fo:font-size="20pt" fo:language="en" fo:country="GB" fo:text-shadow="1pt 1pt" style:font-size-asian="20pt" style:font-size-complex="20pt"/>
    </style:style>
    <style:style style:name="T90" style:family="text">
      <style:text-properties fo:color="#000000" fo:font-family="Symbol" style:font-family-generic="roman" style:font-pitch="variable" style:font-charset="x-symbol" fo:font-size="20pt" fo:language="en" fo:country="GB" fo:text-shadow="1pt 1pt" style:font-size-asian="20pt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765cm" svg:height="2.334cm" svg:x="3.734cm" svg:y="9.33cm" presentation:class="outline" presentation:user-transformed="true">
          <draw:text-box>
            <text:p text:style-name="P1"><text:span text:style-name="T1">PARTE 9: PROBLEMA DO FLUXO MÁXIMO</text:span></text:p>
          </draw:text-box>
        </draw:frame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4" draw:text-style-name="P2" draw:layer="layout" svg:width="23.8cm" svg:height="3.97cm" svg:x="2.566cm" svg:y="4.197cm" presentation:class="outline" presentation:user-transformed="true">
          <draw:text-box>
            <text:p text:style-name="P7"><text:span text:style-name="T3">Dados:</text:span><text:span text:style-name="T4"> Grafo G=(X,U) orientado</text:span></text:p>
            <text:p text:style-name="P8"><text:span text:style-name="T4"><text:tab/></text:span><text:span text:style-name="T4"><text:tab/></text:span><text:span text:style-name="T4"> <text:s text:c="3"/></text:span><text:span text:style-name="T5"></text:span><text:span text:style-name="T4">u </text:span><text:span text:style-name="T5"></text:span><text:span text:style-name="T6"> </text:span><text:span text:style-name="T4">U: capacidade c(u)‏</text:span></text:p>
            <text:p text:style-name="P8"><text:span text:style-name="T4"><text:tab/></text:span><text:span text:style-name="T4"><text:tab/></text:span><text:span text:style-name="T4"> <text:s text:c="3"/></text:span><text:span text:style-name="T4">0 ≤ f(u) ≤ c(u)‏</text:span></text:p>
          </draw:text-box>
        </draw:frame>
        <draw:custom-shape draw:style-name="gr2" draw:text-style-name="P3" xml:id="id2" draw:id="id2" draw:layer="layout" svg:width="22.636cm" svg:height="3.501cm" svg:x="2.566cm" svg:y="14.464cm">
          <text:p text:style-name="P9"><text:span text:style-name="T7">Problema: </text:span><text:span text:style-name="T8">Obter um fluxo máximo de S a P respeitando as restrições de capacidade e as restrições de conservação de fluxo em cada nó.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3" draw:layer="layout" svg:width="13.066cm" svg:height="4.899cm" svg:x="7.466cm" svg:y="8.40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4" draw:text-style-name="P3" draw:layer="layout" svg:width="0.702cm" svg:height="0.701cm" svg:x="9.798cm" svg:y="10.5cm">
                <text:p/>
  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  </draw:custom-shape>
              <draw:custom-shape draw:style-name="gr5" draw:text-style-name="P3" draw:layer="layout" svg:width="0.918cm" svg:height="1.041cm" svg:x="9.776cm" svg:y="10.411cm">
                <text:p text:style-name="P10"><text:span text:style-name="T9">S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4" draw:text-style-name="P3" draw:layer="layout" svg:width="0.701cm" svg:height="0.701cm" svg:x="16.947cm" svg:y="10.5cm">
                <text:p/>
  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  </draw:custom-shape>
              <draw:custom-shape draw:style-name="gr5" draw:text-style-name="P3" draw:layer="layout" svg:width="0.917cm" svg:height="1.041cm" svg:x="16.925cm" svg:y="10.411cm">
                <text:p text:style-name="P10"><text:span text:style-name="T9">P</text:span></text:p>
                <draw:enhanced-geometry svg:viewBox="0 0 21600 21600" draw:type="mso-spt202" draw:enhanced-path="M 0 0 L 21600 0 21600 21600 0 21600 0 0 Z N"/>
              </draw:custom-shape>
            </draw:g>
            <draw:line draw:style-name="gr6" draw:text-style-name="P11" draw:layer="layout" svg:x1="10.403cm" svg:y1="10.654cm" svg:x2="11.897cm" svg:y2="9.274cm">
              <text:p/>
            </draw:line>
            <draw:line draw:style-name="gr6" draw:text-style-name="P11" draw:layer="layout" svg:x1="10.5cm" svg:y1="10.879cm" svg:x2="11.994cm" svg:y2="10.883cm">
              <text:p/>
            </draw:line>
            <draw:line draw:style-name="gr6" draw:text-style-name="P11" draw:layer="layout" svg:x1="10.403cm" svg:y1="11.064cm" svg:x2="11.897cm" svg:y2="12.365cm">
              <text:p/>
            </draw:line>
            <draw:line draw:style-name="gr7" draw:text-style-name="P11" draw:layer="layout" svg:x1="17.057cm" svg:y1="10.654cm" svg:x2="15.443cm" svg:y2="9.274cm">
              <text:p/>
            </draw:line>
            <draw:line draw:style-name="gr7" draw:text-style-name="P11" draw:layer="layout" svg:x1="17.008cm" svg:y1="10.879cm" svg:x2="15.394cm" svg:y2="10.883cm">
              <text:p/>
            </draw:line>
            <draw:line draw:style-name="gr7" draw:text-style-name="P11" draw:layer="layout" svg:x1="17.057cm" svg:y1="11.064cm" svg:x2="15.443cm" svg:y2="12.365cm">
              <text:p/>
            </draw:line>
            <draw:custom-shape draw:style-name="gr8" draw:text-style-name="P3" draw:layer="layout" svg:width="0.935cm" svg:height="0.468cm" svg:x="8.167cm" svg:y="10.7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8" draw:text-style-name="P3" draw:layer="layout" svg:width="0.935cm" svg:height="0.468cm" svg:x="13.066cm" svg:y="10.7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8" draw:text-style-name="P3" draw:layer="layout" svg:width="0.935cm" svg:height="0.468cm" svg:x="18.666cm" svg:y="10.7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5" draw:text-style-name="P3" draw:layer="layout" svg:width="1.772cm" svg:height="1.041cm" svg:x="9.146cm" svg:y="9.565cm">
              <text:p text:style-name="P10"><text:span text:style-name="T10">fonte</text:span></text:p>
              <draw:enhanced-geometry svg:viewBox="0 0 21600 21600" draw:type="mso-spt202" draw:enhanced-path="M 0 0 L 21600 0 21600 21600 0 21600 0 0 Z N"/>
            </draw:custom-shape>
            <draw:custom-shape draw:style-name="gr5" draw:text-style-name="P3" draw:layer="layout" svg:width="3.101cm" svg:height="1.041cm" svg:x="16.999cm" svg:y="9.565cm">
              <text:p text:style-name="P10"><text:span text:style-name="T10">sumidouro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3" draw:layer="layout" svg:width="0.749cm" svg:height="1.263cm" svg:x="13.159cm" svg:y="9.565cm">
              <text:p text:style-name="P12"><text:span text:style-name="T11">f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fill="hold" smil:targetElement="id2" smil:type="dissolv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0">
        <office:forms form:automatic-focus="false" form:apply-design-mode="false"/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10" draw:text-style-name="P3" xml:id="id4" draw:id="id4" draw:layer="layout" svg:width="4.198cm" svg:height="1.398cm" svg:x="3.501cm" svg:y="11.434cm">
          <text:p text:style-name="P13"><text:span text:style-name="T12">Exemplo: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3" draw:layer="layout" svg:width="0.631cm" svg:height="0.688cm" svg:x="10.129cm" svg:y="7.902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8cm" svg:height="1.041cm" svg:x="10.067cm" svg:y="7.823cm">
              <text:p text:style-name="P10"><text:span text:style-name="T9">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" draw:text-style-name="P3" draw:layer="layout" svg:width="0.631cm" svg:height="0.688cm" svg:x="16.585cm" svg:y="7.902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16.523cm" svg:y="7.823cm">
              <text:p text:style-name="P10"><text:span text:style-name="T9">P</text:span></text:p>
              <draw:enhanced-geometry svg:viewBox="0 0 21600 21600" draw:type="mso-spt202" draw:enhanced-path="M 0 0 L 21600 0 21600 21600 0 21600 0 0 Z N"/>
            </draw:custom-shape>
          </draw:g>
          <draw:line draw:style-name="gr6" draw:text-style-name="P11" draw:layer="layout" svg:x1="10.676cm" svg:y1="8.057cm" svg:x2="12.025cm" svg:y2="6.707cm">
            <text:p/>
          </draw:line>
          <draw:line draw:style-name="gr6" draw:text-style-name="P11" draw:layer="layout" svg:x1="10.764cm" svg:y1="8.277cm" svg:x2="12.114cm" svg:y2="8.281cm">
            <text:p/>
          </draw:line>
          <draw:line draw:style-name="gr6" draw:text-style-name="P11" draw:layer="layout" svg:x1="10.676cm" svg:y1="8.458cm" svg:x2="12.025cm" svg:y2="9.732cm">
            <text:p/>
          </draw:line>
          <draw:line draw:style-name="gr7" draw:text-style-name="P11" draw:layer="layout" svg:x1="16.69cm" svg:y1="8.057cm" svg:x2="15.221cm" svg:y2="6.707cm">
            <text:p/>
          </draw:line>
          <draw:line draw:style-name="gr7" draw:text-style-name="P11" draw:layer="layout" svg:x1="16.646cm" svg:y1="8.277cm" svg:x2="15.177cm" svg:y2="8.281cm">
            <text:p/>
          </draw:line>
          <draw:line draw:style-name="gr7" draw:text-style-name="P11" draw:layer="layout" svg:x1="16.69cm" svg:y1="8.458cm" svg:x2="15.221cm" svg:y2="9.732cm">
            <text:p/>
          </draw:line>
          <draw:custom-shape draw:style-name="gr11" draw:text-style-name="P3" draw:layer="layout" svg:width="9.569cm" svg:height="2.421cm" svg:x="8.868cm" svg:y="8.317cm">
            <text:p/>
            <draw:enhanced-geometry svg:viewBox="0 0 2179 509" draw:type="non-primitive" draw:enhanced-path="M 1910 0 L 2179 0 2179 509 0 509 0 0 278 1 N"/>
          </draw:custom-shape>
        </draw:g>
        <draw:g xml:id="id3" draw:id="id3">
          <draw:custom-shape draw:style-name="gr9" draw:text-style-name="P3" draw:layer="layout" svg:width="0.75cm" svg:height="1.263cm" svg:x="13.251cm" svg:y="9.146cm">
            <text:p text:style-name="P12"><text:span text:style-name="T11">f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6.443cm" svg:height="1.164cm" svg:x="10.358cm" svg:y="8.965cm">
            <text:p/>
            <draw:enhanced-geometry svg:viewBox="0 0 1325 240" draw:type="non-primitive" draw:enhanced-path="M 0 0 L 1325 0 1324 240 0 240 0 96 N"/>
          </draw:custom-shape>
        </draw:g>
        <draw:g xml:id="id5" draw:id="id5">
          <draw:g>
            <draw:custom-shape draw:style-name="gr4" draw:text-style-name="P3" draw:layer="layout" svg:width="0.702cm" svg:height="0.701cm" svg:x="9.238cm" svg:y="14.142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9.221cm" svg:y="14.054cm">
              <text:p text:style-name="P10"><text:span text:style-name="T9">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" draw:text-style-name="P3" draw:layer="layout" svg:width="0.701cm" svg:height="0.701cm" svg:x="16.387cm" svg:y="14.142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8cm" svg:height="1.041cm" svg:x="16.364cm" svg:y="14.054cm">
              <text:p text:style-name="P10"><text:span text:style-name="T9">P</text:span></text:p>
              <draw:enhanced-geometry svg:viewBox="0 0 21600 21600" draw:type="mso-spt202" draw:enhanced-path="M 0 0 L 21600 0 21600 21600 0 21600 0 0 Z N"/>
            </draw:custom-shape>
          </draw:g>
          <draw:line draw:style-name="gr6" draw:text-style-name="P11" draw:layer="layout" svg:x1="13.485cm" svg:y1="12.647cm" svg:x2="16.395cm" svg:y2="14.283cm">
            <text:p/>
          </draw:line>
          <draw:custom-shape draw:style-name="gr11" draw:text-style-name="P3" draw:layer="layout" svg:width="10.593cm" svg:height="2.474cm" svg:x="7.84cm" svg:y="14.556cm">
            <text:p/>
            <draw:enhanced-geometry svg:viewBox="0 0 2179 509" draw:type="non-primitive" draw:enhanced-path="M 1910 0 L 2179 0 2179 509 0 509 0 0 278 1 N"/>
          </draw:custom-shape>
          <draw:custom-shape draw:style-name="gr4" draw:text-style-name="P3" draw:layer="layout" svg:width="0.701cm" svg:height="0.701cm" svg:x="12.793cm" svg:y="12.219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841cm" svg:y="12.056cm">
            <text:p text:style-name="P10"><text:span text:style-name="T9">a</text:span></text:p>
            <draw:enhanced-geometry svg:viewBox="0 0 21600 21600" draw:type="mso-spt202" draw:enhanced-path="M 0 0 L 21600 0 21600 21600 0 21600 0 0 Z N"/>
          </draw:custom-shape>
          <draw:line draw:style-name="gr6" draw:text-style-name="P11" draw:layer="layout" svg:x1="9.922cm" svg:y1="14.295cm" svg:x2="12.832cm" svg:y2="12.54cm">
            <text:p/>
          </draw:line>
          <draw:line draw:style-name="gr6" draw:text-style-name="P11" draw:layer="layout" svg:x1="9.922cm" svg:y1="14.64cm" svg:x2="12.832cm" svg:y2="16.276cm">
            <text:p/>
          </draw:line>
          <draw:custom-shape draw:style-name="gr4" draw:text-style-name="P3" draw:layer="layout" svg:width="0.701cm" svg:height="0.701cm" draw:transform="rotate (0.06981317007976) translate (12.707cm 15.997cm)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draw:transform="rotate (0.06981317007976) translate (12.829cm 15.919cm)">
            <text:p text:style-name="P10"><text:span text:style-name="T9">b</text:span></text:p>
            <draw:enhanced-geometry svg:viewBox="0 0 21600 21600" draw:type="mso-spt202" draw:enhanced-path="M 0 0 L 21600 0 21600 21600 0 21600 0 0 Z N"/>
          </draw:custom-shape>
          <draw:line draw:style-name="gr6" draw:text-style-name="P11" draw:layer="layout" svg:x1="13.45cm" svg:y1="16.35cm" svg:x2="16.36cm" svg:y2="14.595cm">
            <text:p/>
          </draw:line>
          <draw:line draw:style-name="gr6" draw:text-style-name="P11" draw:layer="layout" svg:x1="13.066cm" svg:y1="12.951cm" svg:x2="13.07cm" svg:y2="15.985cm">
            <text:p/>
          </draw:line>
        </draw:g>
        <draw:custom-shape draw:style-name="gr5" draw:text-style-name="P3" xml:id="id6" draw:id="id6" draw:layer="layout" svg:width="0.855cm" svg:height="1.041cm" svg:x="10.773cm" svg:y="12.502cm">
          <text:p text:style-name="P10"><text:span text:style-name="T1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7" draw:id="id7" draw:layer="layout" svg:width="0.855cm" svg:height="1.041cm" svg:x="12.171cm" svg:y="13.904cm">
          <text:p text:style-name="P10"><text:span text:style-name="T13">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8" draw:id="id8" draw:layer="layout" svg:width="0.856cm" svg:height="1.041cm" svg:x="11.002cm" svg:y="15.535cm">
          <text:p text:style-name="P10"><text:span text:style-name="T1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0" draw:id="id10" draw:layer="layout" svg:width="0.855cm" svg:height="1.041cm" svg:x="15.205cm" svg:y="15.165cm">
          <text:p text:style-name="P10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1" draw:id="id11" draw:layer="layout" svg:width="0.855cm" svg:height="1.041cm" svg:x="15.205cm" svg:y="12.599cm">
          <text:p text:style-name="P10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4" draw:id="id14" draw:layer="layout" svg:width="1.01cm" svg:height="1.041cm" svg:x="10.442cm" svg:y="12.519cm">
          <text:p text:style-name="P10"><text:span text:style-name="T14">1,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5" draw:id="id15" draw:layer="layout" svg:width="1.01cm" svg:height="1.041cm" svg:x="11.725cm" svg:y="13.921cm">
          <text:p text:style-name="P10"><text:span text:style-name="T14">1,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6" draw:id="id16" draw:layer="layout" svg:width="1.01cm" svg:height="1.041cm" svg:x="10.676cm" svg:y="15.553cm">
          <text:p text:style-name="P10"><text:span text:style-name="T14">2,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7" draw:id="id17" draw:layer="layout" svg:width="1.01cm" svg:height="1.041cm" svg:x="14.874cm" svg:y="15.165cm">
          <text:p text:style-name="P10"><text:span text:style-name="T14">3,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8" draw:id="id18" draw:layer="layout" svg:width="1.01cm" svg:height="1.041cm" svg:x="14.874cm" svg:y="12.599cm">
          <text:p text:style-name="P10"><text:span text:style-name="T14">0,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xml:id="id9" draw:id="id9" draw:layer="layout" svg:width="0.948cm" svg:height="0.871cm" svg:x="13.062cm" svg:y="17.132cm">
          <text:p text:style-name="P14"><text:span text:style-name="T15">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9" draw:id="id19" draw:layer="layout" svg:width="1.01cm" svg:height="1.041cm" svg:x="12.775cm" svg:y="17.149cm">
          <text:p text:style-name="P10"><text:span text:style-name="T14">3,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xml:id="id12" draw:id="id12" draw:layer="layout" svg:width="4.846cm" svg:height="1.112cm" svg:x="19.976cm" svg:y="10.768cm">
          <text:p text:style-name="P15"><text:span text:style-name="T7">capacidades c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xml:id="id13" draw:id="id13" draw:layer="layout" svg:width="2.809cm" svg:height="1.112cm" svg:x="19.597cm" svg:y="12.643cm">
          <text:p text:style-name="P15"><text:span text:style-name="T16">fluxos f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30.996cm" svg:height="2.411cm" svg:x="0.251cm" svg:y="4.15cm">
          <text:p text:style-name="P16"><text:span text:style-name="T8">Inserindo-se um arco de retorno, transforma-se</text:span></text:p>
          <text:p text:style-name="P16"><text:span text:style-name="T8"><text:s/></text:span><text:span text:style-name="T8">um fluxo em uma “circulação”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fill="hold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fill="hold" smil:targetElement="id13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fill="hold" smil:targetElement="id14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fill="hold" smil:targetElement="id15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fill="hold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fill="hold" smil:targetElement="id1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fill="hold" smil:targetElement="id18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fill="hold" smil:targetElement="id19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0">
        <office:forms form:automatic-focus="false" form:apply-design-mode="false"/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2" draw:text-style-name="P3" xml:id="id22" draw:id="id22" draw:layer="layout" svg:width="19.232cm" svg:height="1.398cm" svg:x="3.268cm" svg:y="13.3cm">
          <text:p text:style-name="P13"><text:span text:style-name="T12">Com o arco de retorno: restriçpes de conservação de flux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8.667cm" svg:height="12.445cm" svg:x="4.665cm" svg:y="4.277cm">
          <text:p/>
          <draw:enhanced-geometry svg:viewBox="0 0 21600 21600" draw:type="rectangle" draw:enhanced-path="M 0 0 L 21600 0 21600 21600 0 21600 0 0 Z N"/>
        </draw:custom-shape>
        <draw:g xml:id="id20" draw:id="id20">
          <draw:custom-shape draw:style-name="gr3" draw:text-style-name="P3" draw:layer="layout" svg:width="16.1cm" svg:height="4.665cm" svg:x="6.068cm" svg:y="4.432cm">
            <text:p/>
            <draw:enhanced-geometry svg:viewBox="0 0 21600 21600" draw:type="rectangle" draw:enhanced-path="M 0 0 L 21600 0 21600 21600 0 21600 0 0 Z N"/>
          </draw:custom-shape>
          <draw:frame draw:style-name="gr15" draw:layer="layout" svg:width="7.699cm" svg:height="1.804cm" svg:x="7.232cm" svg:y="5.966cm">
            <draw:object-ole draw:class-id="0002CE02-0000-0000-c000-000000000046" xlink:href="./Object 1" xlink:type="simple" xlink:show="embed" xlink:actuate="onLoad">
              <text:p/>
            </draw:object-ole>
            <draw:image xlink:href="./ObjectReplacements/Object 1" xlink:type="simple" xlink:show="embed" xlink:actuate="onLoad"/>
          </draw:frame>
          <draw:custom-shape draw:style-name="gr16" draw:text-style-name="P3" draw:layer="layout" svg:width="0.467cm" svg:height="3.965cm" svg:x="15.399cm" svg:y="4.80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3" draw:layer="layout" svg:width="6.399cm" svg:height="3.391cm" svg:x="15.932cm" svg:y="4.802cm">
            <text:p text:style-name="P15"><text:span text:style-name="T17"><text:s/></text:span><text:span text:style-name="T17">v, <text:s/></text:span><text:span text:style-name="T18">x = S</text:span></text:p>
            <text:p text:style-name="P15"><text:span text:style-name="T17"><text:s/></text:span><text:span text:style-name="T17">0, <text:s/></text:span><text:span text:style-name="T19"></text:span><text:span text:style-name="T18">x </text:span><text:span text:style-name="T19"></text:span><text:span text:style-name="T18"> S, </text:span><text:span text:style-name="T19"></text:span><text:span text:style-name="T20">x </text:span><text:span text:style-name="T19"></text:span><text:span text:style-name="T20"> P</text:span></text:p>
            <text:p text:style-name="P15"><text:span text:style-name="T17">-v, <text:s/></text:span><text:span text:style-name="T20">x </text:span><text:span text:style-name="T19">=</text:span><text:span text:style-name="T20"> P</text:span></text:p>
            <draw:enhanced-geometry svg:viewBox="0 0 21600 21600" draw:type="mso-spt202" draw:enhanced-path="M 0 0 L 21600 0 21600 21600 0 21600 0 0 Z N"/>
          </draw:custom-shape>
        </draw:g>
        <draw:g xml:id="id21" draw:id="id21">
          <draw:custom-shape draw:style-name="gr4" draw:text-style-name="P3" draw:layer="layout" svg:width="1.164cm" svg:height="1.168cm" svg:x="15.447cm" svg:y="10.694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4" draw:text-style-name="P3" draw:layer="layout" svg:width="1.168cm" svg:height="1.168cm" svg:x="10.782cm" svg:y="10.694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line draw:style-name="gr6" draw:text-style-name="P11" draw:layer="layout" svg:x1="11.946cm" svg:y1="11.307cm" svg:x2="15.447cm" svg:y2="11.311cm">
            <text:p/>
          </draw:line>
          <draw:custom-shape draw:style-name="gr5" draw:text-style-name="P3" draw:layer="layout" svg:width="1.376cm" svg:height="1.041cm" svg:x="10.861cm" svg:y="10.791cm">
            <text:p text:style-name="P10"><text:span text:style-name="T9">I(u)‏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1.552cm" svg:height="1.041cm" svg:x="15.527cm" svg:y="10.791cm">
            <text:p text:style-name="P10"><text:span text:style-name="T9">T(u)‏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0.899cm" svg:height="1.15cm" svg:x="13.247cm" svg:y="10.266cm">
            <text:p text:style-name="P17"><text:span text:style-name="T21">u</text:span></text:p>
            <draw:enhanced-geometry svg:viewBox="0 0 21600 21600" draw:type="mso-spt202" draw:enhanced-path="M 0 0 L 21600 0 21600 21600 0 21600 0 0 Z N"/>
          </draw:custom-shape>
        </draw:g>
        <draw:g xml:id="id23" draw:id="id23">
          <draw:custom-shape draw:style-name="gr3" draw:text-style-name="P3" draw:layer="layout" svg:width="13.767cm" svg:height="3.501cm" svg:x="7.466cm" svg:y="15.165cm">
            <text:p/>
            <draw:enhanced-geometry svg:viewBox="0 0 21600 21600" draw:type="rectangle" draw:enhanced-path="M 0 0 L 21600 0 21600 21600 0 21600 0 0 Z N"/>
          </draw:custom-shape>
          <draw:frame draw:style-name="gr18" draw:layer="layout" svg:width="12.382cm" svg:height="1.803cm" svg:x="8.061cm" svg:y="16.14cm">
            <draw:object-ole draw:class-id="0002CE03-0000-0000-c000-000000000046" xlink:href="./Object 2" xlink:type="simple" xlink:show="embed" xlink:actuate="onLoad">
              <text:p/>
            </draw:object-ole>
            <draw:image xlink:href="./ObjectReplacements/Object 2" xlink:type="simple" xlink:show="embed" xlink:actuate="onLoad"/>
          </draw:fram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fill="hold" smil:targetElement="id20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smil:repeatCount="1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0">
        <office:forms form:automatic-focus="false" form:apply-design-mode="false"/>
        <draw:frame presentation:style-name="pr5" draw:text-style-name="P18" draw:layer="layout" svg:width="19.835cm" svg:height="4.001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01cm" svg:height="0.702cm" svg:x="10.314cm" svg:y="5.719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0.363cm" svg:y="5.556cm">
            <text:p text:style-name="P10"><text:span text:style-name="T9">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01cm" svg:height="0.701cm" draw:transform="rotate (0.06981317007976) translate (10.224cm 9.493cm)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draw:transform="rotate (0.06981317007976) translate (10.342cm 9.419cm)">
            <text:p text:style-name="P10"><text:span text:style-name="T9">b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0.588cm" svg:y1="9.577cm" svg:x2="10.592cm" svg:y2="6.428cm">
          <text:p/>
        </draw:line>
        <draw:g>
          <draw:custom-shape draw:style-name="gr4" draw:text-style-name="P3" draw:layer="layout" svg:width="0.701cm" svg:height="0.702cm" svg:x="17.198cm" svg:y="5.719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29cm" svg:height="1.041cm" svg:x="17.26cm" svg:y="5.556cm">
            <text:p text:style-name="P10"><text:span text:style-name="T9">c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01cm" svg:height="0.701cm" draw:transform="rotate (0.06981317007976) translate (17.108cm 9.493cm)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draw:transform="rotate (0.06981317007976) translate (17.234cm 9.419cm)">
            <text:p text:style-name="P10"><text:span text:style-name="T9">d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7.471cm" svg:y1="6.451cm" svg:x2="17.476cm" svg:y2="9.485cm">
          <text:p/>
        </draw:line>
        <draw:g>
          <draw:custom-shape draw:style-name="gr4" draw:text-style-name="P3" draw:layer="layout" svg:width="0.702cm" svg:height="0.701cm" svg:x="13.727cm" svg:y="7.589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3.776cm" svg:y="7.422cm">
            <text:p text:style-name="P10"><text:span text:style-name="T9">e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415cm" svg:y1="7.751cm" svg:x2="17.216cm" svg:y2="6.234cm">
          <text:p/>
        </draw:line>
        <draw:line draw:style-name="gr6" draw:text-style-name="P11" draw:layer="layout" svg:x1="14.367cm" svg:y1="8.171cm" svg:x2="17.167cm" svg:y2="9.803cm">
          <text:p/>
        </draw:line>
        <draw:line draw:style-name="gr6" draw:text-style-name="P11" draw:layer="layout" svg:x1="11.007cm" svg:y1="6.209cm" svg:x2="13.763cm" svg:y2="7.845cm">
          <text:p/>
        </draw:line>
        <draw:line draw:style-name="gr6" draw:text-style-name="P11" draw:layer="layout" svg:x1="11.007cm" svg:y1="9.811cm" svg:x2="13.763cm" svg:y2="8.06cm">
          <text:p/>
        </draw:line>
        <draw:line draw:style-name="gr6" draw:text-style-name="P11" draw:layer="layout" svg:x1="11.055cm" svg:y1="9.948cm" svg:x2="17.123cm" svg:y2="9.953cm">
          <text:p/>
        </draw:line>
        <draw:line draw:style-name="gr6" draw:text-style-name="P11" draw:layer="layout" svg:x1="11.055cm" svg:y1="6.024cm" svg:x2="17.123cm" svg:y2="6.028cm">
          <text:p/>
        </draw:line>
        <draw:g xml:id="id24" draw:id="id24">
          <draw:line draw:style-name="gr6" draw:text-style-name="P11" draw:layer="layout" svg:x1="9.185cm" svg:y1="6.063cm" svg:x2="10.354cm" svg:y2="6.068cm">
            <text:p/>
          </draw:line>
          <draw:line draw:style-name="gr6" draw:text-style-name="P11" draw:layer="layout" svg:x1="9.185cm" svg:y1="9.847cm" svg:x2="10.354cm" svg:y2="9.851cm">
            <text:p/>
          </draw:line>
          <draw:line draw:style-name="gr6" draw:text-style-name="P11" draw:layer="layout" svg:x1="17.868cm" svg:y1="9.847cm" svg:x2="19.032cm" svg:y2="9.851cm">
            <text:p/>
          </draw:line>
          <draw:line draw:style-name="gr6" draw:text-style-name="P11" draw:layer="layout" svg:x1="17.956cm" svg:y1="6.063cm" svg:x2="19.121cm" svg:y2="6.068cm">
            <text:p/>
          </draw:line>
        </draw:g>
        <draw:g xml:id="id25" draw:id="id25">
          <draw:g>
            <draw:g>
              <draw:custom-shape draw:style-name="gr4" draw:text-style-name="P3" draw:layer="layout" svg:width="0.701cm" svg:height="0.701cm" svg:x="7.845cm" svg:y="7.554cm">
                <text:p/>
  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  </draw:custom-shape>
              <draw:custom-shape draw:style-name="gr5" draw:text-style-name="P3" draw:layer="layout" svg:width="0.917cm" svg:height="1.041cm" svg:x="7.823cm" svg:y="7.466cm">
                <text:p text:style-name="P10"><text:span text:style-name="T9">S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4" draw:text-style-name="P3" draw:layer="layout" svg:width="0.701cm" svg:height="0.701cm" svg:x="19.734cm" svg:y="7.554cm">
                <text:p/>
  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  </draw:custom-shape>
              <draw:custom-shape draw:style-name="gr5" draw:text-style-name="P3" draw:layer="layout" svg:width="0.917cm" svg:height="1.041cm" svg:x="19.716cm" svg:y="7.466cm">
                <text:p text:style-name="P10"><text:span text:style-name="T9">P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19" draw:text-style-name="P3" draw:layer="layout" svg:width="11.902cm" svg:height="2.942cm" svg:x="8.162cm" svg:y="8.259cm">
              <text:p/>
              <draw:enhanced-geometry svg:viewBox="0 0 2448 605" draw:type="non-primitive" draw:enhanced-path="M 2448 0 L 2448 605 0 605 0 10 N"/>
            </draw:custom-shape>
            <draw:line draw:style-name="gr20" draw:text-style-name="P11" draw:layer="layout" svg:x1="8.489cm" svg:y1="7.713cm" svg:x2="10.354cm" svg:y2="6.041cm">
              <text:p/>
            </draw:line>
            <draw:line draw:style-name="gr20" draw:text-style-name="P11" draw:layer="layout" svg:x1="8.484cm" svg:y1="8.123cm" svg:x2="10.35cm" svg:y2="9.785cm">
              <text:p/>
            </draw:line>
            <draw:line draw:style-name="gr21" draw:text-style-name="P11" draw:layer="layout" svg:x1="19.879cm" svg:y1="7.725cm" svg:x2="17.899cm" svg:y2="6.054cm">
              <text:p/>
            </draw:line>
            <draw:line draw:style-name="gr21" draw:text-style-name="P11" draw:layer="layout" svg:x1="19.879cm" svg:y1="8.136cm" svg:x2="17.899cm" svg:y2="9.798cm">
              <text:p/>
            </draw:line>
          </draw:g>
          <draw:custom-shape draw:style-name="gr13" draw:text-style-name="P3" draw:layer="layout" svg:width="1.001cm" svg:height="0.951cm" svg:x="13.586cm" svg:y="10.164cm">
            <text:p text:style-name="P19"><text:span text:style-name="T22">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001cm" svg:height="0.951cm" svg:x="8.687cm" svg:y="8.639cm">
            <text:p text:style-name="P19"><text:span text:style-name="T22">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001cm" svg:height="0.951cm" svg:x="8.59cm" svg:y="6.063cm">
            <text:p text:style-name="P19"><text:span text:style-name="T22">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002cm" svg:height="0.951cm" svg:x="19.001cm" svg:y="6.063cm">
            <text:p text:style-name="P19"><text:span text:style-name="T22">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001cm" svg:height="0.951cm" svg:x="18.856cm" svg:y="8.625cm">
            <text:p text:style-name="P19"><text:span text:style-name="T22">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3" draw:layer="layout" svg:width="0.856cm" svg:height="1.041cm" svg:x="13.705cm" svg:y="9.062cm">
          <text:p text:style-name="P10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2.025cm" svg:y="8.167cm">
          <text:p text:style-name="P10"><text:span text:style-name="T23">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9.926cm" svg:y="7.466cm">
          <text:p text:style-name="P10"><text:span text:style-name="T2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756cm" svg:y="6.998cm">
          <text:p text:style-name="P10"><text:span text:style-name="T2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7.674cm" svg:y="7.466cm">
          <text:p text:style-name="P10"><text:span text:style-name="T2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756cm" svg:y="8.167cm">
          <text:p text:style-name="P10"><text:span text:style-name="T23">7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2.025cm" svg:y="6.901cm">
          <text:p text:style-name="P10"><text:span text:style-name="T23">3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891cm" svg:y="6.015cm">
          <text:p text:style-name="P10"><text:span text:style-name="T23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xml:id="id26" draw:id="id26" draw:layer="layout" svg:width="15.399cm" svg:height="1.865cm" svg:x="2.566cm" svg:y="12.599cm">
          <text:p text:style-name="P9"><text:span text:style-name="T8">Capacidades associadas aos vértices:</text:span></text:p>
          <draw:enhanced-geometry svg:viewBox="0 0 21600 21600" draw:type="rectangle" draw:enhanced-path="M 0 0 L 21600 0 21600 21600 0 21600 0 0 Z N"/>
        </draw:custom-shape>
        <draw:g xml:id="id27" draw:id="id27">
          <draw:custom-shape draw:style-name="gr22" draw:text-style-name="P3" draw:layer="layout" svg:width="0.701cm" svg:height="0.701cm" svg:x="7.933cm" svg:y="15.86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line draw:style-name="gr23" draw:text-style-name="P11" draw:layer="layout" svg:x1="8.634cm" svg:y1="16.069cm" svg:x2="10.782cm" svg:y2="14.689cm">
            <text:p/>
          </draw:line>
          <draw:line draw:style-name="gr23" draw:text-style-name="P11" draw:layer="layout" svg:x1="8.586cm" svg:y1="16.422cm" svg:x2="10.733cm" svg:y2="17.687cm">
            <text:p/>
          </draw:line>
          <draw:line draw:style-name="gr24" draw:text-style-name="P11" draw:layer="layout" svg:x1="8.048cm" svg:y1="16.069cm" svg:x2="5.786cm" svg:y2="14.689cm">
            <text:p/>
          </draw:line>
          <draw:line draw:style-name="gr24" draw:text-style-name="P11" draw:layer="layout" svg:x1="7.999cm" svg:y1="16.422cm" svg:x2="5.737cm" svg:y2="17.687cm">
            <text:p/>
          </draw:line>
          <draw:custom-shape draw:style-name="gr5" draw:text-style-name="P3" draw:layer="layout" svg:width="0.855cm" svg:height="1.053cm" svg:x="7.92cm" svg:y="15.729cm">
            <text:p text:style-name="P10"><text:span text:style-name="T24">x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6.685cm" svg:y="14.565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6.685cm" svg:y="16.947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9.216cm" svg:y="16.995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9.203cm" svg:y="14.649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 xml:id="id29" draw:id="id29">
          <draw:custom-shape draw:style-name="gr22" draw:text-style-name="P3" draw:layer="layout" svg:width="0.701cm" svg:height="0.701cm" svg:x="16.986cm" svg:y="15.86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line draw:style-name="gr24" draw:text-style-name="P11" draw:layer="layout" svg:x1="17.101cm" svg:y1="16.069cm" svg:x2="14.839cm" svg:y2="14.689cm">
            <text:p/>
          </draw:line>
          <draw:line draw:style-name="gr24" draw:text-style-name="P11" draw:layer="layout" svg:x1="17.052cm" svg:y1="16.422cm" svg:x2="14.79cm" svg:y2="17.687cm">
            <text:p/>
          </draw:line>
          <draw:custom-shape draw:style-name="gr5" draw:text-style-name="P3" draw:layer="layout" svg:width="1.032cm" svg:height="1.053cm" svg:x="16.951cm" svg:y="15.778cm">
            <text:p text:style-name="P10"><text:span text:style-name="T24">x</text:span><text:span text:style-name="T25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15.738cm" svg:y="14.565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15.738cm" svg:y="16.947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0.701cm" svg:height="0.702cm" svg:x="19.923cm" svg:y="15.82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line draw:style-name="gr23" draw:text-style-name="P11" draw:layer="layout" svg:x1="20.62cm" svg:y1="16.029cm" svg:x2="22.767cm" svg:y2="14.649cm">
            <text:p/>
          </draw:line>
          <draw:line draw:style-name="gr23" draw:text-style-name="P11" draw:layer="layout" svg:x1="20.571cm" svg:y1="16.382cm" svg:x2="22.719cm" svg:y2="17.643cm">
            <text:p/>
          </draw:line>
          <draw:custom-shape draw:style-name="gr5" draw:text-style-name="P3" draw:layer="layout" svg:width="1.032cm" svg:height="1.053cm" svg:x="19.87cm" svg:y="15.729cm">
            <text:p text:style-name="P10"><text:span text:style-name="T24">x</text:span><text:span text:style-name="T25">2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5cm" svg:height="1.041cm" svg:x="21.202cm" svg:y="16.955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6cm" svg:height="1.041cm" svg:x="21.193cm" svg:y="14.614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  <draw:line draw:style-name="gr25" draw:text-style-name="P11" draw:layer="layout" svg:x1="17.731cm" svg:y1="16.148cm" svg:x2="19.831cm" svg:y2="16.153cm">
            <text:p/>
          </draw:line>
          <draw:custom-shape draw:style-name="gr17" draw:text-style-name="P3" draw:layer="layout" svg:width="1.614cm" svg:height="1.231cm" svg:x="18.221cm" svg:y="14.993cm">
            <text:p text:style-name="P12"><text:span text:style-name="T26">c(x</text:span><text:span text:style-name="T27">)‏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3" xml:id="id28" draw:id="id28" draw:layer="layout" svg:width="1.398cm" svg:height="0.701cm" svg:x="12.131cm" svg:y="15.866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5.399cm" svg:height="1.865cm" svg:x="2.567cm" svg:y="3.1cm">
          <text:p text:style-name="P9"><text:span text:style-name="T8">Várias fontes e/ou sumidouros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escend">
                  <anim:transitionFilter smil:dur="1s" smil:fill="hold" smil:targetElement="id24" smil:type="fade" smil:subtype="crossfade" smil:mode="out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y;y+.1" smil:keyTimes="0;1"/>
                  <anim:set smil:begin="0s" smil:dur="0.001s" smil:fill="hold" smil:targetElement="id24" smil:attributeName="visibility" smil:to="hidden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fill="hold" smil:targetElement="id25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fill="hold" smil:targetElement="id28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6.801cm" svg:height="13.367cm" svg:x="2.098cm" svg:y="14.107cm" presentation:class="notes" presentation:user-transformed="true">
            <draw:text-box>
              <text:p text:style-name="P20"><text:span text:style-name="T28">Como dar nome ao exemplo???</text:span></text:p>
            </draw:text-box>
          </draw:frame>
        </presentation:notes>
      </draw:page>
      <draw:page draw:name="page6" draw:style-name="dp1" draw:master-page-name="Default" presentation:presentation-page-layout-name="AL2T10">
        <office:forms form:automatic-focus="false" form:apply-design-mode="false"/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7" draw:text-style-name="P2" draw:layer="layout" svg:width="21.467cm" svg:height="1.641cm" svg:x="2.565cm" svg:y="4.198cm" presentation:class="outline" presentation:user-transformed="true">
          <draw:text-box>
            <text:p text:style-name="P21"><text:span text:style-name="T3">Algoritmo de rotulação de Ford e Fulkerson (idéia básica)‏</text:span></text:p>
          </draw:text-box>
        </draw:frame>
        <draw:g xml:id="id30" draw:id="id30">
          <draw:custom-shape draw:style-name="gr26" draw:text-style-name="P3" draw:layer="layout" svg:width="24.999cm" svg:height="7.352cm" svg:x="1.499cm" svg:y="7.232cm">
            <text:p text:style-name="P22"><text:span text:style-name="T29">Início</text:span><text:span text:style-name="T30">:</text:span><text:span text:style-name="T31"> fluxo viável (por exemplo um fluxo nulo)‏</text:span></text:p>
            <text:p text:style-name="P23"><text:span text:style-name="T29"/></text:p>
            <text:p text:style-name="P23"><text:span text:style-name="T29">Iteração</text:span><text:span text:style-name="T30">:</text:span><text:span text:style-name="T31"> </text:span></text:p>
            <text:p text:style-name="P24"><text:span text:style-name="T31"><text:tab/></text:span><text:span text:style-name="T31">Determinar um caminho </text:span><text:span text:style-name="T32">C</text:span><text:span text:style-name="T31"> de S a P ao longo do qual nenhum arco esteja saturado.</text:span></text:p>
            <text:p text:style-name="P25"><text:span text:style-name="T31"><text:tab/></text:span><text:span text:style-name="T33">(isto é, f(</text:span><text:span text:style-name="T34">u</text:span><text:span text:style-name="T33">) &lt; c(</text:span><text:span text:style-name="T34">u</text:span><text:span text:style-name="T33">))‏</text:span></text:p>
            <text:p text:style-name="P24"><text:span text:style-name="T31"><text:tab/></text:span><text:span text:style-name="T31">Circuito </text:span><text:span text:style-name="T35"></text:span><text:span text:style-name="T31"> = </text:span><text:span text:style-name="T32">C</text:span><text:span text:style-name="T31"> </text:span><text:span text:style-name="T35"></text:span><text:span text:style-name="T31"> {(P,S)}</text:span></text:p>
            <text:p text:style-name="P24"><text:span text:style-name="T31"><text:tab/></text:span><text:span text:style-name="T31">Aumentar o fluxo ao longo dos arcos de </text:span><text:span text:style-name="T35"></text:span><text:span text:style-name="T31"> do valor </text:span><text:span text:style-name="T36"></text:span><text:span text:style-name="T31"> = min</text:span><text:span text:style-name="T37">u</text:span><text:span text:style-name="T38"></text:span><text:span text:style-name="T39"></text:span><text:span text:style-name="T31">[c(u)-f(u)]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fill="hold" smil:targetElement="id30" smil:type="dissolv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0">
        <office:forms form:automatic-focus="false" form:apply-design-mode="false"/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g>
            <draw:custom-shape draw:style-name="gr4" draw:text-style-name="P3" draw:layer="layout" svg:width="0.776cm" svg:height="0.807cm" svg:x="9.49cm" svg:y="7.761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9.512cm" svg:y="7.66cm">
              <text:p text:style-name="P10"><text:span text:style-name="T9">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" draw:text-style-name="P3" draw:layer="layout" svg:width="0.777cm" svg:height="0.807cm" svg:x="17.418cm" svg:y="7.761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17.445cm" svg:y="7.66cm">
              <text:p text:style-name="P10"><text:span text:style-name="T9">P</text:span></text:p>
              <draw:enhanced-geometry svg:viewBox="0 0 21600 21600" draw:type="mso-spt202" draw:enhanced-path="M 0 0 L 21600 0 21600 21600 0 21600 0 0 Z N"/>
            </draw:custom-shape>
          </draw:g>
          <draw:line draw:style-name="gr6" draw:text-style-name="P11" draw:layer="layout" svg:x1="14.199cm" svg:y1="6.046cm" svg:x2="17.432cm" svg:y2="7.929cm">
            <text:p/>
          </draw:line>
          <draw:custom-shape draw:style-name="gr11" draw:text-style-name="P3" draw:layer="layout" svg:width="11.761cm" svg:height="3.66cm" svg:x="7.933cm" svg:y="8.237cm">
            <text:p/>
            <draw:enhanced-geometry svg:viewBox="0 0 2179 509" draw:type="non-primitive" draw:enhanced-path="M 1910 0 L 2179 0 2179 509 0 509 0 0 278 1 N"/>
          </draw:custom-shape>
          <draw:custom-shape draw:style-name="gr4" draw:text-style-name="P3" draw:layer="layout" svg:width="0.776cm" svg:height="0.803cm" svg:x="13.432cm" svg:y="5.55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3.578cm" svg:y="5.455cm">
            <text:p text:style-name="P10"><text:span text:style-name="T9">a</text:span></text:p>
            <draw:enhanced-geometry svg:viewBox="0 0 21600 21600" draw:type="mso-spt202" draw:enhanced-path="M 0 0 L 21600 0 21600 21600 0 21600 0 0 Z N"/>
          </draw:custom-shape>
          <draw:line draw:style-name="gr6" draw:text-style-name="P11" draw:layer="layout" svg:x1="10.239cm" svg:y1="7.933cm" svg:x2="13.472cm" svg:y2="5.935cm">
            <text:p/>
          </draw:line>
          <draw:line draw:style-name="gr6" draw:text-style-name="P11" draw:layer="layout" svg:x1="10.239cm" svg:y1="8.343cm" svg:x2="13.472cm" svg:y2="10.226cm">
            <text:p/>
          </draw:line>
          <draw:custom-shape draw:style-name="gr4" draw:text-style-name="P3" draw:layer="layout" svg:width="0.776cm" svg:height="0.807cm" draw:transform="rotate (0.06981317007976) translate (13.339cm 9.932cm)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draw:transform="rotate (0.06981317007976) translate (13.609cm 9.834cm)">
            <text:p text:style-name="P10"><text:span text:style-name="T9">b</text:span></text:p>
            <draw:enhanced-geometry svg:viewBox="0 0 21600 21600" draw:type="mso-spt202" draw:enhanced-path="M 0 0 L 21600 0 21600 21600 0 21600 0 0 Z N"/>
          </draw:custom-shape>
          <draw:line draw:style-name="gr6" draw:text-style-name="P11" draw:layer="layout" svg:x1="14.16cm" svg:y1="10.291cm" svg:x2="17.392cm" svg:y2="8.294cm">
            <text:p/>
          </draw:line>
          <draw:line draw:style-name="gr6" draw:text-style-name="P11" draw:layer="layout" svg:x1="13.732cm" svg:y1="6.394cm" svg:x2="13.736cm" svg:y2="9.882cm">
            <text:p/>
          </draw:line>
          <draw:custom-shape draw:style-name="gr5" draw:text-style-name="P3" draw:layer="layout" svg:width="0.855cm" svg:height="1.041cm" svg:x="11.236cm" svg:y="5.883cm">
            <text:p text:style-name="P10"><text:span text:style-name="T13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5cm" svg:height="1.041cm" svg:x="11.492cm" svg:y="9.362cm">
            <text:p text:style-name="P10"><text:span text:style-name="T13">4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5cm" svg:height="1.041cm" svg:x="16.153cm" svg:y="8.939cm">
            <text:p text:style-name="P10"><text:span text:style-name="T13">3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5cm" svg:height="1.041cm" svg:x="16.153cm" svg:y="5.993cm">
            <text:p text:style-name="P10"><text:span text:style-name="T13">5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0.855cm" svg:height="1.041cm" svg:x="12.943cm" svg:y="7.444cm">
            <text:p text:style-name="P10"><text:span text:style-name="T13">2</text:span></text:p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3" xml:id="id33" draw:id="id33" draw:layer="layout" svg:width="9.975cm" svg:height="2.611cm" svg:x="8.546cm" svg:y="14.464cm">
          <text:p text:style-name="P27"><text:span text:style-name="T40">Este fluxo (f=3) é máximo?</text:span></text:p>
          <text:p text:style-name="P27"><text:span text:style-name="T40">Por que?</text:span></text:p>
          <draw:enhanced-geometry svg:viewBox="0 0 21600 21600" draw:type="mso-spt202" draw:enhanced-path="M 0 0 L 21600 0 21600 21600 0 21600 0 0 Z N"/>
        </draw:custom-shape>
        <draw:g xml:id="id32" draw:id="id32">
          <draw:custom-shape draw:style-name="gr17" draw:text-style-name="P3" draw:layer="layout" svg:width="0.9cm" svg:height="1.167cm" svg:x="15.112cm" svg:y="9.798cm">
            <text:p text:style-name="P17"><text:span text:style-name="T41">2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0.899cm" svg:height="1.167cm" svg:x="13.084cm" svg:y="12.175cm">
            <text:p text:style-name="P17"><text:span text:style-name="T41">2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3" draw:layer="layout" svg:width="12.598cm" svg:height="2.302cm" svg:x="7.466cm" svg:y="9.931cm">
            <text:p/>
            <draw:enhanced-geometry svg:viewBox="0 0 2546 390" draw:type="non-primitive" draw:enhanced-path="M 2546 37 L 2546 390 2 390 0 0 N"/>
          </draw:custom-shape>
          <draw:g>
            <draw:line draw:style-name="gr29" draw:text-style-name="P11" draw:layer="layout" svg:x1="10.085cm" svg:y1="8.634cm" svg:x2="13.489cm" svg:y2="10.68cm">
              <text:p/>
            </draw:line>
            <draw:line draw:style-name="gr30" draw:text-style-name="P11" draw:layer="layout" svg:x1="14.12cm" svg:y1="10.737cm" svg:x2="17.511cm" svg:y2="8.576cm">
              <text:p/>
            </draw:line>
            <draw:custom-shape draw:style-name="gr31" draw:text-style-name="P3" draw:layer="layout" svg:width="0.785cm" svg:height="0.177cm" svg:x="13.423cm" svg:y="10.636cm">
              <text:p/>
              <draw:enhanced-geometry svg:viewBox="0 0 167 37" draw:type="non-primitive" draw:enhanced-path="M 0 3 C 14 9 56 37 84 37 112 37 150 8 167 0 N"/>
            </draw:custom-shape>
          </draw:g>
        </draw:g>
        <draw:g xml:id="id31" draw:id="id31">
          <draw:custom-shape draw:style-name="gr32" draw:text-style-name="P3" draw:layer="layout" svg:width="10.663cm" svg:height="2.081cm" svg:x="8.59cm" svg:y="9.525cm">
            <text:p/>
            <draw:enhanced-geometry svg:viewBox="0 0 2193 428" draw:type="non-primitive" draw:enhanced-path="M 2193 130 L 2193 428 0 428 0 0 N"/>
          </draw:custom-shape>
          <draw:custom-shape draw:style-name="gr17" draw:text-style-name="P3" draw:layer="layout" svg:width="0.899cm" svg:height="1.167cm" svg:x="10.91cm" svg:y="10.632cm">
            <text:p text:style-name="P17"><text:span text:style-name="T42">1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0.9cm" svg:height="1.167cm" svg:x="15.769cm" svg:y="7.699cm">
            <text:p text:style-name="P17"><text:span text:style-name="T42">1</text:span></text:p>
            <draw:enhanced-geometry svg:viewBox="0 0 21600 21600" draw:type="mso-spt202" draw:enhanced-path="M 0 0 L 21600 0 21600 21600 0 21600 0 0 Z N"/>
          </draw:custom-shape>
          <draw:g>
            <draw:line draw:style-name="gr33" draw:text-style-name="P11" draw:layer="layout" svg:x1="10.733cm" svg:y1="8.065cm" svg:x2="13.622cm" svg:y2="6.271cm">
              <text:p/>
            </draw:line>
            <draw:line draw:style-name="gr33" draw:text-style-name="P11" draw:layer="layout" svg:x1="14.049cm" svg:y1="6.473cm" svg:x2="14.054cm" svg:y2="9.578cm">
              <text:p/>
            </draw:line>
            <draw:line draw:style-name="gr34" draw:text-style-name="P11" draw:layer="layout" svg:x1="14.38cm" svg:y1="9.82cm" svg:x2="17.268cm" svg:y2="8.026cm">
              <text:p/>
            </draw:line>
            <draw:custom-shape draw:style-name="gr35" draw:text-style-name="P3" draw:layer="layout" svg:width="0.467cm" svg:height="0.287cm" svg:x="13.578cm" svg:y="6.257cm">
              <text:p/>
              <draw:enhanced-geometry svg:viewBox="0 0 129 93" draw:type="non-primitive" draw:enhanced-path="M 0 28 C 14 25 70 0 92 11 114 22 121 76 129 93 N"/>
            </draw:custom-shape>
            <draw:custom-shape draw:style-name="gr35" draw:text-style-name="P3" draw:layer="layout" svg:width="0.467cm" svg:height="0.286cm" svg:x="14.009cm" svg:y="9.512cm">
              <text:p/>
              <draw:enhanced-geometry svg:viewBox="0 0 129 93" draw:mirror-horizontal="true" draw:mirror-vertical="true" draw:type="non-primitive" draw:enhanced-path="M 0 28 C 14 25 70 0 92 11 114 22 121 76 129 93 N"/>
            </draw:custom-shape>
          </draw:g>
        </draw:g>
        <draw:g xml:id="id34" draw:id="id34">
          <draw:g>
            <draw:custom-shape draw:style-name="gr17" draw:text-style-name="P3" draw:layer="layout" svg:width="0.9cm" svg:height="1.167cm" svg:x="15.068cm" svg:y="5.133cm">
              <text:p text:style-name="P17"><text:span text:style-name="T42">1</text:span></text:p>
              <draw:enhanced-geometry svg:viewBox="0 0 21600 21600" draw:type="mso-spt202" draw:enhanced-path="M 0 0 L 21600 0 21600 21600 0 21600 0 0 Z N"/>
            </draw:custom-shape>
            <draw:g>
              <draw:line draw:style-name="gr33" draw:text-style-name="P11" draw:layer="layout" svg:x1="10.072cm" svg:y1="7.602cm" svg:x2="13.476cm" svg:y2="5.442cm">
                <text:p/>
              </draw:line>
              <draw:line draw:style-name="gr36" draw:text-style-name="P11" draw:layer="layout" svg:x1="14.107cm" svg:y1="5.499cm" svg:x2="17.498cm" svg:y2="7.545cm">
                <text:p/>
              </draw:line>
              <draw:custom-shape draw:style-name="gr35" draw:text-style-name="P3" draw:layer="layout" svg:width="0.784cm" svg:height="0.176cm" svg:x="13.406cm" svg:y="5.345cm">
                <text:p/>
                <draw:enhanced-geometry svg:viewBox="0 0 167 37" draw:mirror-vertical="true" draw:type="non-primitive" draw:enhanced-path="M 0 3 C 14 9 56 37 84 37 112 37 150 8 167 0 N"/>
              </draw:custom-shape>
            </draw:g>
          </draw:g>
          <draw:g>
            <draw:custom-shape draw:style-name="gr37" draw:text-style-name="P3" draw:layer="layout" svg:width="10.663cm" svg:height="2.081cm" svg:x="8.59cm" svg:y="9.525cm">
              <text:p/>
              <draw:enhanced-geometry svg:viewBox="0 0 2193 428" draw:type="non-primitive" draw:enhanced-path="M 2193 130 L 2193 428 0 428 0 0 N"/>
            </draw:custom-shape>
            <draw:custom-shape draw:style-name="gr17" draw:text-style-name="P3" draw:layer="layout" svg:width="0.899cm" svg:height="1.167cm" svg:x="10.91cm" svg:y="10.636cm">
              <text:p text:style-name="P17"><text:span text:style-name="T42">1</text:span></text:p>
              <draw:enhanced-geometry svg:viewBox="0 0 21600 21600" draw:type="mso-spt202" draw:enhanced-path="M 0 0 L 21600 0 21600 21600 0 21600 0 0 Z N"/>
            </draw:custom-shape>
          </draw:g>
        </draw:g>
        <draw:g xml:id="id35" draw:id="id35">
          <draw:g>
            <draw:custom-shape draw:style-name="gr17" draw:text-style-name="P3" draw:layer="layout" svg:width="0.9cm" svg:height="1.167cm" svg:x="15.068cm" svg:y="9.798cm">
              <text:p text:style-name="P17"><text:span text:style-name="T41">3</text:span></text:p>
              <draw:enhanced-geometry svg:viewBox="0 0 21600 21600" draw:type="mso-spt202" draw:enhanced-path="M 0 0 L 21600 0 21600 21600 0 21600 0 0 Z N"/>
            </draw:custom-shape>
            <draw:g>
              <draw:line draw:style-name="gr29" draw:text-style-name="P11" draw:layer="layout" svg:x1="10.028cm" svg:y1="8.634cm" svg:x2="13.432cm" svg:y2="10.68cm">
                <text:p/>
              </draw:line>
              <draw:line draw:style-name="gr38" draw:text-style-name="P11" draw:layer="layout" svg:x1="14.063cm" svg:y1="10.737cm" svg:x2="17.454cm" svg:y2="8.576cm">
                <text:p/>
              </draw:line>
              <draw:custom-shape draw:style-name="gr31" draw:text-style-name="P3" draw:layer="layout" svg:width="0.781cm" svg:height="0.177cm" svg:x="13.361cm" svg:y="10.636cm">
                <text:p/>
                <draw:enhanced-geometry svg:viewBox="0 0 167 37" draw:type="non-primitive" draw:enhanced-path="M 0 3 C 14 9 56 37 84 37 112 37 150 8 167 0 N"/>
              </draw:custom-shape>
            </draw:g>
          </draw:g>
          <draw:g>
            <draw:custom-shape draw:style-name="gr17" draw:text-style-name="P3" draw:layer="layout" svg:width="0.899cm" svg:height="1.167cm" svg:x="13.084cm" svg:y="12.184cm">
              <text:p text:style-name="P17"><text:span text:style-name="T41">3</text:span></text:p>
              <draw:enhanced-geometry svg:viewBox="0 0 21600 21600" draw:type="mso-spt202" draw:enhanced-path="M 0 0 L 21600 0 21600 21600 0 21600 0 0 Z N"/>
            </draw:custom-shape>
            <draw:custom-shape draw:style-name="gr39" draw:text-style-name="P3" draw:layer="layout" svg:width="12.598cm" svg:height="2.306cm" svg:x="7.466cm" svg:y="9.935cm">
              <text:p/>
              <draw:enhanced-geometry svg:viewBox="0 0 2546 390" draw:type="non-primitive" draw:enhanced-path="M 2546 37 L 2546 390 2 390 0 0 N"/>
            </draw:custom-shape>
          </draw:g>
        </draw:g>
        <draw:custom-shape draw:style-name="gr27" draw:text-style-name="P3" xml:id="id36" draw:id="id36" draw:layer="layout" svg:width="6.809cm" svg:height="1.312cm" svg:x="14.561cm" svg:y="16.497cm">
          <text:p text:style-name="P27"><text:span text:style-name="T40">Fluxo máximo = 4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fill="hold" smil:targetElement="id3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fill="hold" smil:targetElement="id3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1s" smil:fill="hold" smil:targetElement="id31" smil:type="fade" smil:subtype="crossfade" smil:mode="out"/>
                  <anim:set smil:begin="0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1s" smil:fill="hold" smil:targetElement="id32" smil:type="fade" smil:subtype="crossfade" smil:mode="out"/>
                  <anim:set smil:begin="0s" smil:dur="0.001s" smil:fill="hold" smil:targetElement="id32" smil:attributeName="visibility" smil:to="hidden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fill="hold" smil:targetElement="id34" smil:type="dissolv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fill="hold" smil:targetElement="id35" smil:type="dissolv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mphasis" presentation:preset-id="ooo-emphasis-transparency">
                  <anim:set smil:dur="indefinite" smil:fill="hold" smil:targetElement="id33" smil:attributeName="opacity" smil:to="0.5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0">
        <office:forms form:automatic-focus="false" form:apply-design-mode="false"/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8" draw:text-style-name="P2" draw:layer="layout" svg:width="24.735cm" svg:height="9.103cm" svg:x="2.565cm" svg:y="6.998cm" presentation:class="outline" presentation:user-transformed="true">
          <draw:text-box>
            <text:p xml:id="id37" text:id="id37" text:style-name="P7"><text:span text:style-name="T4">Obter uma </text:span><text:span text:style-name="T3">cadeia</text:span><text:span text:style-name="T4"> ligando S e P que, em conjunto com o arco de retorno (P,S) defina um ciclo </text:span><text:span text:style-name="T5"></text:span><text:span text:style-name="T4">:</text:span></text:p>
            <text:p xml:id="id38" text:id="id38" text:style-name="P28"><text:span text:style-name="T3"><text:tab/></text:span><text:span text:style-name="T3"><text:tab/></text:span><text:span text:style-name="T5"></text:span><text:span text:style-name="T43">+</text:span><text:span text:style-name="T4">: arcos de </text:span><text:span text:style-name="T5"></text:span><text:span text:style-name="T4"> orientados como (P,S)‏</text:span></text:p>
            <text:p xml:id="id39" text:id="id39" text:style-name="P29"><text:span text:style-name="T4"><text:tab/></text:span><text:span text:style-name="T4"><text:tab/></text:span><text:span text:style-name="T5"></text:span><text:span text:style-name="T43">-</text:span><text:span text:style-name="T4">: arcos de </text:span><text:span text:style-name="T5"></text:span><text:span text:style-name="T4"> orientados no sentido oposto a (P,S)‏</text:span></text:p>
            <text:p xml:id="id40" text:id="id40" text:style-name="P30"><text:span text:style-name="T3"><text:tab/></text:span><text:span text:style-name="T3"><text:tab/></text:span><text:span text:style-name="T44"></text:span><text:span text:style-name="T45">1</text:span><text:span text:style-name="T46">= min</text:span><text:span text:style-name="T45">u</text:span><text:span text:style-name="T47"></text:span><text:span text:style-name="T48">+</text:span><text:span text:style-name="T46"> [c(u) – f(u)] </text:span><text:span text:style-name="T4">(aumento possível nos arcos de </text:span><text:span text:style-name="T5"></text:span><text:span text:style-name="T43">+</text:span><text:span text:style-name="T4">) </text:span></text:p>
            <text:p xml:id="id41" text:id="id41" text:style-name="P29"><text:span text:style-name="T46"><text:tab/></text:span><text:span text:style-name="T46"><text:tab/></text:span><text:span text:style-name="T44"></text:span><text:span text:style-name="T45">2</text:span><text:span text:style-name="T46">= min</text:span><text:span text:style-name="T45">u</text:span><text:span text:style-name="T47"></text:span><text:span text:style-name="T49">-</text:span><text:span text:style-name="T46"> [f(u)] <text:s text:c="10"/></text:span><text:span text:style-name="T4">(redução possível nos arcos de </text:span><text:span text:style-name="T5"></text:span><text:span text:style-name="T43">-</text:span><text:span text:style-name="T4">) </text:span></text:p>
            <text:p text:style-name="P31"><text:span text:style-name="T4"/></text:p>
          </draw:text-box>
        </draw:frame>
        <draw:custom-shape draw:style-name="gr2" draw:text-style-name="P3" xml:id="id42" draw:id="id42" draw:layer="layout" svg:width="22.869cm" svg:height="3.501cm" svg:x="2.566cm" svg:y="15.399cm">
          <text:p text:style-name="P32"><text:span text:style-name="T8">Melhorar a solução (aumentar o fluxo) somando </text:span></text:p>
          <text:p text:style-name="P33"><text:span text:style-name="T8"><text:tab/></text:span><text:span text:style-name="T50"></text:span><text:span text:style-name="T51"> </text:span><text:span text:style-name="T7">= min{</text:span><text:span text:style-name="T50"></text:span><text:span text:style-name="T52">1</text:span><text:span text:style-name="T7">, </text:span><text:span text:style-name="T50"></text:span><text:span text:style-name="T52">2</text:span><text:span text:style-name="T7">}</text:span><text:span text:style-name="T8"> aos fluxos nos arcos de </text:span><text:span text:style-name="T5"></text:span><text:span text:style-name="T53">+</text:span><text:span text:style-name="T8"> e subtraindo </text:span><text:span text:style-name="T54"></text:span><text:span text:style-name="T8"> aos fluxos nos arcos de </text:span><text:span text:style-name="T5"></text:span><text:span text:style-name="T53">-</text:span><text:span text:style-name="T8">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9cm" svg:height="2.567cm" svg:x="2.566cm" svg:y="4.198cm">
          <text:p text:style-name="P32"><text:span text:style-name="T8">A inexistência de um caminho aumentante no grafo não quer dizer que não seja possível aumentar o fluxo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fill="hold" smil:targetElement="id42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6.801cm" svg:height="13.367cm" svg:x="2.098cm" svg:y="14.107cm" presentation:class="notes" presentation:user-transformed="true">
            <draw:text-box>
              <text:p text:style-name="P20"><text:span text:style-name="T28">L+ e L-: não é ao contrário??</text:span></text:p>
            </draw:text-box>
          </draw:frame>
        </presentation:notes>
      </draw:page>
      <draw:page draw:name="page9" draw:style-name="dp1" draw:master-page-name="Default" presentation:presentation-page-layout-name="AL2T10">
        <office:forms form:automatic-focus="false" form:apply-design-mode="false"/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1cm" svg:height="0.807cm" svg:x="9.622cm" svg:y="8.69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9.653cm" svg:y="8.595cm">
            <text:p text:style-name="P10"><text:span text:style-name="T9">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76cm" svg:height="0.807cm" svg:x="17.56cm" svg:y="8.696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17.586cm" svg:y="8.595cm">
            <text:p text:style-name="P10"><text:span text:style-name="T9">P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34cm" svg:y1="6.976cm" svg:x2="17.573cm" svg:y2="8.859cm">
          <text:p/>
        </draw:line>
        <draw:custom-shape draw:style-name="gr11" draw:text-style-name="P3" draw:layer="layout" svg:width="11.761cm" svg:height="3.66cm" svg:x="8.074cm" svg:y="9.172cm">
          <text:p/>
          <draw:enhanced-geometry svg:viewBox="0 0 2179 509" draw:type="non-primitive" draw:enhanced-path="M 1910 0 L 2179 0 2179 509 0 509 0 0 278 1 N"/>
        </draw:custom-shape>
        <draw:custom-shape draw:style-name="gr4" draw:text-style-name="P3" draw:layer="layout" svg:width="0.781cm" svg:height="0.803cm" svg:x="13.573cm" svg:y="6.491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5cm" svg:height="1.041cm" svg:x="13.719cm" svg:y="6.385cm">
          <text:p text:style-name="P10"><text:span text:style-name="T9">a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0.385cm" svg:y1="9.274cm" svg:x2="13.617cm" svg:y2="11.157cm">
          <text:p/>
        </draw:line>
        <draw:custom-shape draw:style-name="gr4" draw:text-style-name="P3" draw:layer="layout" svg:width="0.776cm" svg:height="0.807cm" draw:transform="rotate (0.06981317007976) translate (13.48cm 10.863cm)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6cm" svg:height="1.041cm" draw:transform="rotate (0.06981317007976) translate (13.75cm 10.76cm)">
          <text:p text:style-name="P10"><text:span text:style-name="T9">b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3.873cm" svg:y1="7.325cm" svg:x2="13.877cm" svg:y2="10.813cm">
          <text:p/>
        </draw:line>
        <draw:custom-shape draw:style-name="gr5" draw:text-style-name="P3" draw:layer="layout" svg:width="1.468cm" svg:height="1.041cm" svg:x="11.439cm" svg:y="10.495cm">
          <text:p text:style-name="P10"><text:span text:style-name="T23">2, 4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0.38cm" svg:y1="8.868cm" svg:x2="13.613cm" svg:y2="6.87cm">
          <text:p/>
        </draw:line>
        <draw:line draw:style-name="gr6" draw:text-style-name="P11" draw:layer="layout" svg:x1="14.296cm" svg:y1="11.223cm" svg:x2="17.529cm" svg:y2="9.225cm">
          <text:p/>
        </draw:line>
        <draw:custom-shape draw:style-name="gr5" draw:text-style-name="P3" draw:layer="layout" svg:width="1.469cm" svg:height="1.041cm" svg:x="11.024cm" svg:y="6.998cm">
          <text:p text:style-name="P10"><text:span text:style-name="T23">1, 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6.351cm" svg:y="9.873cm">
          <text:p text:style-name="P10"><text:span text:style-name="T23">3, 3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6.351cm" svg:y="7.232cm">
          <text:p text:style-name="P10"><text:span text:style-name="T23">0, 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2.475cm" svg:y="8.374cm">
          <text:p text:style-name="P10"><text:span text:style-name="T23">1, 2</text:span></text:p>
          <draw:enhanced-geometry svg:viewBox="0 0 21600 21600" draw:type="mso-spt202" draw:enhanced-path="M 0 0 L 21600 0 21600 21600 0 21600 0 0 Z N"/>
        </draw:custom-shape>
        <draw:g xml:id="id44" draw:id="id44">
          <draw:custom-shape draw:style-name="gr13" draw:text-style-name="P3" draw:layer="layout" svg:width="1.111cm" svg:height="1.044cm" svg:x="13.939cm" svg:y="8.401cm">
            <text:p text:style-name="P34"><text:span text:style-name="T55"></text:span><text:span text:style-name="T56">-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217cm" svg:height="1.044cm" svg:x="10.385cm" svg:y="9.609cm">
            <text:p text:style-name="P34"><text:span text:style-name="T55"></text:span><text:span text:style-name="T56">+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217cm" svg:height="1.044cm" svg:x="15.055cm" svg:y="6.575cm">
            <text:p text:style-name="P34"><text:span text:style-name="T55"></text:span><text:span text:style-name="T56">+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218cm" svg:height="1.044cm" svg:x="11.553cm" svg:y="11.897cm">
            <text:p text:style-name="P34"><text:span text:style-name="T55"></text:span><text:span text:style-name="T56">+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3" draw:layer="layout" svg:width="1.557cm" svg:height="1.096cm" svg:x="13.189cm" svg:y="12.832cm">
          <text:p text:style-name="P10"><text:span text:style-name="T23">3,</text:span><text:span text:style-name="T49"> </text:span><text:span text:style-name="T57"></text:span></text:p>
          <draw:enhanced-geometry svg:viewBox="0 0 21600 21600" draw:type="mso-spt202" draw:enhanced-path="M 0 0 L 21600 0 21600 21600 0 21600 0 0 Z N"/>
        </draw:custom-shape>
        <draw:g xml:id="id43" draw:id="id43">
          <draw:line draw:style-name="gr40" draw:text-style-name="P11" draw:layer="layout" svg:x1="14.424cm" svg:y1="7.029cm" svg:x2="17.657cm" svg:y2="8.912cm">
            <text:p/>
          </draw:line>
          <draw:line draw:style-name="gr41" draw:text-style-name="P11" draw:layer="layout" svg:x1="10.354cm" svg:y1="9.296cm" svg:x2="13.586cm" svg:y2="11.179cm">
            <text:p/>
          </draw:line>
          <draw:line draw:style-name="gr42" draw:text-style-name="P11" draw:layer="layout" svg:x1="13.842cm" svg:y1="7.347cm" svg:x2="13.847cm" svg:y2="10.835cm">
            <text:p/>
          </draw:line>
          <draw:custom-shape draw:style-name="gr13" draw:text-style-name="P3" draw:layer="layout" svg:width="0.979cm" svg:height="1.04cm" svg:x="19.112cm" svg:y="7.743cm">
            <text:p text:style-name="P34"><text:span text:style-name="T55"></text:span></text:p>
            <draw:enhanced-geometry svg:viewBox="0 0 21600 21600" draw:type="mso-spt202" draw:enhanced-path="M 0 0 L 21600 0 21600 21600 0 21600 0 0 Z N"/>
          </draw:custom-shape>
          <draw:custom-shape draw:style-name="gr43" draw:text-style-name="P3" draw:layer="layout" svg:width="11.761cm" svg:height="3.66cm" svg:x="8.074cm" svg:y="9.172cm">
            <text:p/>
            <draw:enhanced-geometry svg:viewBox="0 0 2179 509" draw:type="non-primitive" draw:enhanced-path="M 1910 0 L 2179 0 2179 509 0 509 0 0 278 1 N"/>
          </draw:custom-shape>
        </draw:g>
        <draw:custom-shape draw:style-name="gr13" draw:text-style-name="P3" draw:layer="layout" svg:width="2.443cm" svg:height="2.616cm" svg:x="11.029cm" svg:y="15.165cm">
          <text:p xml:id="id45" text:id="id45" text:style-name="P35"><text:span text:style-name="T58"></text:span><text:span text:style-name="T59">1</text:span><text:span text:style-name="T60"> = 2</text:span></text:p>
          <text:p xml:id="id47" text:id="id47" text:style-name="P35"><text:span text:style-name="T58"></text:span><text:span text:style-name="T59">2</text:span><text:span text:style-name="T60"> = 1</text:span></text:p>
          <draw:enhanced-geometry svg:viewBox="0 0 21600 21600" draw:type="mso-spt202" draw:enhanced-path="M 0 0 L 21600 0 21600 21600 0 21600 0 0 Z N"/>
        </draw:custom-shape>
        <draw:line draw:style-name="gr44" draw:text-style-name="P11" draw:layer="layout" svg:x1="10.733cm" svg:y1="5.834cm" svg:x2="11.201cm" svg:y2="6.998cm">
          <text:p/>
        </draw:line>
        <draw:custom-shape draw:style-name="gr45" draw:text-style-name="P3" draw:layer="layout" svg:width="1.605cm" svg:height="1.375cm" svg:x="9.697cm" svg:y="4.665cm">
          <text:p text:style-name="P36"><text:span text:style-name="T46">f(u)‏</text:span></text:p>
          <draw:enhanced-geometry svg:viewBox="0 0 21600 21600" draw:type="mso-spt202" draw:enhanced-path="M 0 0 L 21600 0 21600 21600 0 21600 0 0 Z N"/>
        </draw:custom-shape>
        <draw:custom-shape draw:style-name="gr45" draw:text-style-name="P3" draw:layer="layout" svg:width="1.755cm" svg:height="1.375cm" svg:x="11.254cm" svg:y="4.665cm">
          <text:p text:style-name="P36"><text:span text:style-name="T46">c(u)‏</text:span></text:p>
          <draw:enhanced-geometry svg:viewBox="0 0 21600 21600" draw:type="mso-spt202" draw:enhanced-path="M 0 0 L 21600 0 21600 21600 0 21600 0 0 Z N"/>
        </draw:custom-shape>
        <draw:line draw:style-name="gr44" draw:text-style-name="P11" draw:layer="layout" svg:x1="12.188cm" svg:y1="5.834cm" svg:x2="11.84cm" svg:y2="6.998cm">
          <text:p/>
        </draw:line>
        <draw:custom-shape draw:style-name="gr46" draw:text-style-name="P3" xml:id="id49" draw:id="id49" draw:layer="layout" svg:width="1.398cm" svg:height="0.701cm" svg:x="13.533cm" svg:y="16.1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47" draw:text-style-name="P3" xml:id="id46" draw:id="id46" draw:layer="layout" svg:width="2.099cm" svg:height="1.398cm" svg:x="10.689cm" svg:y="10.076cm">
          <text:p text:style-name="P4"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47" draw:text-style-name="P3" xml:id="id48" draw:id="id48" draw:layer="layout" svg:width="2.099cm" svg:height="1.398cm" svg:x="12.131cm" svg:y="8.167cm">
          <text:p text:style-name="P4"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48" draw:text-style-name="P3" xml:id="id50" draw:id="id50" draw:layer="layout" svg:width="2.223cm" svg:height="1.125cm" svg:x="15.337cm" svg:y="15.866cm">
          <text:p text:style-name="P34"><text:span text:style-name="T58"></text:span><text:span text:style-name="T60"> </text:span><text:span text:style-name="T60">= 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52" draw:id="id52" draw:layer="layout" svg:width="1.261cm" svg:height="1.15cm" svg:x="11.501cm" svg:y="9.234cm">
          <text:p text:style-name="P37"><text:span text:style-name="T61">+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53" draw:id="id53" draw:layer="layout" svg:width="1.107cm" svg:height="1.15cm" svg:x="13.913cm" svg:y="9.102cm">
          <text:p text:style-name="P37"><text:span text:style-name="T61">-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54" draw:id="id54" draw:layer="layout" svg:width="1.261cm" svg:height="1.15cm" svg:x="15.002cm" svg:y="7.699cm">
          <text:p text:style-name="P37"><text:span text:style-name="T61">+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51" draw:id="id51" draw:layer="layout" svg:width="1.261cm" svg:height="1.15cm" svg:x="12.202cm" svg:y="12.832cm">
          <text:p text:style-name="P37"><text:span text:style-name="T61">+1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xml:id="id58" draw:id="id58" draw:layer="layout" svg:width="1.38cm" svg:height="0.939cm" svg:x="11.329cm" svg:y="10.482cm">
          <text:p text:style-name="P38"><text:span text:style-name="T9">X 3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xml:id="id57" draw:id="id57" draw:layer="layout" svg:width="1.38cm" svg:height="0.939cm" svg:x="12.431cm" svg:y="8.401cm">
          <text:p text:style-name="P38"><text:span text:style-name="T9">X 0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xml:id="id56" draw:id="id56" draw:layer="layout" svg:width="1.38cm" svg:height="0.939cm" svg:x="15.796cm" svg:y="7.188cm">
          <text:p text:style-name="P38"><text:span text:style-name="T9">1 X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xml:id="id55" draw:id="id55" draw:layer="layout" svg:width="1.38cm" svg:height="0.939cm" svg:x="13.062cm" svg:y="12.894cm">
          <text:p text:style-name="P38"><text:span text:style-name="T9">X 4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fill="hold" smil:targetElement="id4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fill="hold" smil:targetElement="id4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fill="hold" smil:targetElement="id4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fill="hold" smil:targetElement="id4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fill="hold" smil:targetElement="id49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fill="hold" smil:targetElement="id50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51" smil:attributeName="visibility" smil:to="visible"/>
                  <anim:transitionFilter smil:dur="1s" smil:fill="hold" smil:targetElement="id51" smil:type="fade" smil:subtype="crossfad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y+.1;y" smil:keyTimes="0;1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52" smil:attributeName="visibility" smil:to="visible"/>
                  <anim:transitionFilter smil:dur="1s" smil:fill="hold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+.1;y" smil:keyTimes="0;1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53" smil:attributeName="visibility" smil:to="visible"/>
                  <anim:transitionFilter smil:dur="1s" smil:fill="hold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+.1;y" smil:keyTimes="0;1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fill="hold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0;height" smil:keyTimes="0;1"/>
                  <anim:transitionFilter smil:dur="0.5s" smil:fill="hold" smil:targetElement="id55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fill="hold" smil:targetElement="id5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fill="hold" smil:targetElement="id5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0;height" smil:keyTimes="0;1"/>
                  <anim:transitionFilter smil:dur="0.5s" smil:fill="hold" smil:targetElement="id58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0">
        <draw:custom-shape draw:style-name="gr50" draw:text-style-name="P3" xml:id="id59" draw:id="id59" draw:layer="layout" svg:width="7.21cm" svg:height="1.125cm" svg:x="4.092cm" svg:y="7.699cm">
          <text:p text:style-name="P27"><text:span text:style-name="T8">Nó </text:span><text:span text:style-name="T62">x</text:span><text:span text:style-name="T8"> </text:span><text:span text:style-name="T5"></text:span><text:span text:style-name="T8"> rótulo </text:span><text:span text:style-name="T63"></text:span><text:span text:style-name="T8">(</text:span><text:span text:style-name="T62">x</text:span><text:span text:style-name="T8">)‏</text:span></text:p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9" draw:text-style-name="P2" draw:layer="layout" svg:width="22.402cm" svg:height="3.039cm" svg:x="2.566cm" svg:y="4.198cm" presentation:class="outline" presentation:user-transformed="true">
          <draw:text-box>
            <text:p text:style-name="P7"><text:span text:style-name="T64">Algoritmo</text:span></text:p>
            <text:p text:style-name="P39"><text:span text:style-name="T4">Procedimento de rotulação para obter um ciclo </text:span><text:span text:style-name="T5"></text:span><text:span text:style-name="T4">:</text:span></text:p>
          </draw:text-box>
        </draw:frame>
        <draw:custom-shape draw:style-name="gr50" draw:text-style-name="P3" xml:id="id60" draw:id="id60" draw:layer="layout" svg:width="26cm" svg:height="1.971cm" svg:x="1.499cm" svg:y="9.4cm">
          <text:p text:style-name="P15"><text:span text:style-name="T8">Quantidade pela qual pode ser aumentado o fluxo de </text:span><text:span text:style-name="T65">S</text:span><text:span text:style-name="T8"> a </text:span><text:span text:style-name="T62">x</text:span><text:span text:style-name="T8"> seguindo uma cadeia cujo último arco é A(</text:span><text:span text:style-name="T62">x</text:span><text:span text:style-name="T8">)‏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61" draw:id="id61" draw:layer="layout" svg:width="22.402cm" svg:height="1.398cm" svg:x="2.566cm" svg:y="12.365cm">
          <text:p text:style-name="P9"><text:span text:style-name="T12">Rotulação direta: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759cm" svg:height="3.702cm" svg:x="5.402cm" svg:y="13.767cm">
          <text:p xml:id="id62" text:id="id62" text:style-name="P40"><text:span text:style-name="T8">x marcado </text:span><text:span text:style-name="T63"></text:span><text:span text:style-name="T8">(x)‏</text:span></text:p>
          <text:p xml:id="id63" text:id="id63" text:style-name="P40"><text:span text:style-name="T8">com u = (x,y)‏</text:span></text:p>
          <text:p xml:id="id64" text:id="id64" text:style-name="P40"><text:span text:style-name="T8">f(u) &lt; c(u)‏</text:span></text:p>
          <text:p xml:id="id65" text:id="id65" text:style-name="P40"><text:span text:style-name="T8">y não marcado</text:span></text:p>
          <draw:enhanced-geometry svg:viewBox="0 0 21600 21600" draw:type="mso-spt202" draw:enhanced-path="M 0 0 L 21600 0 21600 21600 0 21600 0 0 Z N"/>
        </draw:custom-shape>
        <draw:g xml:id="id67" draw:id="id67">
          <draw:custom-shape draw:style-name="gr51" draw:text-style-name="P3" draw:layer="layout" svg:width="0.467cm" svg:height="3.965cm" svg:x="11.624cm" svg:y="13.81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3" draw:text-style-name="P3" draw:layer="layout" svg:width="10.513cm" svg:height="1.125cm" svg:x="14.927cm" svg:y="15.165cm">
            <text:p text:style-name="P41"><text:span text:style-name="T66"></text:span><text:span text:style-name="T12">(y) = min { </text:span><text:span text:style-name="T66"></text:span><text:span text:style-name="T12">(x), c(u)-f(u) }</text:span></text:p>
            <draw:enhanced-geometry svg:viewBox="0 0 21600 21600" draw:type="mso-spt202" draw:enhanced-path="M 0 0 L 21600 0 21600 21600 0 21600 0 0 Z N"/>
          </draw:custom-shape>
          <draw:custom-shape draw:style-name="gr52" draw:text-style-name="P3" draw:layer="layout" svg:width="1.398cm" svg:height="0.701cm" svg:x="13.022cm" svg:y="15.5cm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</draw:g>
        <draw:g xml:id="id66" draw:id="id66">
          <draw:g>
            <draw:custom-shape draw:style-name="gr4" draw:text-style-name="P3" draw:layer="layout" svg:width="1.169cm" svg:height="1.164cm" svg:x="19.795cm" svg:y="12.859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4" draw:text-style-name="P3" draw:layer="layout" svg:width="1.169cm" svg:height="1.164cm" svg:x="15.125cm" svg:y="12.859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line draw:style-name="gr6" draw:text-style-name="P11" draw:layer="layout" svg:x1="16.294cm" svg:y1="13.463cm" svg:x2="19.795cm" svg:y2="13.467cm">
              <text:p/>
            </draw:line>
            <draw:custom-shape draw:style-name="gr53" draw:text-style-name="P3" draw:layer="layout" svg:width="1.04cm" svg:height="1.041cm" svg:x="15.377cm" svg:y="12.956cm">
              <text:p text:style-name="P10"><text:span text:style-name="T9">x</text:span></text:p>
              <draw:enhanced-geometry svg:viewBox="0 0 21600 21600" draw:type="mso-spt202" draw:enhanced-path="M 0 0 L 21600 0 21600 21600 0 21600 0 0 Z N"/>
            </draw:custom-shape>
            <draw:custom-shape draw:style-name="gr54" draw:text-style-name="P3" draw:layer="layout" svg:width="1.151cm" svg:height="1.041cm" svg:x="20.073cm" svg:y="12.956cm">
              <text:p text:style-name="P10"><text:span text:style-name="T9">y</text:span></text:p>
              <draw:enhanced-geometry svg:viewBox="0 0 21600 21600" draw:type="mso-spt202" draw:enhanced-path="M 0 0 L 21600 0 21600 21600 0 21600 0 0 Z N"/>
            </draw:custom-shape>
            <draw:custom-shape draw:style-name="gr17" draw:text-style-name="P3" draw:layer="layout" svg:width="0.899cm" svg:height="1.15cm" svg:x="17.595cm" svg:y="12.431cm">
              <text:p text:style-name="P17"><text:span text:style-name="T21">u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3" draw:text-style-name="P3" draw:layer="layout" svg:width="1.707cm" svg:height="1.04cm" svg:x="13.992cm" svg:y="13.829cm">
            <text:p text:style-name="P34"><text:span text:style-name="T67"></text:span><text:span text:style-name="T2">(x)‏</text:span></text:p>
            <draw:enhanced-geometry svg:viewBox="0 0 21600 21600" draw:type="mso-spt202" draw:enhanced-path="M 0 0 L 21600 0 21600 21600 0 21600 0 0 Z N"/>
          </draw:custom-shape>
        </draw:g>
        <draw:custom-shape draw:style-name="gr45" draw:text-style-name="P3" xml:id="id68" draw:id="id68" draw:layer="layout" svg:width="3.016cm" svg:height="1.375cm" svg:x="20.192cm" svg:y="18.199cm">
          <text:p text:style-name="P36"><text:span text:style-name="T46">A(y) = u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fill="hold" smil:targetElement="id6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1s" smil:fill="hold" smil:targetElement="id66" svg:path="M -3.33333 -6 -4.63499 -8 L -3.33333 -6 0.09363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fill="hold" smil:targetElement="id67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10" draw:text-style-name="P3" draw:layer="layout" svg:width="22.402cm" svg:height="1.398cm" svg:x="2.566cm" svg:y="4.665cm">
          <text:p text:style-name="P9"><text:span text:style-name="T12">Rotulação inversa: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759cm" svg:height="3.702cm" svg:x="5.402cm" svg:y="6.068cm">
          <text:p xml:id="id69" text:id="id69" text:style-name="P40"><text:span text:style-name="T8">x marcado </text:span><text:span text:style-name="T63"></text:span><text:span text:style-name="T8">(x)‏</text:span></text:p>
          <text:p xml:id="id70" text:id="id70" text:style-name="P40"><text:span text:style-name="T8">arco u = (y,x)‏</text:span></text:p>
          <text:p xml:id="id71" text:id="id71" text:style-name="P40"><text:span text:style-name="T8">f(u) &gt; 0</text:span></text:p>
          <text:p xml:id="id72" text:id="id72" text:style-name="P40"><text:span text:style-name="T8">y não marcado</text:span></text:p>
          <draw:enhanced-geometry svg:viewBox="0 0 21600 21600" draw:type="mso-spt202" draw:enhanced-path="M 0 0 L 21600 0 21600 21600 0 21600 0 0 Z N"/>
        </draw:custom-shape>
        <draw:g xml:id="id74" draw:id="id74">
          <draw:custom-shape draw:style-name="gr51" draw:text-style-name="P3" draw:layer="layout" svg:width="0.467cm" svg:height="3.964cm" svg:x="11.624cm" svg:y="6.11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5" draw:text-style-name="P3" draw:layer="layout" svg:width="9.057cm" svg:height="1.125cm" svg:x="15.655cm" svg:y="7.466cm">
            <text:p text:style-name="P42"><text:span text:style-name="T66"></text:span><text:span text:style-name="T12">(y) = min { </text:span><text:span text:style-name="T66"></text:span><text:span text:style-name="T12">(x), f(u) }</text:span></text:p>
            <draw:enhanced-geometry svg:viewBox="0 0 21600 21600" draw:type="mso-spt202" draw:enhanced-path="M 0 0 L 21600 0 21600 21600 0 21600 0 0 Z N"/>
          </draw:custom-shape>
          <draw:custom-shape draw:style-name="gr52" draw:text-style-name="P3" draw:layer="layout" svg:width="1.398cm" svg:height="0.701cm" svg:x="13.022cm" svg:y="7.801cm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</draw:g>
        <draw:g xml:id="id73" draw:id="id73">
          <draw:g>
            <draw:custom-shape draw:style-name="gr4" draw:text-style-name="P3" draw:layer="layout" svg:width="1.169cm" svg:height="1.168cm" svg:x="19.795cm" svg:y="5.045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4" draw:text-style-name="P3" draw:layer="layout" svg:width="1.169cm" svg:height="1.168cm" svg:x="15.125cm" svg:y="5.045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line draw:style-name="gr7" draw:text-style-name="P11" draw:layer="layout" svg:x1="16.294cm" svg:y1="5.658cm" svg:x2="19.795cm" svg:y2="5.662cm">
              <text:p/>
            </draw:line>
            <draw:custom-shape draw:style-name="gr53" draw:text-style-name="P3" draw:layer="layout" svg:width="1.04cm" svg:height="1.041cm" svg:x="15.377cm" svg:y="5.142cm">
              <text:p text:style-name="P10"><text:span text:style-name="T9">x</text:span></text:p>
              <draw:enhanced-geometry svg:viewBox="0 0 21600 21600" draw:type="mso-spt202" draw:enhanced-path="M 0 0 L 21600 0 21600 21600 0 21600 0 0 Z N"/>
            </draw:custom-shape>
            <draw:custom-shape draw:style-name="gr54" draw:text-style-name="P3" draw:layer="layout" svg:width="1.151cm" svg:height="1.041cm" svg:x="20.073cm" svg:y="5.142cm">
              <text:p text:style-name="P10"><text:span text:style-name="T9">y</text:span></text:p>
              <draw:enhanced-geometry svg:viewBox="0 0 21600 21600" draw:type="mso-spt202" draw:enhanced-path="M 0 0 L 21600 0 21600 21600 0 21600 0 0 Z N"/>
            </draw:custom-shape>
            <draw:custom-shape draw:style-name="gr17" draw:text-style-name="P3" draw:layer="layout" svg:width="0.899cm" svg:height="1.15cm" svg:x="17.595cm" svg:y="4.617cm">
              <text:p text:style-name="P17"><text:span text:style-name="T21">u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3" draw:text-style-name="P3" draw:layer="layout" svg:width="1.707cm" svg:height="1.04cm" svg:x="13.992cm" svg:y="6.015cm">
            <text:p text:style-name="P34"><text:span text:style-name="T67"></text:span><text:span text:style-name="T2">(x)‏</text:span></text:p>
            <draw:enhanced-geometry svg:viewBox="0 0 21600 21600" draw:type="mso-spt202" draw:enhanced-path="M 0 0 L 21600 0 21600 21600 0 21600 0 0 Z N"/>
          </draw:custom-shape>
        </draw:g>
        <draw:custom-shape draw:style-name="gr45" draw:text-style-name="P3" xml:id="id75" draw:id="id75" draw:layer="layout" svg:width="3.016cm" svg:height="1.375cm" svg:x="20.192cm" svg:y="10.5cm">
          <text:p text:style-name="P36"><text:span text:style-name="T46">A(y) = u</text:span></text:p>
          <draw:enhanced-geometry svg:viewBox="0 0 21600 21600" draw:type="mso-spt202" draw:enhanced-path="M 0 0 L 21600 0 21600 21600 0 21600 0 0 Z N"/>
        </draw:custom-shape>
        <draw:g xml:id="id76" draw:id="id76">
          <draw:custom-shape draw:style-name="gr56" draw:text-style-name="P3" draw:layer="layout" svg:width="13.767cm" svg:height="7.232cm" svg:x="7.466cm" svg:y="12.13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3.149cm" svg:height="6.203cm" svg:x="7.66cm" svg:y="12.374cm">
            <text:p text:style-name="P22"><text:span text:style-name="T31">f(</text:span><text:span text:style-name="T32">u</text:span><text:span text:style-name="T31">) </text:span><text:span text:style-name="T35"></text:span><text:span text:style-name="T31"> 0 </text:span><text:span text:style-name="T35"></text:span><text:span text:style-name="T32">u</text:span></text:p>
            <text:p text:style-name="P43"><text:span text:style-name="T31">ROTULAR(f,</text:span><text:span text:style-name="T35"></text:span><text:span text:style-name="T31">,A)‏</text:span></text:p>
            <text:p text:style-name="P43"><text:span text:style-name="T30">Enquanto</text:span><text:span text:style-name="T31"> </text:span><text:span text:style-name="T35"></text:span><text:span text:style-name="T31"> &gt; 0 </text:span><text:span text:style-name="T30">faça</text:span></text:p>
            <text:p text:style-name="P43"><text:span text:style-name="T31"><text:s text:c="3"/></text:span><text:span text:style-name="T31">ALTERAR_FLUXOS(f,</text:span><text:span text:style-name="T35"></text:span><text:span text:style-name="T31">,A)‏</text:span></text:p>
            <text:p text:style-name="P43"><text:span text:style-name="T31"><text:s text:c="3"/></text:span><text:span text:style-name="T31">ROTULAR(f,</text:span><text:span text:style-name="T35"></text:span><text:span text:style-name="T31">,A)‏</text:span></text:p>
            <text:p text:style-name="P43"><text:span text:style-name="T30">fim-enquanto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1s" smil:fill="hold" smil:targetElement="id73" svg:path="M -3.33333 -6 -4.63499 -8 L -3.33333 -6 0.09363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fill="hold" smil:targetElement="id74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fill="hold" smil:targetElement="id76" smil:type="dissolv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56" draw:text-style-name="P3" xml:id="id77" draw:id="id77" draw:layer="layout" svg:width="23.433cm" svg:height="16.347cm" svg:x="2.002cm" svg:y="4.154cm">
          <text:p text:style-name="P4"/>
          <draw:enhanced-geometry svg:viewBox="0 0 21600 21600" draw:type="rectangle" draw:enhanced-path="M 0 0 L 21600 0 21600 21600 0 21600 0 0 Z N"/>
        </draw:custom-shape>
        <draw:custom-shape draw:style-name="gr57" draw:text-style-name="P3" xml:id="id78" draw:id="id78" draw:layer="layout" svg:width="23.861cm" svg:height="14.344cm" svg:x="2.769cm" svg:y="4.577cm">
          <text:p text:style-name="P44"><text:span text:style-name="T68">ROTULAR</text:span><text:span text:style-name="T69">(f,</text:span><text:span text:style-name="T63"></text:span><text:span text:style-name="T69">,A)‏</text:span></text:p>
          <text:p text:style-name="P45"><text:span text:style-name="T63"></text:span><text:span text:style-name="T69">(S) </text:span><text:span text:style-name="T63"></text:span><text:span text:style-name="T69"> +</text:span><text:span text:style-name="T63"></text:span></text:p>
          <text:p text:style-name="P46"><text:span text:style-name="T69">Y </text:span><text:span text:style-name="T63"></text:span><text:span text:style-name="T69"> {S}</text:span></text:p>
          <text:p text:style-name="P46"><text:span text:style-name="T70">Enquanto</text:span><text:span text:style-name="T69"> P </text:span><text:span text:style-name="T63"></text:span><text:span text:style-name="T69"> Y </text:span><text:span text:style-name="T70">e</text:span><text:span text:style-name="T69"> </text:span><text:span text:style-name="T63"></text:span><text:span text:style-name="T69"> &gt; 0 </text:span><text:span text:style-name="T70">faça</text:span></text:p>
          <text:p text:style-name="P46"><text:span text:style-name="T69"><text:s text:c="3"/></text:span><text:span text:style-name="T70">Se</text:span><text:span text:style-name="T69"> </text:span><text:span text:style-name="T63"></text:span><text:span text:style-name="T69">u =(x,y): x </text:span><text:span text:style-name="T63"></text:span><text:span text:style-name="T69"> Y, y </text:span><text:span text:style-name="T63"></text:span><text:span text:style-name="T69"> Y </text:span><text:span text:style-name="T70">e</text:span><text:span text:style-name="T69"> f(u) &lt; c(u) </text:span><text:span text:style-name="T70">então</text:span></text:p>
          <text:p text:style-name="P46"><text:span text:style-name="T69"><text:s text:c="6"/></text:span><text:span text:style-name="T69">Y </text:span><text:span text:style-name="T63"></text:span><text:span text:style-name="T69"> Y </text:span><text:span text:style-name="T63"></text:span><text:span text:style-name="T69"> {y}</text:span></text:p>
          <text:p text:style-name="P46"><text:span text:style-name="T69"><text:s text:c="6"/></text:span><text:span text:style-name="T69">A(y) </text:span><text:span text:style-name="T63"></text:span><text:span text:style-name="T69"> u</text:span></text:p>
          <text:p text:style-name="P46"><text:span text:style-name="T69"><text:s text:c="6"/></text:span><text:span text:style-name="T63"></text:span><text:span text:style-name="T69">(y) </text:span><text:span text:style-name="T63"></text:span><text:span text:style-name="T69"> min {</text:span><text:span text:style-name="T63"></text:span><text:span text:style-name="T69">(x), c(u)-f(u)}</text:span></text:p>
          <text:p text:style-name="P46"><text:span text:style-name="T69"><text:s text:c="3"/></text:span><text:span text:style-name="T70">Senão</text:span></text:p>
          <text:p text:style-name="P46"><text:span text:style-name="T69"><text:s text:c="6"/></text:span><text:span text:style-name="T70">Se</text:span><text:span text:style-name="T69"> </text:span><text:span text:style-name="T63"></text:span><text:span text:style-name="T69">u =(y,x): x </text:span><text:span text:style-name="T63"></text:span><text:span text:style-name="T69"> Y, y </text:span><text:span text:style-name="T63"></text:span><text:span text:style-name="T69"> Y </text:span><text:span text:style-name="T70">e</text:span><text:span text:style-name="T69"> f(u) &gt; 0 </text:span><text:span text:style-name="T70">então</text:span></text:p>
          <text:p text:style-name="P46"><text:span text:style-name="T69"><text:s text:c="9"/></text:span><text:span text:style-name="T69">Y </text:span><text:span text:style-name="T63"></text:span><text:span text:style-name="T69"> Y </text:span><text:span text:style-name="T63"></text:span><text:span text:style-name="T69"> {y}</text:span></text:p>
          <text:p text:style-name="P46"><text:span text:style-name="T69"><text:s text:c="9"/></text:span><text:span text:style-name="T69">A(y) </text:span><text:span text:style-name="T63"></text:span><text:span text:style-name="T69"> u</text:span></text:p>
          <text:p text:style-name="P46"><text:span text:style-name="T69"><text:s text:c="9"/></text:span><text:span text:style-name="T63"></text:span><text:span text:style-name="T69">(y) </text:span><text:span text:style-name="T63"></text:span><text:span text:style-name="T69"> min {</text:span><text:span text:style-name="T63"></text:span><text:span text:style-name="T69">(x), f(u)}</text:span></text:p>
          <text:p text:style-name="P46"><text:span text:style-name="T69"><text:s text:c="6"/></text:span><text:span text:style-name="T70">Senão</text:span></text:p>
          <text:p text:style-name="P46"><text:span text:style-name="T69"><text:s text:c="9"/></text:span><text:span text:style-name="T63"></text:span><text:span text:style-name="T69"> </text:span><text:span text:style-name="T63"></text:span><text:span text:style-name="T69"> </text:span><text:span text:style-name="T69">0</text:span></text:p>
          <text:p text:style-name="P46"><text:span text:style-name="T70">fim-enquanto</text:span></text:p>
          <text:p text:style-name="P46"><text:span text:style-name="T70">Se</text:span><text:span text:style-name="T69"> P </text:span><text:span text:style-name="T63"></text:span><text:span text:style-name="T69"> Y </text:span><text:span text:style-name="T70">então</text:span><text:span text:style-name="T69"> </text:span><text:span text:style-name="T63"></text:span><text:span text:style-name="T69"> </text:span><text:span text:style-name="T63"></text:span><text:span text:style-name="T69"> </text:span><text:span text:style-name="T63"></text:span><text:span text:style-name="T69">(P) </text:span></text:p>
          <text:p text:style-name="P46"><text:span text:style-name="T68">FIM-ROTULAR</text:span><text:span text:style-name="T69"> <text:s text:c="6"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fill="hold" smil:targetElement="id77" smil:type="dissolv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fill="hold" smil:targetElement="id78" smil:type="dissolv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56" draw:text-style-name="P3" xml:id="id79" draw:id="id79" draw:layer="layout" svg:width="15.398cm" svg:height="12.365cm" svg:x="6.765cm" svg:y="5.133cm">
          <text:p text:style-name="P4"/>
          <draw:enhanced-geometry svg:viewBox="0 0 21600 21600" draw:type="rectangle" draw:enhanced-path="M 0 0 L 21600 0 21600 21600 0 21600 0 0 Z N"/>
        </draw:custom-shape>
        <draw:custom-shape draw:style-name="gr57" draw:text-style-name="P3" xml:id="id80" draw:id="id80" draw:layer="layout" svg:width="12.166cm" svg:height="10.313cm" svg:x="8.383cm" svg:y="5.556cm">
          <text:p text:style-name="P44"><text:span text:style-name="T68">ALTERAR_FLUXOS</text:span><text:span text:style-name="T69">(f,</text:span><text:span text:style-name="T63"></text:span><text:span text:style-name="T69">,A)‏</text:span></text:p>
          <text:p text:style-name="P46"><text:span text:style-name="T69">x </text:span><text:span text:style-name="T63"></text:span><text:span text:style-name="T69"> P</text:span></text:p>
          <text:p text:style-name="P46"><text:span text:style-name="T69">f(P,S) </text:span><text:span text:style-name="T63"></text:span><text:span text:style-name="T69"> f(P,S) + </text:span><text:span text:style-name="T63"></text:span></text:p>
          <text:p text:style-name="P46"><text:span text:style-name="T70">Enquanto</text:span><text:span text:style-name="T69"> x </text:span><text:span text:style-name="T63"></text:span><text:span text:style-name="T69"> S </text:span><text:span text:style-name="T70">faça</text:span></text:p>
          <text:p text:style-name="P46"><text:span text:style-name="T69"><text:s text:c="3"/></text:span><text:span text:style-name="T69">u </text:span><text:span text:style-name="T63"></text:span><text:span text:style-name="T69"> A(x)‏</text:span></text:p>
          <text:p text:style-name="P46"><text:span text:style-name="T69"><text:s text:c="3"/></text:span><text:span text:style-name="T70">Se</text:span><text:span text:style-name="T69"> x = T(u) </text:span><text:span text:style-name="T70">então</text:span></text:p>
          <text:p text:style-name="P46"><text:span text:style-name="T69"><text:s text:c="6"/></text:span><text:span text:style-name="T69">f(u) </text:span><text:span text:style-name="T63"></text:span><text:span text:style-name="T69"> f(u) + </text:span><text:span text:style-name="T63"></text:span></text:p>
          <text:p text:style-name="P46"><text:span text:style-name="T69"><text:s text:c="6"/></text:span><text:span text:style-name="T69">x </text:span><text:span text:style-name="T63"></text:span><text:span text:style-name="T69"> I(u)‏</text:span></text:p>
          <text:p text:style-name="P46"><text:span text:style-name="T70"><text:s text:c="3"/></text:span><text:span text:style-name="T70">Senão</text:span></text:p>
          <text:p text:style-name="P46"><text:span text:style-name="T69"><text:s text:c="6"/></text:span><text:span text:style-name="T69">f(u) </text:span><text:span text:style-name="T63"></text:span><text:span text:style-name="T69"> f(u) - </text:span><text:span text:style-name="T63"></text:span></text:p>
          <text:p text:style-name="P46"><text:span text:style-name="T69"><text:s text:c="6"/></text:span><text:span text:style-name="T69">x </text:span><text:span text:style-name="T63"></text:span><text:span text:style-name="T69"> T(u)‏</text:span></text:p>
          <text:p text:style-name="P46"><text:span text:style-name="T70">fim-enquanto</text:span></text:p>
          <text:p text:style-name="P46"><text:span text:style-name="T68">FIM-ALTERAR_FLUXO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fill="hold" smil:targetElement="id79" smil:type="dissolv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fill="hold" smil:targetElement="id80" smil:type="dissolv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0">
        <draw:g xml:id="id96" draw:id="id96">
          <draw:custom-shape draw:style-name="gr58" draw:text-style-name="P3" draw:layer="layout" svg:width="4.432cm" svg:height="7.933cm" svg:x="19.601cm" svg:y="11.39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19.601cm" svg:y1="11.377cm" svg:x2="24.037cm" svg:y2="11.381cm">
              <text:p/>
            </draw:line>
            <draw:line draw:style-name="gr59" draw:text-style-name="P11" draw:layer="layout" svg:x1="19.601cm" svg:y1="11.377cm" svg:x2="19.606cm" svg:y2="19.368cm">
              <text:p/>
            </draw:line>
            <draw:line draw:style-name="gr59" draw:text-style-name="P11" draw:layer="layout" svg:x1="24.033cm" svg:y1="11.377cm" svg:x2="24.037cm" svg:y2="19.368cm">
              <text:p/>
            </draw:line>
            <draw:line draw:style-name="gr59" draw:text-style-name="P11" draw:layer="layout" svg:x1="19.601cm" svg:y1="19.368cm" svg:x2="24.037cm" svg:y2="19.372cm">
              <text:p/>
            </draw:line>
          </draw:g>
        </draw:g>
        <draw:g xml:id="id82" draw:id="id82">
          <draw:custom-shape draw:style-name="gr58" draw:text-style-name="P3" draw:layer="layout" svg:width="14.235cm" svg:height="6.279cm" svg:x="2.8cm" svg:y="12.387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2.8cm" svg:y1="12.387cm" svg:x2="17.035cm" svg:y2="12.391cm">
              <text:p/>
            </draw:line>
            <draw:line draw:style-name="gr59" draw:text-style-name="P11" draw:layer="layout" svg:x1="2.8cm" svg:y1="12.387cm" svg:x2="2.805cm" svg:y2="18.658cm">
              <text:p/>
            </draw:line>
            <draw:line draw:style-name="gr59" draw:text-style-name="P11" draw:layer="layout" svg:x1="17.035cm" svg:y1="12.387cm" svg:x2="17.039cm" svg:y2="18.658cm">
              <text:p/>
            </draw:line>
            <draw:line draw:style-name="gr59" draw:text-style-name="P11" draw:layer="layout" svg:x1="2.8cm" svg:y1="18.658cm" svg:x2="17.035cm" svg:y2="18.662cm">
              <text:p/>
            </draw:line>
          </draw:g>
        </draw:g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1cm" svg:height="0.806cm" svg:x="9.622cm" svg:y="6.1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9.653cm" svg:y="6.028cm">
            <text:p text:style-name="P10"><text:span text:style-name="T9">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76cm" svg:height="0.806cm" svg:x="17.56cm" svg:y="6.1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17.586cm" svg:y="6.028cm">
            <text:p text:style-name="P10"><text:span text:style-name="T9">P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34cm" svg:y1="4.414cm" svg:x2="17.573cm" svg:y2="6.297cm">
          <text:p/>
        </draw:line>
        <draw:custom-shape draw:style-name="gr11" draw:text-style-name="P3" draw:layer="layout" svg:width="11.761cm" svg:height="3.66cm" svg:x="8.074cm" svg:y="6.606cm">
          <text:p/>
          <draw:enhanced-geometry svg:viewBox="0 0 2179 509" draw:type="non-primitive" draw:enhanced-path="M 1910 0 L 2179 0 2179 509 0 509 0 0 278 1 N"/>
        </draw:custom-shape>
        <draw:custom-shape draw:style-name="gr4" draw:text-style-name="P3" draw:layer="layout" svg:width="0.781cm" svg:height="0.803cm" svg:x="13.573cm" svg:y="3.92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5cm" svg:height="1.041cm" svg:x="13.719cm" svg:y="3.819cm">
          <text:p text:style-name="P10"><text:span text:style-name="T9">a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0.385cm" svg:y1="6.703cm" svg:x2="13.617cm" svg:y2="8.586cm">
          <text:p/>
        </draw:line>
        <draw:custom-shape draw:style-name="gr4" draw:text-style-name="P3" draw:layer="layout" svg:width="0.776cm" svg:height="0.807cm" draw:transform="rotate (0.06981317007976) translate (13.48cm 8.296cm)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6cm" svg:height="1.041cm" draw:transform="rotate (0.06981317007976) translate (13.75cm 8.198cm)">
          <text:p text:style-name="P10"><text:span text:style-name="T9">b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3.869cm" svg:y1="4.758cm" svg:x2="13.873cm" svg:y2="8.246cm">
          <text:p/>
        </draw:line>
        <draw:custom-shape draw:style-name="gr5" draw:text-style-name="P3" xml:id="id111" draw:id="id111" draw:layer="layout" svg:width="1.468cm" svg:height="1.041cm" svg:x="11.038cm" svg:y="7.726cm">
          <text:p text:style-name="P10"><text:span text:style-name="T23">2, 4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0.38cm" svg:y1="6.3cm" svg:x2="13.613cm" svg:y2="4.303cm">
          <text:p/>
        </draw:line>
        <draw:line draw:style-name="gr6" draw:text-style-name="P11" draw:layer="layout" svg:x1="14.296cm" svg:y1="8.655cm" svg:x2="17.529cm" svg:y2="6.658cm">
          <text:p/>
        </draw:line>
        <draw:custom-shape draw:style-name="gr5" draw:text-style-name="P3" draw:layer="layout" svg:width="1.469cm" svg:height="1.041cm" svg:x="11.024cm" svg:y="4.432cm">
          <text:p text:style-name="P10"><text:span text:style-name="T23">1, 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6.351cm" svg:y="7.307cm">
          <text:p text:style-name="P10"><text:span text:style-name="T23">3, 3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03" draw:id="id103" draw:layer="layout" svg:width="1.469cm" svg:height="1.041cm" svg:x="16.351cm" svg:y="4.665cm">
          <text:p text:style-name="P10"><text:span text:style-name="T23">0, 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07" draw:id="id107" draw:layer="layout" svg:width="1.469cm" svg:height="1.041cm" svg:x="12.475cm" svg:y="5.808cm">
          <text:p text:style-name="P10"><text:span text:style-name="T23">1, 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99" draw:id="id99" draw:layer="layout" svg:width="1.557cm" svg:height="1.096cm" svg:x="13.286cm" svg:y="9.419cm">
          <text:p text:style-name="P10"><text:span text:style-name="T23">3,</text:span><text:span text:style-name="T49"> </text:span><text:span text:style-name="T57">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94" draw:id="id94" draw:layer="layout" svg:width="4.436cm" svg:height="1.253cm" svg:x="12.365cm" svg:y="16.126cm">
          <text:p text:style-name="P15"><text:span text:style-name="T71">A(P) = (a,P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3" draw:id="id93" draw:layer="layout" svg:width="5.6cm" svg:height="1.253cm" svg:x="6.954cm" svg:y="16.126cm">
          <text:p text:style-name="P47"><text:span text:style-name="T71">Y = {S, b, a, P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2" draw:id="id92" draw:layer="layout" svg:width="3.501cm" svg:height="1.253cm" svg:x="2.8cm" svg:y="16.126cm">
          <text:p text:style-name="P35"><text:span text:style-name="T72"></text:span><text:span text:style-name="T71">(P) 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1" draw:id="id91" draw:layer="layout" svg:width="4.436cm" svg:height="1.252cm" svg:x="12.365cm" svg:y="14.874cm">
          <text:p text:style-name="P15"><text:span text:style-name="T71">A(a) = (a,b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0" draw:id="id90" draw:layer="layout" svg:width="5.6cm" svg:height="1.252cm" svg:x="6.954cm" svg:y="14.874cm">
          <text:p text:style-name="P47"><text:span text:style-name="T71">Y = {S, b, a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9" draw:id="id89" draw:layer="layout" svg:width="3.501cm" svg:height="1.252cm" svg:x="2.8cm" svg:y="14.874cm">
          <text:p text:style-name="P35"><text:span text:style-name="T72"></text:span><text:span text:style-name="T71">(a) 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5" draw:id="id95" draw:layer="layout" svg:width="2.8cm" svg:height="1.252cm" svg:x="3.268cm" svg:y="17.383cm">
          <text:p text:style-name="P48"><text:span text:style-name="T73"></text:span><text:span text:style-name="T74"> </text:span><text:span text:style-name="T74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8" draw:id="id88" draw:layer="layout" svg:width="4.436cm" svg:height="1.252cm" svg:x="12.365cm" svg:y="13.622cm">
          <text:p text:style-name="P15"><text:span text:style-name="T71">A(b) = (S,b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7" draw:id="id87" draw:layer="layout" svg:width="5.6cm" svg:height="1.252cm" svg:x="6.954cm" svg:y="13.622cm">
          <text:p text:style-name="P47"><text:span text:style-name="T71">Y = {S, b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6" draw:id="id86" draw:layer="layout" svg:width="3.501cm" svg:height="1.252cm" svg:x="2.8cm" svg:y="13.622cm">
          <text:p text:style-name="P35"><text:span text:style-name="T72"></text:span><text:span text:style-name="T71">(b) =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5" draw:id="id85" draw:layer="layout" svg:width="4.436cm" svg:height="1.252cm" svg:x="12.365cm" svg:y="12.365cm">
          <text:p text:style-name="P15"><text:span text:style-name="T71">A(S) = (P,S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4" draw:id="id84" draw:layer="layout" svg:width="5.6cm" svg:height="1.252cm" svg:x="6.954cm" svg:y="12.365cm">
          <text:p text:style-name="P47"><text:span text:style-name="T71">Y = {S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3" draw:id="id83" draw:layer="layout" svg:width="4.198cm" svg:height="1.252cm" svg:x="2.8cm" svg:y="12.365cm">
          <text:p text:style-name="P49"><text:span text:style-name="T72"></text:span><text:span text:style-name="T71">(S) = +</text:span><text:span text:style-name="T75">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9" draw:id="id109" draw:layer="layout" svg:width="4.436cm" svg:height="1.332cm" svg:x="19.601cm" svg:y="15.469cm">
          <text:p text:style-name="P50"><text:span text:style-name="T71">f(S,b) = 3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5" draw:id="id105" draw:layer="layout" svg:width="4.436cm" svg:height="1.332cm" svg:x="19.601cm" svg:y="14.133cm">
          <text:p text:style-name="P50"><text:span text:style-name="T71">f(a,b) 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1" draw:id="id101" draw:layer="layout" svg:width="4.436cm" svg:height="1.332cm" svg:x="19.601cm" svg:y="12.801cm">
          <text:p text:style-name="P50"><text:span text:style-name="T71">f(a,P) 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5" draw:id="id115" draw:layer="layout" svg:width="4.436cm" svg:height="1.332cm" svg:x="19.601cm" svg:y="18.036cm">
          <text:p text:style-name="P50"><text:span text:style-name="T71">f(b,P) = 3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3" draw:id="id113" draw:layer="layout" svg:width="4.436cm" svg:height="1.332cm" svg:x="19.601cm" svg:y="16.801cm">
          <text:p text:style-name="P50"><text:span text:style-name="T71">f(S,a) 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7" draw:id="id97" draw:layer="layout" svg:width="4.436cm" svg:height="1.332cm" svg:x="19.601cm" svg:y="11.377cm">
          <text:p text:style-name="P50"><text:span text:style-name="T71">f(P,S) = 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0" draw:id="id100" draw:layer="layout" svg:width="1.557cm" svg:height="1.096cm" svg:x="13.286cm" svg:y="9.419cm">
          <text:p text:style-name="P10"><text:span text:style-name="T23">4,</text:span><text:span text:style-name="T49"> </text:span><text:span text:style-name="T57"></text:span></text:p>
          <draw:enhanced-geometry svg:viewBox="0 0 21600 21600" draw:type="mso-spt202" draw:enhanced-path="M 0 0 L 21600 0 21600 21600 0 21600 0 0 Z N"/>
        </draw:custom-shape>
        <draw:custom-shape draw:style-name="gr60" draw:text-style-name="P3" xml:id="id98" draw:id="id98" draw:layer="layout" svg:width="11.761cm" svg:height="3.66cm" svg:x="8.074cm" svg:y="6.606cm">
          <text:p text:style-name="P4"/>
          <draw:enhanced-geometry svg:viewBox="0 0 2179 509" draw:type="non-primitive" draw:enhanced-path="M 1910 0 L 2179 0 2179 509 0 509 0 0 278 1 N"/>
        </draw:custom-shape>
        <draw:custom-shape draw:style-name="gr61" draw:text-style-name="P3" xml:id="id114" draw:id="id114" draw:layer="layout" svg:width="3.232cm" svg:height="1.988cm" svg:x="10.403cm" svg:y="4.322cm">
          <text:p text:style-name="P4"/>
          <draw:enhanced-geometry svg:viewBox="0 0 3233 1990" draw:type="non-primitive" draw:enhanced-path="M 0 1989 L 3232 0 N"/>
        </draw:custom-shape>
        <draw:custom-shape draw:style-name="gr62" draw:text-style-name="P3" xml:id="id102" draw:id="id102" draw:layer="layout" svg:width="3.233cm" svg:height="1.883cm" svg:x="14.318cm" svg:y="4.388cm">
          <text:p text:style-name="P4"/>
          <draw:enhanced-geometry svg:viewBox="0 0 3234 1883" draw:type="non-primitive" draw:enhanced-path="M 0 0 L 3233 1882 N"/>
        </draw:custom-shape>
        <draw:custom-shape draw:style-name="gr5" draw:text-style-name="P3" xml:id="id104" draw:id="id104" draw:layer="layout" svg:width="1.468cm" svg:height="1.041cm" svg:x="16.334cm" svg:y="4.665cm">
          <text:p text:style-name="P10"><text:span text:style-name="T23">1, 5</text:span></text:p>
          <draw:enhanced-geometry svg:viewBox="0 0 21600 21600" draw:type="mso-spt202" draw:enhanced-path="M 0 0 L 21600 0 21600 21600 0 21600 0 0 Z N"/>
        </draw:custom-shape>
        <draw:custom-shape draw:style-name="gr63" draw:text-style-name="P3" xml:id="id106" draw:id="id106" draw:layer="layout" svg:width="0.004cm" svg:height="3.488cm" svg:x="13.869cm" svg:y="4.798cm">
          <text:p text:style-name="P4"/>
          <draw:enhanced-geometry svg:viewBox="0 0 5 3487" draw:type="non-primitive" draw:enhanced-path="M 0 0 L 4 3486 N"/>
        </draw:custom-shape>
        <draw:custom-shape draw:style-name="gr5" draw:text-style-name="P3" xml:id="id108" draw:id="id108" draw:layer="layout" svg:width="1.469cm" svg:height="1.041cm" svg:x="12.475cm" svg:y="5.834cm">
          <text:p text:style-name="P10"><text:span text:style-name="T23">0, 2</text:span></text:p>
          <draw:enhanced-geometry svg:viewBox="0 0 21600 21600" draw:type="mso-spt202" draw:enhanced-path="M 0 0 L 21600 0 21600 21600 0 21600 0 0 Z N"/>
        </draw:custom-shape>
        <draw:custom-shape draw:style-name="gr64" draw:text-style-name="P3" xml:id="id110" draw:id="id110" draw:layer="layout" svg:width="3.233cm" svg:height="1.883cm" svg:x="10.411cm" svg:y="6.725cm">
          <text:p text:style-name="P4"/>
          <draw:enhanced-geometry svg:viewBox="0 0 3233 1882" draw:type="non-primitive" draw:enhanced-path="M 0 0 L 3232 1881 N"/>
        </draw:custom-shape>
        <draw:custom-shape draw:style-name="gr5" draw:text-style-name="P3" xml:id="id112" draw:id="id112" draw:layer="layout" svg:width="1.468cm" svg:height="1.041cm" svg:x="11.06cm" svg:y="7.743cm">
          <text:p text:style-name="P10"><text:span text:style-name="T23">3, 4</text:span></text:p>
          <draw:enhanced-geometry svg:viewBox="0 0 21600 21600" draw:type="mso-spt202" draw:enhanced-path="M 0 0 L 21600 0 21600 21600 0 21600 0 0 Z N"/>
        </draw:custom-shape>
        <draw:custom-shape draw:style-name="gr65" draw:text-style-name="P3" xml:id="id116" draw:id="id116" draw:layer="layout" svg:width="3.233cm" svg:height="1.989cm" svg:x="14.318cm" svg:y="6.654cm">
          <text:p text:style-name="P4"/>
          <draw:enhanced-geometry svg:viewBox="0 0 3234 1989" draw:type="non-primitive" draw:enhanced-path="M 0 1988 L 3233 0 N"/>
        </draw:custom-shape>
        <draw:custom-shape draw:style-name="gr13" draw:text-style-name="P3" xml:id="id81" draw:id="id81" draw:layer="layout" svg:width="4.088cm" svg:height="1.112cm" svg:x="4.374cm" svg:y="10.967cm">
          <text:p text:style-name="P27"><text:span text:style-name="T16">Marcação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0;width" smil:keyTimes="0;1"/>
                  <anim:animate smil:dur="0.5s" smil:fill="hold" smil:targetElement="id95" smil:attributeName="height" smil:values="0;height" smil:keyTimes="0;1"/>
                  <anim:transitionFilter smil:dur="0.5s" smil:fill="hold" smil:targetElement="id9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0;width" smil:keyTimes="0;1"/>
                  <anim:animate smil:dur="0.5s" smil:fill="hold" smil:targetElement="id98" smil:attributeName="height" smil:values="0;height" smil:keyTimes="0;1"/>
                  <anim:transitionFilter smil:dur="0.5s" smil:fill="hold" smil:targetElement="id98" smil:type="fade" smil:subtype="crossfad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0;width" smil:keyTimes="0;1"/>
                  <anim:animate smil:dur="0.5s" smil:fill="hold" smil:targetElement="id100" smil:attributeName="height" smil:values="0;height" smil:keyTimes="0;1"/>
                  <anim:transitionFilter smil:dur="0.5s" smil:fill="hold" smil:targetElement="id10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0;width" smil:keyTimes="0;1"/>
                  <anim:animate smil:dur="0.5s" smil:fill="hold" smil:targetElement="id102" smil:attributeName="height" smil:values="0;height" smil:keyTimes="0;1"/>
                  <anim:transitionFilter smil:dur="0.5s" smil:fill="hold" smil:targetElement="id102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0;width" smil:keyTimes="0;1"/>
                  <anim:animate smil:dur="0.5s" smil:fill="hold" smil:targetElement="id104" smil:attributeName="height" smil:values="0;height" smil:keyTimes="0;1"/>
                  <anim:transitionFilter smil:dur="0.5s" smil:fill="hold" smil:targetElement="id10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0;width" smil:keyTimes="0;1"/>
                  <anim:animate smil:dur="0.5s" smil:fill="hold" smil:targetElement="id106" smil:attributeName="height" smil:values="0;height" smil:keyTimes="0;1"/>
                  <anim:transitionFilter smil:dur="0.5s" smil:fill="hold" smil:targetElement="id106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0;width" smil:keyTimes="0;1"/>
                  <anim:animate smil:dur="0.5s" smil:fill="hold" smil:targetElement="id108" smil:attributeName="height" smil:values="0;height" smil:keyTimes="0;1"/>
                  <anim:transitionFilter smil:dur="0.5s" smil:fill="hold" smil:targetElement="id10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0;width" smil:keyTimes="0;1"/>
                  <anim:animate smil:dur="0.5s" smil:fill="hold" smil:targetElement="id110" smil:attributeName="height" smil:values="0;height" smil:keyTimes="0;1"/>
                  <anim:transitionFilter smil:dur="0.5s" smil:fill="hold" smil:targetElement="id110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0;width" smil:keyTimes="0;1"/>
                  <anim:animate smil:dur="0.5s" smil:fill="hold" smil:targetElement="id112" smil:attributeName="height" smil:values="0;height" smil:keyTimes="0;1"/>
                  <anim:transitionFilter smil:dur="0.5s" smil:fill="hold" smil:targetElement="id11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  <anim:par smil:begin="0s" smil:dur="indefinite" smil:fill="hold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  <anim:par smil:begin="0s" smil:dur="indefinite" smil:fill="hold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0">
        <draw:g>
          <draw:custom-shape draw:style-name="gr58" draw:text-style-name="P3" draw:layer="layout" svg:width="12.599cm" svg:height="4.881cm" svg:x="7.933cm" svg:y="12.621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7.933cm" svg:y1="12.621cm" svg:x2="20.532cm" svg:y2="12.625cm">
              <text:p/>
            </draw:line>
            <draw:line draw:style-name="gr59" draw:text-style-name="P11" draw:layer="layout" svg:x1="7.933cm" svg:y1="12.621cm" svg:x2="7.938cm" svg:y2="17.489cm">
              <text:p/>
            </draw:line>
            <draw:line draw:style-name="gr59" draw:text-style-name="P11" draw:layer="layout" svg:x1="20.536cm" svg:y1="12.621cm" svg:x2="20.54cm" svg:y2="17.489cm">
              <text:p/>
            </draw:line>
            <draw:line draw:style-name="gr59" draw:text-style-name="P11" draw:layer="layout" svg:x1="7.933cm" svg:y1="17.489cm" svg:x2="20.532cm" svg:y2="17.493cm">
              <text:p/>
            </draw:line>
          </draw:g>
        </draw:g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1cm" svg:height="0.806cm" svg:x="9.622cm" svg:y="6.1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9.653cm" svg:y="6.028cm">
            <text:p text:style-name="P10"><text:span text:style-name="T9">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76cm" svg:height="0.806cm" svg:x="17.56cm" svg:y="6.1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917cm" svg:height="1.041cm" svg:x="17.586cm" svg:y="6.028cm">
            <text:p text:style-name="P10"><text:span text:style-name="T9">P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34cm" svg:y1="4.414cm" svg:x2="17.573cm" svg:y2="6.297cm">
          <text:p/>
        </draw:line>
        <draw:custom-shape draw:style-name="gr11" draw:text-style-name="P3" draw:layer="layout" svg:width="11.761cm" svg:height="3.66cm" svg:x="8.074cm" svg:y="6.606cm">
          <text:p/>
          <draw:enhanced-geometry svg:viewBox="0 0 2179 509" draw:type="non-primitive" draw:enhanced-path="M 1910 0 L 2179 0 2179 509 0 509 0 0 278 1 N"/>
        </draw:custom-shape>
        <draw:custom-shape draw:style-name="gr4" draw:text-style-name="P3" draw:layer="layout" svg:width="0.781cm" svg:height="0.803cm" svg:x="13.573cm" svg:y="3.92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5cm" svg:height="1.041cm" svg:x="13.719cm" svg:y="3.819cm">
          <text:p text:style-name="P10"><text:span text:style-name="T9">a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0.385cm" svg:y1="6.703cm" svg:x2="13.617cm" svg:y2="8.586cm">
          <text:p/>
        </draw:line>
        <draw:custom-shape draw:style-name="gr4" draw:text-style-name="P3" draw:layer="layout" svg:width="0.776cm" svg:height="0.807cm" draw:transform="rotate (0.06981317007976) translate (13.48cm 8.296cm)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5" draw:text-style-name="P3" draw:layer="layout" svg:width="0.856cm" svg:height="1.041cm" draw:transform="rotate (0.06981317007976) translate (13.75cm 8.198cm)">
          <text:p text:style-name="P10"><text:span text:style-name="T9">b</text:span></text:p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3.855cm" svg:y1="4.758cm" svg:x2="13.86cm" svg:y2="8.246cm">
          <text:p/>
        </draw:line>
        <draw:line draw:style-name="gr6" draw:text-style-name="P11" draw:layer="layout" svg:x1="10.38cm" svg:y1="6.3cm" svg:x2="13.613cm" svg:y2="4.303cm">
          <text:p/>
        </draw:line>
        <draw:line draw:style-name="gr6" draw:text-style-name="P11" draw:layer="layout" svg:x1="14.296cm" svg:y1="8.655cm" svg:x2="17.529cm" svg:y2="6.658cm">
          <text:p/>
        </draw:line>
        <draw:custom-shape draw:style-name="gr5" draw:text-style-name="P3" draw:layer="layout" svg:width="1.469cm" svg:height="1.041cm" svg:x="11.024cm" svg:y="4.432cm">
          <text:p text:style-name="P10"><text:span text:style-name="T23">1, 1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6.351cm" svg:y="7.307cm">
          <text:p text:style-name="P10"><text:span text:style-name="T23">3, 3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117" draw:id="id117" draw:layer="layout" svg:width="6.301cm" svg:height="1.253cm" svg:x="8.868cm" svg:y="15.632cm">
          <text:p text:style-name="P48"><text:span text:style-name="T73"></text:span><text:span text:style-name="T74"> </text:span><text:span text:style-name="T74">= 0, <text:s/>P </text:span><text:span text:style-name="T73"></text:span><text:span text:style-name="T74"> 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6cm" svg:height="1.252cm" svg:x="14.702cm" svg:y="14.38cm">
          <text:p text:style-name="P47"><text:span text:style-name="T71">Y = {S, b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02cm" svg:height="1.252cm" svg:x="9.798cm" svg:y="14.38cm">
          <text:p text:style-name="P35"><text:span text:style-name="T72"></text:span><text:span text:style-name="T71">(b) =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57cm" svg:height="1.096cm" svg:x="13.286cm" svg:y="9.419cm">
          <text:p text:style-name="P10"><text:span text:style-name="T23">4,</text:span><text:span text:style-name="T49"> </text:span><text:span text:style-name="T57">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8cm" svg:height="1.041cm" svg:x="16.334cm" svg:y="4.665cm">
          <text:p text:style-name="P10"><text:span text:style-name="T23">1, 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9cm" svg:height="1.041cm" svg:x="12.475cm" svg:y="5.834cm">
          <text:p text:style-name="P10"><text:span text:style-name="T23">0, 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468cm" svg:height="1.041cm" svg:x="11.06cm" svg:y="7.743cm">
          <text:p text:style-name="P10"><text:span text:style-name="T23">3, 4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5.6cm" svg:height="1.252cm" svg:x="14.702cm" svg:y="13.066cm">
          <text:p text:style-name="P47"><text:span text:style-name="T71">Y = {S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198cm" svg:height="1.252cm" svg:x="9.798cm" svg:y="13.066cm">
          <text:p text:style-name="P49"><text:span text:style-name="T72"></text:span><text:span text:style-name="T71">(S) = +</text:span><text:span text:style-name="T75">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xml:id="id118" draw:id="id118" draw:layer="layout" svg:width="1.398cm" svg:height="0.701cm" svg:x="15.632cm" svg:y="16.188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10" draw:text-style-name="P3" xml:id="id119" draw:id="id119" draw:layer="layout" svg:width="2.567cm" svg:height="1.253cm" svg:x="17.731cm" svg:y="15.866cm">
          <text:p text:style-name="P51"><text:span text:style-name="T74">FIM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88cm" svg:height="1.112cm" svg:x="7.871cm" svg:y="11.201cm">
          <text:p text:style-name="P27"><text:span text:style-name="T16">Marcação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0"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47cm" svg:x2="18.856cm" svg:y2="9.252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59cm" svg:height="1.041cm" svg:x="9.834cm" svg:y="7.611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1.232cm" svg:y="5.98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120" draw:id="id120">
          <draw:custom-shape draw:style-name="gr58" draw:text-style-name="P3" draw:layer="layout" svg:width="14.23cm" svg:height="6.279cm" svg:x="2.333cm" svg:y="12.85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2.333cm" svg:y1="12.85cm" svg:x2="16.563cm" svg:y2="12.854cm">
              <text:p/>
            </draw:line>
            <draw:line draw:style-name="gr59" draw:text-style-name="P11" draw:layer="layout" svg:x1="2.333cm" svg:y1="12.85cm" svg:x2="2.337cm" svg:y2="19.121cm">
              <text:p/>
            </draw:line>
            <draw:line draw:style-name="gr59" draw:text-style-name="P11" draw:layer="layout" svg:x1="16.563cm" svg:y1="12.85cm" svg:x2="16.567cm" svg:y2="19.121cm">
              <text:p/>
            </draw:line>
            <draw:line draw:style-name="gr59" draw:text-style-name="P11" draw:layer="layout" svg:x1="2.333cm" svg:y1="19.125cm" svg:x2="16.563cm" svg:y2="19.129cm">
              <text:p/>
            </draw:line>
          </draw:g>
        </draw:g>
        <draw:custom-shape draw:style-name="gr10" draw:text-style-name="P3" xml:id="id132" draw:id="id132" draw:layer="layout" svg:width="4.436cm" svg:height="1.253cm" svg:x="11.902cm" svg:y="16.598cm">
          <text:p text:style-name="P15"><text:span text:style-name="T71">A(7) = (6,7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1" draw:id="id131" draw:layer="layout" svg:width="5.6cm" svg:height="1.253cm" svg:x="6.491cm" svg:y="16.598cm">
          <text:p text:style-name="P47"><text:span text:style-name="T71">Y = {1, 2, 6, 7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0" draw:id="id130" draw:layer="layout" svg:width="3.964cm" svg:height="1.253cm" svg:x="2.333cm" svg:y="16.598cm">
          <text:p text:style-name="P35"><text:span text:style-name="T72"></text:span><text:span text:style-name="T71">(7) 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9" draw:id="id129" draw:layer="layout" svg:width="4.436cm" svg:height="1.253cm" svg:x="11.902cm" svg:y="15.341cm">
          <text:p text:style-name="P15"><text:span text:style-name="T71">A(6) = (2,6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8" draw:id="id128" draw:layer="layout" svg:width="5.6cm" svg:height="1.253cm" svg:x="6.491cm" svg:y="15.341cm">
          <text:p text:style-name="P47"><text:span text:style-name="T71">Y = {1, 2, 6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7" draw:id="id127" draw:layer="layout" svg:width="3.964cm" svg:height="1.253cm" svg:x="2.333cm" svg:y="15.341cm">
          <text:p text:style-name="P35"><text:span text:style-name="T72"></text:span><text:span text:style-name="T71">(6) 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3" draw:id="id133" draw:layer="layout" svg:width="3.735cm" svg:height="1.252cm" svg:x="2.8cm" svg:y="17.851cm">
          <text:p text:style-name="P48"><text:span text:style-name="T77"></text:span><text:span text:style-name="T78"> </text:span><text:span text:style-name="T78">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6" draw:id="id126" draw:layer="layout" svg:width="4.436cm" svg:height="1.252cm" svg:x="11.902cm" svg:y="14.089cm">
          <text:p text:style-name="P15"><text:span text:style-name="T71">A(2) = (1,2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5" draw:id="id125" draw:layer="layout" svg:width="5.6cm" svg:height="1.252cm" svg:x="6.491cm" svg:y="14.089cm">
          <text:p text:style-name="P47"><text:span text:style-name="T71">Y = {1, 2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4" draw:id="id124" draw:layer="layout" svg:width="3.964cm" svg:height="1.252cm" svg:x="2.333cm" svg:y="14.089cm">
          <text:p text:style-name="P35"><text:span text:style-name="T72"></text:span><text:span text:style-name="T71">(2) = 2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3" draw:id="id123" draw:layer="layout" svg:width="4.436cm" svg:height="1.253cm" svg:x="11.902cm" svg:y="12.832cm">
          <text:p text:style-name="P15"><text:span text:style-name="T71">A(1) = (7,1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2" draw:id="id122" draw:layer="layout" svg:width="5.6cm" svg:height="1.253cm" svg:x="6.491cm" svg:y="12.832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1" draw:id="id121" draw:layer="layout" svg:width="4.198cm" svg:height="1.253cm" svg:x="2.333cm" svg:y="12.832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g xml:id="id134" draw:id="id134">
          <draw:custom-shape draw:style-name="gr58" draw:text-style-name="P3" draw:layer="layout" svg:width="4.432cm" svg:height="5.384cm" svg:x="19.601cm" svg:y="13.229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19.601cm" svg:y1="13.22cm" svg:x2="24.037cm" svg:y2="13.225cm">
              <text:p/>
            </draw:line>
            <draw:line draw:style-name="gr59" draw:text-style-name="P11" draw:layer="layout" svg:x1="19.601cm" svg:y1="13.22cm" svg:x2="19.606cm" svg:y2="18.644cm">
              <text:p/>
            </draw:line>
            <draw:line draw:style-name="gr59" draw:text-style-name="P11" draw:layer="layout" svg:x1="24.033cm" svg:y1="13.22cm" svg:x2="24.037cm" svg:y2="18.644cm">
              <text:p/>
            </draw:line>
            <draw:line draw:style-name="gr59" draw:text-style-name="P11" draw:layer="layout" svg:x1="19.601cm" svg:y1="18.649cm" svg:x2="24.037cm" svg:y2="18.653cm">
              <text:p/>
            </draw:line>
          </draw:g>
        </draw:g>
        <draw:custom-shape draw:style-name="gr10" draw:text-style-name="P3" xml:id="id135" draw:id="id135" draw:layer="layout" svg:width="4.436cm" svg:height="1.332cm" svg:x="19.601cm" svg:y="13.366cm">
          <text:p text:style-name="P50"><text:span text:style-name="T71">f(6,7) 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8" draw:id="id138" draw:layer="layout" svg:width="4.436cm" svg:height="1.332cm" svg:x="19.601cm" svg:y="14.614cm">
          <text:p text:style-name="P50"><text:span text:style-name="T71">f(2,6) 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1" draw:id="id141" draw:layer="layout" svg:width="4.436cm" svg:height="1.332cm" svg:x="19.601cm" svg:y="15.857cm">
          <text:p text:style-name="P50"><text:span text:style-name="T71">f(1,2) = 1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4" draw:id="id144" draw:layer="layout" svg:width="4.436cm" svg:height="1.332cm" svg:x="19.601cm" svg:y="17.101cm">
          <text:p text:style-name="P50"><text:span text:style-name="T71">f(7,1) = 15</text:span></text:p>
          <draw:enhanced-geometry svg:viewBox="0 0 21600 21600" draw:type="rectangle" draw:enhanced-path="M 0 0 L 21600 0 21600 21600 0 21600 0 0 Z N"/>
        </draw:custom-shape>
        <draw:custom-shape draw:style-name="gr67" draw:text-style-name="P3" xml:id="id142" draw:id="id142" draw:layer="layout" svg:width="2.099cm" svg:height="1.861cm" svg:x="9.984cm" svg:y="4.379cm">
          <text:p text:style-name="P4"/>
          <draw:enhanced-geometry svg:viewBox="0 0 2101 1863" draw:type="non-primitive" draw:enhanced-path="M 0 1862 L 2100 0 N"/>
        </draw:custom-shape>
        <draw:custom-shape draw:style-name="gr5" draw:text-style-name="P3" xml:id="id143" draw:id="id143" draw:layer="layout" svg:width="1.16cm" svg:height="1.041cm" svg:x="10.504cm" svg:y="4.013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40" draw:id="id140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37" draw:id="id137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46" draw:id="id146" draw:layer="layout" svg:width="1.16cm" svg:height="1.041cm" svg:x="14.239cm" svg:y="10.266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68" draw:text-style-name="P3" xml:id="id145" draw:id="id145" draw:layer="layout" svg:width="13.974cm" svg:height="4.753cm" svg:x="7.47cm" svg:y="6.337cm">
          <text:p text:style-name="P4"/>
          <draw:enhanced-geometry svg:viewBox="0 0 2179 509" draw:type="non-primitive" draw:enhanced-path="M 1910 0 L 2179 0 2179 509 0 509 0 0 278 1 N"/>
        </draw:custom-shape>
        <draw:custom-shape draw:style-name="gr69" draw:text-style-name="P3" xml:id="id139" draw:id="id139" draw:layer="layout" svg:width="3.749cm" svg:height="0.004cm" svg:x="12.832cm" svg:y="4.15cm">
          <text:p text:style-name="P4"/>
          <draw:enhanced-geometry svg:viewBox="0 0 3749 5" draw:type="non-primitive" draw:enhanced-path="M 0 0 L 3748 4 N"/>
        </draw:custom-shape>
        <draw:custom-shape draw:style-name="gr70" draw:text-style-name="P3" xml:id="id136" draw:id="id136" draw:layer="layout" svg:width="1.742cm" svg:height="1.512cm" svg:x="17.264cm" svg:y="4.344cm">
          <text:p text:style-name="P4"/>
          <draw:enhanced-geometry svg:viewBox="0 0 1742 1513" draw:type="non-primitive" draw:enhanced-path="M 0 0 L 1741 1512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0;width" smil:keyTimes="0;1"/>
                  <anim:animate smil:dur="0.5s" smil:fill="hold" smil:targetElement="id133" smil:attributeName="height" smil:values="0;height" smil:keyTimes="0;1"/>
                  <anim:transitionFilter smil:dur="0.5s" smil:fill="hold" smil:targetElement="id13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6" smil:attributeName="visibility" smil:to="visible"/>
                  <anim:transitionFilter smil:dur="0.5s" smil:fill="hold" smil:targetElement="id136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fill="hold" smil:targetElement="id1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39" smil:attributeName="visibility" smil:to="visible"/>
                  <anim:transitionFilter smil:dur="0.5s" smil:fill="hold" smil:targetElement="id139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0;width" smil:keyTimes="0;1"/>
                  <anim:animate smil:dur="0.5s" smil:fill="hold" smil:targetElement="id140" smil:attributeName="height" smil:values="0;height" smil:keyTimes="0;1"/>
                  <anim:transitionFilter smil:dur="0.5s" smil:fill="hold" smil:targetElement="id14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fill="hold" smil:targetElement="id142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0;width" smil:keyTimes="0;1"/>
                  <anim:animate smil:dur="0.5s" smil:fill="hold" smil:targetElement="id143" smil:attributeName="height" smil:values="0;height" smil:keyTimes="0;1"/>
                  <anim:transitionFilter smil:dur="0.5s" smil:fill="hold" smil:targetElement="id14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0;width" smil:keyTimes="0;1"/>
                  <anim:animate smil:dur="0.5s" smil:fill="hold" smil:targetElement="id146" smil:attributeName="height" smil:values="0;height" smil:keyTimes="0;1"/>
                  <anim:transitionFilter smil:dur="0.5s" smil:fill="hold" smil:targetElement="id146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0"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82cm" svg:x2="18.856cm" svg:y2="9.287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6cm" svg:height="1.041cm" svg:x="9.688cm" svg:y="7.417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1.417cm" svg:y="5.6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147" draw:id="id147">
          <draw:custom-shape draw:style-name="gr58" draw:text-style-name="P3" draw:layer="layout" svg:width="14.23cm" svg:height="7.448cm" svg:x="2.333cm" svg:y="12.153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2.333cm" svg:y1="12.153cm" svg:x2="16.563cm" svg:y2="12.158cm">
              <text:p/>
            </draw:line>
            <draw:line draw:style-name="gr59" draw:text-style-name="P11" draw:layer="layout" svg:x1="2.333cm" svg:y1="12.153cm" svg:x2="2.337cm" svg:y2="19.588cm">
              <text:p/>
            </draw:line>
            <draw:line draw:style-name="gr59" draw:text-style-name="P11" draw:layer="layout" svg:x1="16.563cm" svg:y1="12.153cm" svg:x2="16.567cm" svg:y2="19.588cm">
              <text:p/>
            </draw:line>
            <draw:line draw:style-name="gr59" draw:text-style-name="P11" draw:layer="layout" svg:x1="2.333cm" svg:y1="19.584cm" svg:x2="16.563cm" svg:y2="19.588cm">
              <text:p/>
            </draw:line>
          </draw:g>
        </draw:g>
        <draw:custom-shape draw:style-name="gr10" draw:text-style-name="P3" xml:id="id159" draw:id="id159" draw:layer="layout" svg:width="4.436cm" svg:height="1.252cm" svg:x="11.902cm" svg:y="15.897cm">
          <text:p text:style-name="P15"><text:span text:style-name="T71">A(8) = (4,8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8" draw:id="id158" draw:layer="layout" svg:width="5.6cm" svg:height="1.252cm" svg:x="6.491cm" svg:y="15.897cm">
          <text:p text:style-name="P47"><text:span text:style-name="T71">Y = {1, 3, 4, 8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7" draw:id="id157" draw:layer="layout" svg:width="3.964cm" svg:height="1.252cm" svg:x="2.333cm" svg:y="15.897cm">
          <text:p text:style-name="P35"><text:span text:style-name="T72"></text:span><text:span text:style-name="T71">(8) = 9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6" draw:id="id156" draw:layer="layout" svg:width="4.436cm" svg:height="1.253cm" svg:x="11.902cm" svg:y="14.64cm">
          <text:p text:style-name="P15"><text:span text:style-name="T71">A(4) = (3,4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5" draw:id="id155" draw:layer="layout" svg:width="5.6cm" svg:height="1.253cm" svg:x="6.491cm" svg:y="14.64cm">
          <text:p text:style-name="P47"><text:span text:style-name="T71">Y = {1, 3, 4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4" draw:id="id154" draw:layer="layout" svg:width="3.964cm" svg:height="1.253cm" svg:x="2.333cm" svg:y="14.64cm">
          <text:p text:style-name="P35"><text:span text:style-name="T72"></text:span><text:span text:style-name="T71">(4) = 9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3" draw:id="id163" draw:layer="layout" svg:width="3.735cm" svg:height="1.252cm" svg:x="2.8cm" svg:y="18.111cm">
          <text:p text:style-name="P48"><text:span text:style-name="T77"></text:span><text:span text:style-name="T78"> </text:span><text:span text:style-name="T78">= 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3" draw:id="id153" draw:layer="layout" svg:width="4.436cm" svg:height="1.252cm" svg:x="11.902cm" svg:y="13.388cm">
          <text:p text:style-name="P15"><text:span text:style-name="T71">A(3) = (1,3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2" draw:id="id152" draw:layer="layout" svg:width="5.6cm" svg:height="1.252cm" svg:x="6.491cm" svg:y="13.388cm">
          <text:p text:style-name="P47"><text:span text:style-name="T71">Y = {1, 3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1" draw:id="id151" draw:layer="layout" svg:width="3.964cm" svg:height="1.252cm" svg:x="2.333cm" svg:y="13.388cm">
          <text:p text:style-name="P35"><text:span text:style-name="T72"></text:span><text:span text:style-name="T71">(3) =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0" draw:id="id150" draw:layer="layout" svg:width="4.436cm" svg:height="1.253cm" svg:x="11.902cm" svg:y="12.131cm">
          <text:p text:style-name="P15"><text:span text:style-name="T71">A(1) = (7,1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9" draw:id="id149" draw:layer="layout" svg:width="5.6cm" svg:height="1.253cm" svg:x="6.491cm" svg:y="12.131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8" draw:id="id148" draw:layer="layout" svg:width="4.198cm" svg:height="1.253cm" svg:x="2.333cm" svg:y="12.131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g xml:id="id164" draw:id="id164">
          <draw:custom-shape draw:style-name="gr58" draw:text-style-name="P3" draw:layer="layout" svg:width="4.432cm" svg:height="6.796cm" svg:x="19.601cm" svg:y="12.303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19.601cm" svg:y1="12.29cm" svg:x2="24.037cm" svg:y2="12.294cm">
              <text:p/>
            </draw:line>
            <draw:line draw:style-name="gr59" draw:text-style-name="P11" draw:layer="layout" svg:x1="19.601cm" svg:y1="12.29cm" svg:x2="19.606cm" svg:y2="19.134cm">
              <text:p/>
            </draw:line>
            <draw:line draw:style-name="gr59" draw:text-style-name="P11" draw:layer="layout" svg:x1="24.033cm" svg:y1="12.29cm" svg:x2="24.037cm" svg:y2="19.134cm">
              <text:p/>
            </draw:line>
            <draw:line draw:style-name="gr59" draw:text-style-name="P11" draw:layer="layout" svg:x1="19.601cm" svg:y1="19.134cm" svg:x2="24.037cm" svg:y2="19.138cm">
              <text:p/>
            </draw:line>
          </draw:g>
        </draw:g>
        <draw:custom-shape draw:style-name="gr10" draw:text-style-name="P3" xml:id="id168" draw:id="id168" draw:layer="layout" svg:width="4.436cm" svg:height="1.332cm" svg:x="19.601cm" svg:y="13.873cm">
          <text:p text:style-name="P50"><text:span text:style-name="T71">f(4,8) = 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71" draw:id="id171" draw:layer="layout" svg:width="4.436cm" svg:height="1.332cm" svg:x="19.601cm" svg:y="15.143cm">
          <text:p text:style-name="P50"><text:span text:style-name="T71">f(3,4) = 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74" draw:id="id174" draw:layer="layout" svg:width="4.431cm" svg:height="1.332cm" svg:x="19.465cm" svg:y="16.417cm">
          <text:p text:style-name="P50"><text:span text:style-name="T71">f(1,3) = 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77" draw:id="id177" draw:layer="layout" svg:width="4.436cm" svg:height="1.332cm" svg:x="19.601cm" svg:y="17.683cm">
          <text:p text:style-name="P50"><text:span text:style-name="T71">f(7,1) = 2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6cm" svg:height="1.041cm" svg:x="10.504cm" svg:y="4.013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79" draw:id="id179" draw:layer="layout" svg:width="1.16cm" svg:height="1.041cm" svg:x="14.239cm" svg:y="10.266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162" draw:id="id162" draw:layer="layout" svg:width="4.436cm" svg:height="1.253cm" svg:x="11.902cm" svg:y="17.18cm">
          <text:p text:style-name="P15"><text:span text:style-name="T71">A(7) = (8,7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1" draw:id="id161" draw:layer="layout" svg:width="6.809cm" svg:height="1.253cm" svg:x="5.975cm" svg:y="17.18cm">
          <text:p text:style-name="P47"><text:span text:style-name="T71">Y = {1, 3, 4, 8, 7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0" draw:id="id160" draw:layer="layout" svg:width="3.964cm" svg:height="1.253cm" svg:x="2.333cm" svg:y="17.18cm">
          <text:p text:style-name="P35"><text:span text:style-name="T72"></text:span><text:span text:style-name="T71">(7) = 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5" draw:id="id165" draw:layer="layout" svg:width="4.436cm" svg:height="1.331cm" svg:x="19.601cm" svg:y="12.599cm">
          <text:p text:style-name="P50"><text:span text:style-name="T71">f(8,7) = 8</text:span></text:p>
          <draw:enhanced-geometry svg:viewBox="0 0 21600 21600" draw:type="rectangle" draw:enhanced-path="M 0 0 L 21600 0 21600 21600 0 21600 0 0 Z N"/>
        </draw:custom-shape>
        <draw:custom-shape draw:style-name="gr71" draw:text-style-name="P3" xml:id="id178" draw:id="id178" draw:layer="layout" svg:width="13.975cm" svg:height="4.754cm" svg:x="7.492cm" svg:y="6.35cm">
          <text:p text:style-name="P4"/>
          <draw:enhanced-geometry svg:viewBox="0 0 2179 509" draw:type="non-primitive" draw:enhanced-path="M 1910 0 L 2179 0 2179 509 0 509 0 0 278 1 N"/>
        </draw:custom-shape>
        <draw:custom-shape draw:style-name="gr5" draw:text-style-name="P3" xml:id="id180" draw:id="id180" draw:layer="layout" svg:width="1.16cm" svg:height="1.041cm" svg:x="14.239cm" svg:y="10.266cm">
          <text:p text:style-name="P52"><text:span text:style-name="T13">23</text:span></text:p>
          <draw:enhanced-geometry svg:viewBox="0 0 21600 21600" draw:type="mso-spt202" draw:enhanced-path="M 0 0 L 21600 0 21600 21600 0 21600 0 0 Z N"/>
        </draw:custom-shape>
        <draw:custom-shape draw:style-name="gr72" draw:text-style-name="P3" xml:id="id175" draw:id="id175" draw:layer="layout" svg:width="2.099cm" svg:height="2.337cm" svg:x="10.032cm" svg:y="6.765cm">
          <text:p text:style-name="P4"/>
          <draw:enhanced-geometry svg:viewBox="0 0 2101 2335" draw:type="non-primitive" draw:enhanced-path="M 0 0 L 2100 2334 N"/>
        </draw:custom-shape>
        <draw:custom-shape draw:style-name="gr5" draw:text-style-name="P3" xml:id="id176" draw:id="id176" draw:layer="layout" svg:width="0.855cm" svg:height="1.041cm" svg:x="10.469cm" svg:y="8.07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73" draw:text-style-name="P3" xml:id="id172" draw:id="id172" draw:layer="layout" svg:width="2.338cm" svg:height="0.004cm" svg:x="12.92cm" svg:y="9.287cm">
          <text:p text:style-name="P4"/>
          <draw:enhanced-geometry svg:viewBox="0 0 2335 5" draw:type="non-primitive" draw:enhanced-path="M 0 0 L 2334 4 N"/>
        </draw:custom-shape>
        <draw:custom-shape draw:style-name="gr5" draw:text-style-name="P3" xml:id="id173" draw:id="id173" draw:layer="layout" svg:width="0.856cm" svg:height="1.041cm" svg:x="13.63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70" draw:id="id170" draw:layer="layout" svg:width="0.856cm" svg:height="1.041cm" svg:x="17.18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167" draw:id="id167" draw:layer="layout" svg:width="0.856cm" svg:height="1.041cm" svg:x="19.288cm" svg:y="7.32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74" draw:text-style-name="P3" xml:id="id169" draw:id="id169" draw:layer="layout" svg:width="2.8cm" svg:height="0.004cm" svg:x="16.091cm" svg:y="9.287cm">
          <text:p text:style-name="P4"/>
          <draw:enhanced-geometry svg:viewBox="0 0 2801 5" draw:type="non-primitive" draw:enhanced-path="M 0 0 L 2800 4 N"/>
        </draw:custom-shape>
        <draw:custom-shape draw:style-name="gr75" draw:text-style-name="P3" xml:id="id166" draw:id="id166" draw:layer="layout" svg:width="0.009cm" svg:height="2.209cm" svg:x="19.319cm" svg:y="6.615cm">
          <text:p text:style-name="P4"/>
          <draw:enhanced-geometry svg:viewBox="0 0 7 2208" draw:type="non-primitive" draw:enhanced-path="M 0 2207 L 6 0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0;width" smil:keyTimes="0;1"/>
                  <anim:animate smil:dur="0.5s" smil:fill="hold" smil:targetElement="id163" smil:attributeName="height" smil:values="0;height" smil:keyTimes="0;1"/>
                  <anim:transitionFilter smil:dur="0.5s" smil:fill="hold" smil:targetElement="id16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66" smil:attributeName="visibility" smil:to="visible"/>
                  <anim:transitionFilter smil:dur="0.5s" smil:fill="hold" smil:targetElement="id166" smil:type="barWipe" smil:subtype="topToBottom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0;width" smil:keyTimes="0;1"/>
                  <anim:animate smil:dur="0.5s" smil:fill="hold" smil:targetElement="id167" smil:attributeName="height" smil:values="0;height" smil:keyTimes="0;1"/>
                  <anim:transitionFilter smil:dur="0.5s" smil:fill="hold" smil:targetElement="id16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9" smil:attributeName="visibility" smil:to="visible"/>
                  <anim:transitionFilter smil:dur="0.5s" smil:fill="hold" smil:targetElement="id169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0;width" smil:keyTimes="0;1"/>
                  <anim:animate smil:dur="0.5s" smil:fill="hold" smil:targetElement="id170" smil:attributeName="height" smil:values="0;height" smil:keyTimes="0;1"/>
                  <anim:transitionFilter smil:dur="0.5s" smil:fill="hold" smil:targetElement="id17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2" smil:attributeName="visibility" smil:to="visible"/>
                  <anim:transitionFilter smil:dur="0.5s" smil:fill="hold" smil:targetElement="id172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0;width" smil:keyTimes="0;1"/>
                  <anim:animate smil:dur="0.5s" smil:fill="hold" smil:targetElement="id173" smil:attributeName="height" smil:values="0;height" smil:keyTimes="0;1"/>
                  <anim:transitionFilter smil:dur="0.5s" smil:fill="hold" smil:targetElement="id17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fill="hold" smil:targetElement="id175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0;width" smil:keyTimes="0;1"/>
                  <anim:animate smil:dur="0.5s" smil:fill="hold" smil:targetElement="id176" smil:attributeName="height" smil:values="0;height" smil:keyTimes="0;1"/>
                  <anim:transitionFilter smil:dur="0.5s" smil:fill="hold" smil:targetElement="id17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78" smil:attributeName="visibility" smil:to="visible"/>
                  <anim:transitionFilter smil:dur="0.5s" smil:fill="hold" smil:targetElement="id178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0;width" smil:keyTimes="0;1"/>
                  <anim:animate smil:dur="0.5s" smil:fill="hold" smil:targetElement="id180" smil:attributeName="height" smil:values="0;height" smil:keyTimes="0;1"/>
                  <anim:transitionFilter smil:dur="0.5s" smil:fill="hold" smil:targetElement="id180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0"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82cm" svg:x2="18.856cm" svg:y2="9.287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6cm" svg:height="1.041cm" svg:x="9.688cm" svg:y="7.417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1.417cm" svg:y="5.6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181" draw:id="id181">
          <draw:custom-shape draw:style-name="gr58" draw:text-style-name="P3" draw:layer="layout" svg:width="14.23cm" svg:height="7.448cm" svg:x="2.333cm" svg:y="12.153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2.333cm" svg:y1="12.153cm" svg:x2="16.563cm" svg:y2="12.158cm">
              <text:p/>
            </draw:line>
            <draw:line draw:style-name="gr59" draw:text-style-name="P11" draw:layer="layout" svg:x1="2.333cm" svg:y1="12.153cm" svg:x2="2.337cm" svg:y2="19.588cm">
              <text:p/>
            </draw:line>
            <draw:line draw:style-name="gr59" draw:text-style-name="P11" draw:layer="layout" svg:x1="16.563cm" svg:y1="12.153cm" svg:x2="16.567cm" svg:y2="19.588cm">
              <text:p/>
            </draw:line>
            <draw:line draw:style-name="gr59" draw:text-style-name="P11" draw:layer="layout" svg:x1="2.333cm" svg:y1="19.584cm" svg:x2="16.563cm" svg:y2="19.588cm">
              <text:p/>
            </draw:line>
          </draw:g>
        </draw:g>
        <draw:custom-shape draw:style-name="gr10" draw:text-style-name="P3" xml:id="id193" draw:id="id193" draw:layer="layout" svg:width="4.436cm" svg:height="1.252cm" svg:x="11.902cm" svg:y="15.897cm">
          <text:p text:style-name="P15"><text:span text:style-name="T71">A(5) = (3,5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2" draw:id="id192" draw:layer="layout" svg:width="5.6cm" svg:height="1.252cm" svg:x="6.491cm" svg:y="15.897cm">
          <text:p text:style-name="P47"><text:span text:style-name="T71">Y = {1, 2, 3, 5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1" draw:id="id191" draw:layer="layout" svg:width="3.964cm" svg:height="1.252cm" svg:x="2.333cm" svg:y="15.897cm">
          <text:p text:style-name="P35"><text:span text:style-name="T72"></text:span><text:span text:style-name="T71">(5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0" draw:id="id190" draw:layer="layout" svg:width="4.436cm" svg:height="1.253cm" svg:x="11.902cm" svg:y="14.64cm">
          <text:p text:style-name="P15"><text:span text:style-name="T71">A(3) = (2,3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9" draw:id="id189" draw:layer="layout" svg:width="5.6cm" svg:height="1.253cm" svg:x="6.491cm" svg:y="14.64cm">
          <text:p text:style-name="P47"><text:span text:style-name="T71">Y = {1, 2, 3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8" draw:id="id188" draw:layer="layout" svg:width="3.964cm" svg:height="1.253cm" svg:x="2.333cm" svg:y="14.64cm">
          <text:p text:style-name="P35"><text:span text:style-name="T72"></text:span><text:span text:style-name="T71">(3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7" draw:id="id197" draw:layer="layout" svg:width="3.735cm" svg:height="1.252cm" svg:x="2.8cm" svg:y="18.111cm">
          <text:p text:style-name="P48"><text:span text:style-name="T77"></text:span><text:span text:style-name="T78"> </text:span><text:span text:style-name="T78">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7" draw:id="id187" draw:layer="layout" svg:width="4.436cm" svg:height="1.252cm" svg:x="11.902cm" svg:y="13.388cm">
          <text:p text:style-name="P15"><text:span text:style-name="T71">A(2) = (1,2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6" draw:id="id186" draw:layer="layout" svg:width="5.6cm" svg:height="1.252cm" svg:x="6.491cm" svg:y="13.388cm">
          <text:p text:style-name="P47"><text:span text:style-name="T71">Y = {1, 2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5" draw:id="id185" draw:layer="layout" svg:width="3.964cm" svg:height="1.252cm" svg:x="2.333cm" svg:y="13.388cm">
          <text:p text:style-name="P35"><text:span text:style-name="T72"></text:span><text:span text:style-name="T71">(2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4" draw:id="id184" draw:layer="layout" svg:width="4.436cm" svg:height="1.253cm" svg:x="11.902cm" svg:y="12.131cm">
          <text:p text:style-name="P15"><text:span text:style-name="T71">A(1) = (7,1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3" draw:id="id183" draw:layer="layout" svg:width="5.6cm" svg:height="1.253cm" svg:x="6.491cm" svg:y="12.131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82" draw:id="id182" draw:layer="layout" svg:width="4.198cm" svg:height="1.253cm" svg:x="2.333cm" svg:y="12.131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g xml:id="id198" draw:id="id198">
          <draw:custom-shape draw:style-name="gr58" draw:text-style-name="P3" draw:layer="layout" svg:width="4.432cm" svg:height="6.796cm" svg:x="19.601cm" svg:y="12.303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19.601cm" svg:y1="12.29cm" svg:x2="24.037cm" svg:y2="12.294cm">
              <text:p/>
            </draw:line>
            <draw:line draw:style-name="gr59" draw:text-style-name="P11" draw:layer="layout" svg:x1="19.601cm" svg:y1="12.29cm" svg:x2="19.606cm" svg:y2="19.134cm">
              <text:p/>
            </draw:line>
            <draw:line draw:style-name="gr59" draw:text-style-name="P11" draw:layer="layout" svg:x1="24.033cm" svg:y1="12.29cm" svg:x2="24.037cm" svg:y2="19.134cm">
              <text:p/>
            </draw:line>
            <draw:line draw:style-name="gr59" draw:text-style-name="P11" draw:layer="layout" svg:x1="19.601cm" svg:y1="19.134cm" svg:x2="24.037cm" svg:y2="19.138cm">
              <text:p/>
            </draw:line>
          </draw:g>
        </draw:g>
        <draw:custom-shape draw:style-name="gr10" draw:text-style-name="P3" xml:id="id202" draw:id="id202" draw:layer="layout" svg:width="4.436cm" svg:height="1.331cm" svg:x="19.601cm" svg:y="13.869cm">
          <text:p text:style-name="P50"><text:span text:style-name="T71">f(3,5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05" draw:id="id205" draw:layer="layout" svg:width="4.436cm" svg:height="1.332cm" svg:x="19.601cm" svg:y="15.187cm">
          <text:p text:style-name="P50"><text:span text:style-name="T71">f(2,3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08" draw:id="id208" draw:layer="layout" svg:width="4.436cm" svg:height="1.332cm" svg:x="19.601cm" svg:y="16.501cm">
          <text:p text:style-name="P50"><text:span text:style-name="T71">f(1,2) = 2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2" draw:id="id212" draw:layer="layout" svg:width="4.436cm" svg:height="1.331cm" svg:x="19.601cm" svg:y="17.82cm">
          <text:p text:style-name="P50"><text:span text:style-name="T71">f(7,1) = 28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10" draw:id="id210" draw:layer="layout" svg:width="1.16cm" svg:height="1.041cm" svg:x="10.504cm" svg:y="4.013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14" draw:id="id214" draw:layer="layout" svg:width="1.16cm" svg:height="1.041cm" svg:x="14.239cm" svg:y="10.266cm">
          <text:p text:style-name="P52"><text:span text:style-name="T13">23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196" draw:id="id196" draw:layer="layout" svg:width="4.436cm" svg:height="1.253cm" svg:x="11.902cm" svg:y="17.18cm">
          <text:p text:style-name="P15"><text:span text:style-name="T71">A(7) = (5,7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5" draw:id="id195" draw:layer="layout" svg:width="6.809cm" svg:height="1.253cm" svg:x="5.975cm" svg:y="17.18cm">
          <text:p text:style-name="P47"><text:span text:style-name="T71">Y = {1, 2, 3, 5, 7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4" draw:id="id194" draw:layer="layout" svg:width="3.964cm" svg:height="1.253cm" svg:x="2.333cm" svg:y="17.18cm">
          <text:p text:style-name="P35"><text:span text:style-name="T72"></text:span><text:span text:style-name="T71">(7) = 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99" draw:id="id199" draw:layer="layout" svg:width="4.436cm" svg:height="1.332cm" svg:x="19.601cm" svg:y="12.55cm">
          <text:p text:style-name="P50"><text:span text:style-name="T71">f(5,7) = 5</text:span></text:p>
          <draw:enhanced-geometry svg:viewBox="0 0 21600 21600" draw:type="rectangle" draw:enhanced-path="M 0 0 L 21600 0 21600 21600 0 21600 0 0 Z N"/>
        </draw:custom-shape>
        <draw:custom-shape draw:style-name="gr76" draw:text-style-name="P3" xml:id="id213" draw:id="id213" draw:layer="layout" svg:width="13.975cm" svg:height="4.754cm" svg:x="7.492cm" svg:y="6.35cm">
          <text:p text:style-name="P4"/>
          <draw:enhanced-geometry svg:viewBox="0 0 2179 509" draw:type="non-primitive" draw:enhanced-path="M 1910 0 L 2179 0 2179 509 0 509 0 0 278 1 N"/>
        </draw:custom-shape>
        <draw:custom-shape draw:style-name="gr5" draw:text-style-name="P3" draw:layer="layout" svg:width="0.855cm" svg:height="1.041cm" svg:x="10.469cm" svg:y="8.07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3.63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7.18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9.288cm" svg:y="7.32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15" draw:id="id215" draw:layer="layout" svg:width="1.16cm" svg:height="1.041cm" svg:x="14.239cm" svg:y="10.266cm">
          <text:p text:style-name="P52"><text:span text:style-name="T13">28</text:span></text:p>
          <draw:enhanced-geometry svg:viewBox="0 0 21600 21600" draw:type="mso-spt202" draw:enhanced-path="M 0 0 L 21600 0 21600 21600 0 21600 0 0 Z N"/>
        </draw:custom-shape>
        <draw:custom-shape draw:style-name="gr77" draw:text-style-name="P3" xml:id="id209" draw:id="id209" draw:layer="layout" svg:width="2.099cm" svg:height="1.861cm" svg:x="10.032cm" svg:y="4.33cm">
          <text:p text:style-name="P4"/>
          <draw:enhanced-geometry svg:viewBox="0 0 2101 1863" draw:type="non-primitive" draw:enhanced-path="M 0 1862 L 2100 0 N"/>
        </draw:custom-shape>
        <draw:custom-shape draw:style-name="gr5" draw:text-style-name="P3" xml:id="id211" draw:id="id211" draw:layer="layout" svg:width="1.16cm" svg:height="1.041cm" svg:x="10.504cm" svg:y="4.013cm">
          <text:p text:style-name="P52"><text:span text:style-name="T13">20</text:span></text:p>
          <draw:enhanced-geometry svg:viewBox="0 0 21600 21600" draw:type="mso-spt202" draw:enhanced-path="M 0 0 L 21600 0 21600 21600 0 21600 0 0 Z N"/>
        </draw:custom-shape>
        <draw:custom-shape draw:style-name="gr78" draw:text-style-name="P3" xml:id="id206" draw:id="id206" draw:layer="layout" svg:width="0.004cm" svg:height="4.202cm" svg:x="12.462cm" svg:y="4.617cm">
          <text:p text:style-name="P4"/>
          <draw:enhanced-geometry svg:viewBox="0 0 5 4201" draw:type="non-primitive" draw:enhanced-path="M 0 0 L 4 4200 N"/>
        </draw:custom-shape>
        <draw:custom-shape draw:style-name="gr5" draw:text-style-name="P3" xml:id="id207" draw:id="id207" draw:layer="layout" svg:width="0.855cm" svg:height="1.041cm" svg:x="11.589cm" svg:y="6.531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79" draw:text-style-name="P3" xml:id="id203" draw:id="id203" draw:layer="layout" svg:width="1.636cm" svg:height="2.443cm" svg:x="12.687cm" svg:y="6.469cm">
          <text:p text:style-name="P4"/>
          <draw:enhanced-geometry svg:viewBox="0 0 1635 2442" draw:type="non-primitive" draw:enhanced-path="M 0 2441 L 1634 0 N"/>
        </draw:custom-shape>
        <draw:custom-shape draw:style-name="gr5" draw:text-style-name="P3" xml:id="id204" draw:id="id204" draw:layer="layout" svg:width="0.855cm" svg:height="1.041cm" svg:x="12.987cm" svg:y="6.765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80" draw:text-style-name="P3" xml:id="id200" draw:id="id200" draw:layer="layout" svg:width="3.968cm" svg:height="0.004cm" svg:x="14.923cm" svg:y="6.253cm">
          <text:p text:style-name="P4"/>
          <draw:enhanced-geometry svg:viewBox="0 0 3967 5" draw:type="non-primitive" draw:enhanced-path="M 0 0 L 3966 4 N"/>
        </draw:custom-shape>
        <draw:custom-shape draw:style-name="gr5" draw:text-style-name="P3" xml:id="id201" draw:id="id201" draw:layer="layout" svg:width="0.855cm" svg:height="1.041cm" svg:x="16.021cm" svg:y="6.156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0;width" smil:keyTimes="0;1"/>
                  <anim:animate smil:dur="0.5s" smil:fill="hold" smil:targetElement="id197" smil:attributeName="height" smil:values="0;height" smil:keyTimes="0;1"/>
                  <anim:transitionFilter smil:dur="0.5s" smil:fill="hold" smil:targetElement="id19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0" smil:attributeName="visibility" smil:to="visible"/>
                  <anim:transitionFilter smil:dur="0.5s" smil:fill="hold" smil:targetElement="id200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0;width" smil:keyTimes="0;1"/>
                  <anim:animate smil:dur="0.5s" smil:fill="hold" smil:targetElement="id201" smil:attributeName="height" smil:values="0;height" smil:keyTimes="0;1"/>
                  <anim:transitionFilter smil:dur="0.5s" smil:fill="hold" smil:targetElement="id20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03" smil:attributeName="visibility" smil:to="visible"/>
                  <anim:transitionFilter smil:dur="0.5s" smil:fill="hold" smil:targetElement="id203" smil:type="barWipe" smil:subtype="topToBottom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0;width" smil:keyTimes="0;1"/>
                  <anim:animate smil:dur="0.5s" smil:fill="hold" smil:targetElement="id204" smil:attributeName="height" smil:values="0;height" smil:keyTimes="0;1"/>
                  <anim:transitionFilter smil:dur="0.5s" smil:fill="hold" smil:targetElement="id20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06" smil:attributeName="visibility" smil:to="visible"/>
                  <anim:transitionFilter smil:dur="0.5s" smil:fill="hold" smil:targetElement="id206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0;width" smil:keyTimes="0;1"/>
                  <anim:animate smil:dur="0.5s" smil:fill="hold" smil:targetElement="id207" smil:attributeName="height" smil:values="0;height" smil:keyTimes="0;1"/>
                  <anim:transitionFilter smil:dur="0.5s" smil:fill="hold" smil:targetElement="id20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9" smil:attributeName="visibility" smil:to="visible"/>
                  <anim:transitionFilter smil:dur="0.5s" smil:fill="hold" smil:targetElement="id209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10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0;width" smil:keyTimes="0;1"/>
                  <anim:animate smil:dur="0.5s" smil:fill="hold" smil:targetElement="id211" smil:attributeName="height" smil:values="0;height" smil:keyTimes="0;1"/>
                  <anim:transitionFilter smil:dur="0.5s" smil:fill="hold" smil:targetElement="id21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13" smil:attributeName="visibility" smil:to="visible"/>
                  <anim:transitionFilter smil:dur="0.5s" smil:fill="hold" smil:targetElement="id213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14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0;width" smil:keyTimes="0;1"/>
                  <anim:animate smil:dur="0.5s" smil:fill="hold" smil:targetElement="id215" smil:attributeName="height" smil:values="0;height" smil:keyTimes="0;1"/>
                  <anim:transitionFilter smil:dur="0.5s" smil:fill="hold" smil:targetElement="id215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0">
        <draw:custom-shape draw:style-name="gr5" draw:text-style-name="P3" draw:layer="layout" svg:width="1.16cm" svg:height="1.041cm" svg:x="10.504cm" svg:y="4.013cm">
          <text:p text:style-name="P52"><text:span text:style-name="T13">20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82cm" svg:x2="18.856cm" svg:y2="9.287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6cm" svg:height="1.041cm" svg:x="9.688cm" svg:y="7.417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1.417cm" svg:y="5.6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216" draw:id="id216">
          <draw:custom-shape draw:style-name="gr58" draw:text-style-name="P3" draw:layer="layout" svg:width="14.23cm" svg:height="6.279cm" svg:x="2.333cm" svg:y="12.621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2.333cm" svg:y1="12.621cm" svg:x2="16.563cm" svg:y2="12.625cm">
              <text:p/>
            </draw:line>
            <draw:line draw:style-name="gr59" draw:text-style-name="P11" draw:layer="layout" svg:x1="2.333cm" svg:y1="12.621cm" svg:x2="2.337cm" svg:y2="18.891cm">
              <text:p/>
            </draw:line>
            <draw:line draw:style-name="gr59" draw:text-style-name="P11" draw:layer="layout" svg:x1="16.563cm" svg:y1="12.621cm" svg:x2="16.567cm" svg:y2="18.891cm">
              <text:p/>
            </draw:line>
            <draw:line draw:style-name="gr59" draw:text-style-name="P11" draw:layer="layout" svg:x1="2.333cm" svg:y1="18.891cm" svg:x2="16.563cm" svg:y2="18.896cm">
              <text:p/>
            </draw:line>
          </draw:g>
        </draw:g>
        <draw:custom-shape draw:style-name="gr10" draw:text-style-name="P3" xml:id="id228" draw:id="id228" draw:layer="layout" svg:width="4.436cm" svg:height="1.252cm" svg:x="11.902cm" svg:y="16.382cm">
          <text:p text:style-name="P15"><text:span text:style-name="T71">A(7) = (5,7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7" draw:id="id227" draw:layer="layout" svg:width="5.6cm" svg:height="1.252cm" svg:x="6.491cm" svg:y="16.382cm">
          <text:p text:style-name="P47"><text:span text:style-name="T71">Y = {1, 3, 5, 7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6" draw:id="id226" draw:layer="layout" svg:width="3.964cm" svg:height="1.252cm" svg:x="2.333cm" svg:y="16.382cm">
          <text:p text:style-name="P35"><text:span text:style-name="T72"></text:span><text:span text:style-name="T71">(7) =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5" draw:id="id225" draw:layer="layout" svg:width="4.436cm" svg:height="1.253cm" svg:x="11.902cm" svg:y="15.125cm">
          <text:p text:style-name="P15"><text:span text:style-name="T71">A(5) = (3,5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4" draw:id="id224" draw:layer="layout" svg:width="5.6cm" svg:height="1.253cm" svg:x="6.491cm" svg:y="15.125cm">
          <text:p text:style-name="P47"><text:span text:style-name="T71">Y = {1, 3, 5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3" draw:id="id223" draw:layer="layout" svg:width="3.964cm" svg:height="1.253cm" svg:x="2.333cm" svg:y="15.125cm">
          <text:p text:style-name="P35"><text:span text:style-name="T72"></text:span><text:span text:style-name="T71">(5) =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9" draw:id="id229" draw:layer="layout" svg:width="3.735cm" svg:height="1.252cm" svg:x="2.8cm" svg:y="17.432cm">
          <text:p text:style-name="P48"><text:span text:style-name="T77"></text:span><text:span text:style-name="T78"> </text:span><text:span text:style-name="T78">=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2" draw:id="id222" draw:layer="layout" svg:width="4.436cm" svg:height="1.252cm" svg:x="11.902cm" svg:y="13.873cm">
          <text:p text:style-name="P15"><text:span text:style-name="T71">A(3) = (1,3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1" draw:id="id221" draw:layer="layout" svg:width="5.6cm" svg:height="1.252cm" svg:x="6.491cm" svg:y="13.873cm">
          <text:p text:style-name="P47"><text:span text:style-name="T71">Y = {1, 3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20" draw:id="id220" draw:layer="layout" svg:width="3.964cm" svg:height="1.252cm" svg:x="2.333cm" svg:y="13.873cm">
          <text:p text:style-name="P35"><text:span text:style-name="T72"></text:span><text:span text:style-name="T71">(3) =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9" draw:id="id219" draw:layer="layout" svg:width="4.436cm" svg:height="1.252cm" svg:x="11.902cm" svg:y="12.621cm">
          <text:p text:style-name="P15"><text:span text:style-name="T71">A(1) = (7,1)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8" draw:id="id218" draw:layer="layout" svg:width="5.6cm" svg:height="1.252cm" svg:x="6.491cm" svg:y="12.621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7" draw:id="id217" draw:layer="layout" svg:width="4.198cm" svg:height="1.252cm" svg:x="2.333cm" svg:y="12.621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g xml:id="id230" draw:id="id230">
          <draw:custom-shape draw:style-name="gr58" draw:text-style-name="P3" draw:layer="layout" svg:width="4.432cm" svg:height="5.406cm" svg:x="19.601cm" svg:y="13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19.601cm" svg:y1="12.991cm" svg:x2="24.037cm" svg:y2="12.995cm">
              <text:p/>
            </draw:line>
            <draw:line draw:style-name="gr59" draw:text-style-name="P11" draw:layer="layout" svg:x1="19.601cm" svg:y1="12.991cm" svg:x2="19.606cm" svg:y2="18.437cm">
              <text:p/>
            </draw:line>
            <draw:line draw:style-name="gr59" draw:text-style-name="P11" draw:layer="layout" svg:x1="24.033cm" svg:y1="12.991cm" svg:x2="24.037cm" svg:y2="18.437cm">
              <text:p/>
            </draw:line>
            <draw:line draw:style-name="gr59" draw:text-style-name="P11" draw:layer="layout" svg:x1="19.601cm" svg:y1="18.433cm" svg:x2="24.037cm" svg:y2="18.437cm">
              <text:p/>
            </draw:line>
          </draw:g>
        </draw:g>
        <draw:custom-shape draw:style-name="gr10" draw:text-style-name="P3" xml:id="id231" draw:id="id231" draw:layer="layout" svg:width="4.436cm" svg:height="1.332cm" svg:x="19.601cm" svg:y="13.251cm">
          <text:p text:style-name="P50"><text:span text:style-name="T71">f(5,7) = 7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35" draw:id="id235" draw:layer="layout" svg:width="4.436cm" svg:height="1.332cm" svg:x="19.601cm" svg:y="14.543cm">
          <text:p text:style-name="P50"><text:span text:style-name="T71">f(3,5) = 7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39" draw:id="id239" draw:layer="layout" svg:width="4.436cm" svg:height="1.332cm" svg:x="19.601cm" svg:y="15.831cm">
          <text:p text:style-name="P50"><text:span text:style-name="T71">f(1,3) =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43" draw:id="id243" draw:layer="layout" svg:width="4.436cm" svg:height="1.331cm" svg:x="19.601cm" svg:y="17.119cm">
          <text:p text:style-name="P50"><text:span text:style-name="T71">f(7,1) = 3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45" draw:id="id245" draw:layer="layout" svg:width="1.16cm" svg:height="1.041cm" svg:x="14.239cm" svg:y="10.266cm">
          <text:p text:style-name="P52"><text:span text:style-name="T13">28</text:span></text:p>
          <draw:enhanced-geometry svg:viewBox="0 0 21600 21600" draw:type="mso-spt202" draw:enhanced-path="M 0 0 L 21600 0 21600 21600 0 21600 0 0 Z N"/>
        </draw:custom-shape>
        <draw:custom-shape draw:style-name="gr81" draw:text-style-name="P3" xml:id="id244" draw:id="id244" draw:layer="layout" svg:width="13.975cm" svg:height="4.754cm" svg:x="7.492cm" svg:y="6.35cm">
          <text:p text:style-name="P4"/>
          <draw:enhanced-geometry svg:viewBox="0 0 2179 509" draw:type="non-primitive" draw:enhanced-path="M 1910 0 L 2179 0 2179 509 0 509 0 0 278 1 N"/>
        </draw:custom-shape>
        <draw:custom-shape draw:style-name="gr5" draw:text-style-name="P3" xml:id="id241" draw:id="id241" draw:layer="layout" svg:width="0.855cm" svg:height="1.041cm" svg:x="10.469cm" svg:y="8.07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3.63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7.18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9.288cm" svg:y="7.32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46" draw:id="id246" draw:layer="layout" svg:width="1.16cm" svg:height="1.041cm" svg:x="14.239cm" svg:y="10.266cm">
          <text:p text:style-name="P52"><text:span text:style-name="T13">3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1.589cm" svg:y="6.531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37" draw:id="id237" draw:layer="layout" svg:width="0.855cm" svg:height="1.041cm" svg:x="12.987cm" svg:y="6.765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xml:id="id233" draw:id="id233" draw:layer="layout" svg:width="0.855cm" svg:height="1.041cm" svg:x="16.021cm" svg:y="6.156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82" draw:text-style-name="P3" xml:id="id240" draw:id="id240" draw:layer="layout" svg:width="2.099cm" svg:height="2.337cm" svg:x="10.023cm" svg:y="6.765cm">
          <text:p text:style-name="P4"/>
          <draw:enhanced-geometry svg:viewBox="0 0 2101 2335" draw:type="non-primitive" draw:enhanced-path="M 0 0 L 2100 2334 N"/>
        </draw:custom-shape>
        <draw:custom-shape draw:style-name="gr5" draw:text-style-name="P3" xml:id="id242" draw:id="id242" draw:layer="layout" svg:width="1.16cm" svg:height="1.041cm" svg:x="10.27cm" svg:y="8.07cm">
          <text:p text:style-name="P52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83" draw:text-style-name="P3" xml:id="id236" draw:id="id236" draw:layer="layout" svg:width="1.636cm" svg:height="2.443cm" svg:x="12.647cm" svg:y="6.478cm">
          <text:p text:style-name="P4"/>
          <draw:enhanced-geometry svg:viewBox="0 0 1635 2442" draw:type="non-primitive" draw:enhanced-path="M 0 2441 L 1634 0 N"/>
        </draw:custom-shape>
        <draw:custom-shape draw:style-name="gr5" draw:text-style-name="P3" xml:id="id238" draw:id="id238" draw:layer="layout" svg:width="0.855cm" svg:height="1.041cm" svg:x="12.987cm" svg:y="6.765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draw:custom-shape draw:style-name="gr84" draw:text-style-name="P3" xml:id="id232" draw:id="id232" draw:layer="layout" svg:width="3.968cm" svg:height="0.005cm" svg:x="14.914cm" svg:y="6.213cm">
          <text:p text:style-name="P4"/>
          <draw:enhanced-geometry svg:viewBox="0 0 3967 5" draw:type="non-primitive" draw:enhanced-path="M 0 0 L 3966 4 N"/>
        </draw:custom-shape>
        <draw:custom-shape draw:style-name="gr5" draw:text-style-name="P3" xml:id="id234" draw:id="id234" draw:layer="layout" svg:width="0.855cm" svg:height="1.041cm" svg:x="16.003cm" svg:y="6.156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0;width" smil:keyTimes="0;1"/>
                  <anim:animate smil:dur="0.5s" smil:fill="hold" smil:targetElement="id229" smil:attributeName="height" smil:values="0;height" smil:keyTimes="0;1"/>
                  <anim:transitionFilter smil:dur="0.5s" smil:fill="hold" smil:targetElement="id22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2" smil:attributeName="visibility" smil:to="visible"/>
                  <anim:transitionFilter smil:dur="0.5s" smil:fill="hold" smil:targetElement="id232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33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0;width" smil:keyTimes="0;1"/>
                  <anim:animate smil:dur="0.5s" smil:fill="hold" smil:targetElement="id234" smil:attributeName="height" smil:values="0;height" smil:keyTimes="0;1"/>
                  <anim:transitionFilter smil:dur="0.5s" smil:fill="hold" smil:targetElement="id23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0;width" smil:keyTimes="0;1"/>
                  <anim:animate smil:dur="0.5s" smil:fill="hold" smil:targetElement="id236" smil:attributeName="height" smil:values="0;height" smil:keyTimes="0;1"/>
                  <anim:transitionFilter smil:dur="0.5s" smil:fill="hold" smil:targetElement="id236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37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0;width" smil:keyTimes="0;1"/>
                  <anim:animate smil:dur="0.5s" smil:fill="hold" smil:targetElement="id238" smil:attributeName="height" smil:values="0;height" smil:keyTimes="0;1"/>
                  <anim:transitionFilter smil:dur="0.5s" smil:fill="hold" smil:targetElement="id23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40" smil:attributeName="visibility" smil:to="visible"/>
                  <anim:transitionFilter smil:dur="0.5s" smil:fill="hold" smil:targetElement="id240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0;width" smil:keyTimes="0;1"/>
                  <anim:animate smil:dur="0.5s" smil:fill="hold" smil:targetElement="id242" smil:attributeName="height" smil:values="0;height" smil:keyTimes="0;1"/>
                  <anim:transitionFilter smil:dur="0.5s" smil:fill="hold" smil:targetElement="id2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4" smil:attributeName="visibility" smil:to="visible"/>
                  <anim:transitionFilter smil:dur="0.5s" smil:fill="hold" smil:targetElement="id244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245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0;width" smil:keyTimes="0;1"/>
                  <anim:animate smil:dur="0.5s" smil:fill="hold" smil:targetElement="id246" smil:attributeName="height" smil:values="0;height" smil:keyTimes="0;1"/>
                  <anim:transitionFilter smil:dur="0.5s" smil:fill="hold" smil:targetElement="id246" smil:type="fade" smil:subtype="crossfad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0">
        <draw:custom-shape draw:style-name="gr5" draw:text-style-name="P3" draw:layer="layout" svg:width="0.855cm" svg:height="1.041cm" svg:x="16.003cm" svg:y="6.156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2.987cm" svg:y="6.765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0.27cm" svg:y="8.07cm">
          <text:p text:style-name="P52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4.239cm" svg:y="10.266cm">
          <text:p text:style-name="P52"><text:span text:style-name="T13">3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0.504cm" svg:y="4.013cm">
          <text:p text:style-name="P52"><text:span text:style-name="T13">20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82cm" svg:x2="18.856cm" svg:y2="9.287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6cm" svg:height="1.041cm" svg:x="9.688cm" svg:y="7.417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1.417cm" svg:y="5.6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247" draw:id="id247">
          <draw:custom-shape draw:style-name="gr58" draw:text-style-name="P3" draw:layer="layout" svg:width="12.131cm" svg:height="3.713cm" svg:x="8.634cm" svg:y="13.088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8.634cm" svg:y1="13.088cm" svg:x2="20.765cm" svg:y2="13.092cm">
              <text:p/>
            </draw:line>
            <draw:line draw:style-name="gr59" draw:text-style-name="P11" draw:layer="layout" svg:x1="8.634cm" svg:y1="13.088cm" svg:x2="8.639cm" svg:y2="16.797cm">
              <text:p/>
            </draw:line>
            <draw:line draw:style-name="gr59" draw:text-style-name="P11" draw:layer="layout" svg:x1="20.765cm" svg:y1="13.088cm" svg:x2="20.77cm" svg:y2="16.797cm">
              <text:p/>
            </draw:line>
            <draw:line draw:style-name="gr59" draw:text-style-name="P11" draw:layer="layout" svg:x1="8.634cm" svg:y1="16.797cm" svg:x2="20.765cm" svg:y2="16.801cm">
              <text:p/>
            </draw:line>
          </draw:g>
        </draw:g>
        <draw:custom-shape draw:style-name="gr10" draw:text-style-name="P3" xml:id="id249" draw:id="id249" draw:layer="layout" svg:width="5.601cm" svg:height="1.253cm" svg:x="13.586cm" svg:y="13.445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48" draw:id="id248" draw:layer="layout" svg:width="4.198cm" svg:height="1.253cm" svg:x="9.428cm" svg:y="13.445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3.63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7.18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9.288cm" svg:y="7.32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1.589cm" svg:y="6.531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250" draw:id="id250" draw:layer="layout" svg:width="6.301cm" svg:height="1.252cm" svg:x="9.331cm" svg:y="14.614cm">
          <text:p text:style-name="P48"><text:span text:style-name="T73"></text:span><text:span text:style-name="T74"> </text:span><text:span text:style-name="T74">= 0, <text:s/>P </text:span><text:span text:style-name="T73"></text:span><text:span text:style-name="T74"> 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xml:id="id251" draw:id="id251" draw:layer="layout" svg:width="1.398cm" svg:height="0.701cm" svg:x="16.1cm" svg:y="15.165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10" draw:text-style-name="P3" xml:id="id252" draw:id="id252" draw:layer="layout" svg:width="2.566cm" svg:height="1.252cm" svg:x="18.199cm" svg:y="14.843cm">
          <text:p text:style-name="P51"><text:span text:style-name="T74">FI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10" draw:text-style-name="P2" draw:layer="layout" svg:width="23.566cm" svg:height="14.235cm" svg:x="2.566cm" svg:y="3.731cm" presentation:class="outline" presentation:user-transformed="true">
          <draw:text-box>
            <text:p text:style-name="P7"><text:span text:style-name="T64">Teorema do Corte Mínimo</text:span></text:p>
            <text:p text:style-name="P54"><text:span text:style-name="T4">Um conjunto de arcos C é chamado de </text:span><text:span text:style-name="T46">corte separando P de S</text:span><text:span text:style-name="T4"> se </text:span><text:span text:style-name="T63"></text:span><text:span text:style-name="T6"> </text:span><text:span text:style-name="T4">Y</text:span><text:span text:style-name="T6"> </text:span><text:span text:style-name="T63"></text:span><text:span text:style-name="T4"> X com S </text:span><text:span text:style-name="T63"></text:span><text:span text:style-name="T6"> </text:span><text:span text:style-name="T4">Y e P </text:span><text:span text:style-name="T63"></text:span><text:span text:style-name="T6"> </text:span><text:span text:style-name="T4">Y tal que</text:span></text:p>
            <text:p text:style-name="P55"><text:span text:style-name="T4">C = { u </text:span><text:span text:style-name="T63"></text:span><text:span text:style-name="T6"> </text:span><text:span text:style-name="T4">U: I(u) </text:span><text:span text:style-name="T63"></text:span><text:span text:style-name="T6"> </text:span><text:span text:style-name="T4">Y, T(u) </text:span><text:span text:style-name="T63"></text:span><text:span text:style-name="T6"> </text:span><text:span text:style-name="T4">Y }</text:span></text:p>
            <text:p xml:id="id253" text:id="id253" text:style-name="P56"><text:span text:style-name="T4">Um corte separando P de S corta qualquer caminho de S a P no grafo G = (X,U).</text:span></text:p>
            <text:p xml:id="id254" text:id="id254" text:style-name="P56"><text:span text:style-name="T4">Capacidade de um corte separando P de S:</text:span></text:p>
            <text:p xml:id="id255" text:id="id255" text:style-name="P55"><text:span text:style-name="T46">c(C) = </text:span><text:span text:style-name="T66"></text:span><text:span text:style-name="T79">u</text:span><text:span text:style-name="T47"></text:span><text:span text:style-name="T79">C</text:span><text:span text:style-name="T46"> c(u)‏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255" anim:sub-item="text" smil:attributeName="visibility" smil:to="visible"/>
                  <anim:animate smil:dur="0.5s" smil:fill="hold" smil:targetElement="id255" anim:sub-item="text" smil:attributeName="width" smil:values="0;width" smil:keyTimes="0;1"/>
                  <anim:animate smil:dur="0.5s" smil:fill="hold" smil:targetElement="id255" anim:sub-item="text" smil:attributeName="height" smil:values="0;height" smil:keyTimes="0;1"/>
                  <anim:transitionFilter smil:dur="0.5s" smil:fill="hold" smil:targetElement="id255" anim:sub-item="text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0">
        <draw:custom-shape draw:style-name="gr13" draw:text-style-name="P57" xml:id="id261" draw:id="id261" draw:layer="layout" svg:width="13.246cm" svg:height="2.367cm" svg:x="9.754cm" svg:y="14.19cm">
          <text:p text:style-name="P15"><text:span text:style-name="T80">C = { (1,5), (2,4), (2,6), (S,3) }</text:span></text:p>
          <text:p text:style-name="P15"><text:span text:style-name="T80">Y = { S, 1, 2 } </text:span></text:p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custom-shape draw:style-name="gr22" draw:text-style-name="P3" draw:layer="layout" svg:width="0.701cm" svg:height="0.701cm" svg:x="7.422cm" svg:y="8.255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9.754cm" svg:y="11.055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10.689cm" svg:y="8.255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9.754cm" svg:y="5.221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13.489cm" svg:y="4.754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14.424cm" svg:y="7.32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2cm" svg:height="0.701cm" svg:x="14.19cm" svg:y="10.588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2cm" svg:height="0.701cm" svg:x="17.687cm" svg:y="9.419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17.458cm" svg:y="5.689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custom-shape draw:style-name="gr22" draw:text-style-name="P3" draw:layer="layout" svg:width="0.701cm" svg:height="0.701cm" svg:x="19.557cm" svg:y="7.554cm">
          <text:p/>
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</draw:custom-shape>
        <draw:line draw:style-name="gr23" draw:text-style-name="P11" draw:layer="layout" svg:x1="8.123cm" svg:y1="8.634cm" svg:x2="10.689cm" svg:y2="8.639cm">
          <text:p/>
        </draw:line>
        <draw:line draw:style-name="gr23" draw:text-style-name="P11" draw:layer="layout" svg:x1="7.889cm" svg:y1="8.311cm" svg:x2="9.988cm" svg:y2="5.864cm">
          <text:p/>
        </draw:line>
        <draw:line draw:style-name="gr23" draw:text-style-name="P11" draw:layer="layout" svg:x1="7.889cm" svg:y1="8.956cm" svg:x2="9.754cm" svg:y2="11.289cm">
          <text:p/>
        </draw:line>
        <draw:line draw:style-name="gr24" draw:text-style-name="P11" draw:layer="layout" svg:x1="10.455cm" svg:y1="11.346cm" svg:x2="14.204cm" svg:y2="10.998cm">
          <text:p/>
        </draw:line>
        <draw:line draw:style-name="gr23" draw:text-style-name="P11" draw:layer="layout" svg:x1="11.39cm" svg:y1="8.718cm" svg:x2="14.424cm" svg:y2="10.583cm">
          <text:p/>
        </draw:line>
        <draw:line draw:style-name="gr23" draw:text-style-name="P11" draw:layer="layout" svg:x1="14.476cm" svg:y1="7.611cm" svg:x2="10.393cm" svg:y2="5.631cm">
          <text:p/>
        </draw:line>
        <draw:line draw:style-name="gr23" draw:text-style-name="P11" draw:layer="layout" svg:x1="10.455cm" svg:y1="5.512cm" svg:x2="13.489cm" svg:y2="5.164cm">
          <text:p/>
        </draw:line>
        <draw:line draw:style-name="gr23" draw:text-style-name="P11" draw:layer="layout" svg:x1="14.715cm" svg:y1="7.377cm" svg:x2="13.899cm" svg:y2="5.393cm">
          <text:p/>
        </draw:line>
        <draw:line draw:style-name="gr23" draw:text-style-name="P11" draw:layer="layout" svg:x1="11.39cm" svg:y1="8.546cm" svg:x2="14.424cm" svg:y2="7.73cm">
          <text:p/>
        </draw:line>
        <draw:line draw:style-name="gr23" draw:text-style-name="P11" draw:layer="layout" svg:x1="14.887cm" svg:y1="10.869cm" svg:x2="17.793cm" svg:y2="9.828cm">
          <text:p/>
        </draw:line>
        <draw:line draw:style-name="gr23" draw:text-style-name="P11" draw:layer="layout" svg:x1="18.389cm" svg:y1="9.709cm" svg:x2="19.786cm" svg:y2="8.192cm">
          <text:p/>
        </draw:line>
        <draw:line draw:style-name="gr23" draw:text-style-name="P11" draw:layer="layout" svg:x1="15.121cm" svg:y1="7.788cm" svg:x2="17.687cm" svg:y2="9.653cm">
          <text:p/>
        </draw:line>
        <draw:line draw:style-name="gr23" draw:text-style-name="P11" draw:layer="layout" svg:x1="17.626cm" svg:y1="6.385cm" svg:x2="15.064cm" svg:y2="7.554cm">
          <text:p/>
        </draw:line>
        <draw:line draw:style-name="gr23" draw:text-style-name="P11" draw:layer="layout" svg:x1="14.204cm" svg:y1="5.12cm" svg:x2="17.454cm" svg:y2="6.055cm">
          <text:p/>
        </draw:line>
        <draw:line draw:style-name="gr23" draw:text-style-name="P11" draw:layer="layout" svg:x1="18.155cm" svg:y1="6.156cm" svg:x2="19.667cm" svg:y2="7.669cm">
          <text:p/>
        </draw:line>
        <draw:custom-shape draw:style-name="gr85" draw:text-style-name="P3" draw:layer="layout" svg:width="0.807cm" svg:height="1.041cm" svg:x="7.369cm" svg:y="8.149cm">
          <text:p text:style-name="P52"><text:span text:style-name="T9">S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5cm" svg:height="1.041cm" svg:x="9.719cm" svg:y="10.923cm">
          <text:p text:style-name="P52"><text:span text:style-name="T9">3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5cm" svg:height="1.041cm" svg:x="10.667cm" svg:y="8.167cm">
          <text:p text:style-name="P52"><text:span text:style-name="T9">2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6cm" svg:height="1.041cm" svg:x="9.732cm" svg:y="5.177cm">
          <text:p text:style-name="P52"><text:span text:style-name="T9">1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6cm" svg:height="1.041cm" svg:x="13.511cm" svg:y="4.665cm">
          <text:p text:style-name="P52"><text:span text:style-name="T9">5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5cm" svg:height="1.041cm" svg:x="14.402cm" svg:y="7.232cm">
          <text:p text:style-name="P52"><text:span text:style-name="T9">4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5cm" svg:height="1.041cm" svg:x="14.164cm" svg:y="10.5cm">
          <text:p text:style-name="P52"><text:span text:style-name="T9">6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6cm" svg:height="1.041cm" svg:x="17.665cm" svg:y="9.274cm">
          <text:p text:style-name="P52"><text:span text:style-name="T9">7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745cm" svg:height="1.041cm" svg:x="17.432cm" svg:y="5.614cm">
          <text:p text:style-name="P52"><text:span text:style-name="T9">8</text:span></text:p>
          <draw:enhanced-geometry svg:viewBox="0 0 21600 21600" draw:type="mso-spt202" draw:enhanced-path="M 0 0 L 21600 0 21600 21600 0 21600 0 0 Z N"/>
        </draw:custom-shape>
        <draw:custom-shape draw:style-name="gr85" draw:text-style-name="P3" draw:layer="layout" svg:width="0.807cm" svg:height="1.041cm" svg:x="19.548cm" svg:y="7.466cm">
          <text:p text:style-name="P52"><text:span text:style-name="T9">P</text:span></text:p>
          <draw:enhanced-geometry svg:viewBox="0 0 21600 21600" draw:type="mso-spt202" draw:enhanced-path="M 0 0 L 21600 0 21600 21600 0 21600 0 0 Z N"/>
        </draw:custom-shape>
        <draw:custom-shape draw:style-name="gr86" draw:text-style-name="P3" xml:id="id256" draw:id="id256" draw:layer="layout" svg:width="2.258cm" svg:height="9.102cm" svg:x="11.042cm" svg:y="3.964cm">
          <text:p text:style-name="P4"/>
          <draw:enhanced-geometry svg:viewBox="0 0 464 1872" draw:type="non-primitive" draw:enhanced-path="M 0 0 C 200 252 400 504 432 816 464 1128 328 1500 192 1872 N"/>
        </draw:custom-shape>
        <draw:g xml:id="id257" draw:id="id257">
          <draw:line draw:style-name="gr87" draw:text-style-name="P11" draw:layer="layout" svg:x1="11.404cm" svg:y1="8.718cm" svg:x2="14.437cm" svg:y2="10.583cm">
            <text:p/>
          </draw:line>
          <draw:line draw:style-name="gr88" draw:text-style-name="P11" draw:layer="layout" svg:x1="10.469cm" svg:y1="5.512cm" svg:x2="13.503cm" svg:y2="5.164cm">
            <text:p/>
          </draw:line>
          <draw:line draw:style-name="gr89" draw:text-style-name="P11" draw:layer="layout" svg:x1="11.404cm" svg:y1="8.546cm" svg:x2="14.437cm" svg:y2="7.73cm">
            <text:p/>
          </draw:line>
        </draw:g>
        <draw:custom-shape draw:style-name="gr13" draw:text-style-name="P57" xml:id="id258" draw:id="id258" draw:layer="layout" svg:width="11.825cm" svg:height="2.367cm" svg:x="9.775cm" svg:y="14.177cm">
          <text:p text:style-name="P15"><text:span text:style-name="T80">C = { (1,5), (2,4), (2,6) }</text:span></text:p>
          <text:p text:style-name="P15"><text:span text:style-name="T80">Y = { S, 1, 2, 3} </text:span></text:p>
          <draw:enhanced-geometry svg:viewBox="0 0 21600 21600" draw:type="mso-spt202" draw:enhanced-path="M 0 0 L 21600 0 21600 21600 0 21600 0 0 Z N"/>
        </draw:custom-shape>
        <draw:custom-shape draw:style-name="gr86" draw:text-style-name="P3" xml:id="id259" draw:id="id259" draw:layer="layout" svg:width="4.992cm" svg:height="6.927cm" svg:x="8.356cm" svg:y="4.26cm">
          <text:p text:style-name="P4"/>
          <draw:enhanced-geometry svg:viewBox="0 0 1027 1425" draw:type="non-primitive" draw:enhanced-path="M 689 0 C 724 135 1027 564 912 801 797 1038 396 1233 0 1425 N"/>
        </draw:custom-shape>
        <draw:g xml:id="id260" draw:id="id260">
          <draw:line draw:style-name="gr90" draw:text-style-name="P11" draw:layer="layout" svg:x1="7.933cm" svg:y1="8.969cm" svg:x2="9.798cm" svg:y2="11.302cm">
            <text:p/>
          </draw:line>
          <draw:line draw:style-name="gr91" draw:text-style-name="P11" draw:layer="layout" svg:x1="11.434cm" svg:y1="8.736cm" svg:x2="14.468cm" svg:y2="10.601cm">
            <text:p/>
          </draw:line>
          <draw:line draw:style-name="gr92" draw:text-style-name="P11" draw:layer="layout" svg:x1="10.5cm" svg:y1="5.525cm" svg:x2="13.533cm" svg:y2="5.177cm">
            <text:p/>
          </draw:line>
          <draw:line draw:style-name="gr93" draw:text-style-name="P11" draw:layer="layout" svg:x1="11.434cm" svg:y1="8.559cm" svg:x2="14.468cm" svg:y2="7.743cm">
            <text:p/>
          </draw:line>
        </draw:g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56" smil:attributeName="visibility" smil:to="visible"/>
                  <anim:transitionFilter smil:dur="0.5s" smil:fill="hold" smil:targetElement="id256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57" smil:attributeName="visibility" smil:to="visible"/>
                  <anim:transitionFilter smil:dur="0.5s" smil:fill="hold" smil:targetElement="id257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258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59" smil:attributeName="visibility" smil:to="visible"/>
                  <anim:transitionFilter smil:dur="0.5s" smil:fill="hold" smil:targetElement="id259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0" smil:attributeName="visibility" smil:to="visible"/>
                  <anim:transitionFilter smil:dur="0.5s" smil:fill="hold" smil:targetElement="id260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261" smil:attributeName="visibility" smil:to="hidden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0">
        <draw:g xml:id="id265" draw:id="id265">
          <draw:custom-shape draw:style-name="gr47" draw:text-style-name="P3" draw:layer="layout" svg:width="4.198cm" svg:height="4.899cm" svg:x="2.8cm" svg:y="10.60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" draw:layer="layout" svg:width="4.198cm" svg:height="4.899cm" svg:x="8.634cm" svg:y="10.6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1" draw:layer="layout" svg:x1="6.301cm" svg:y1="11.536cm" svg:x2="9.569cm" svg:y2="11.54cm">
            <text:p/>
          </draw:line>
          <draw:line draw:style-name="gr6" draw:text-style-name="P11" draw:layer="layout" svg:x1="6.301cm" svg:y1="12.237cm" svg:x2="9.569cm" svg:y2="12.241cm">
            <text:p/>
          </draw:line>
          <draw:line draw:style-name="gr6" draw:text-style-name="P11" draw:layer="layout" svg:x1="6.301cm" svg:y1="12.934cm" svg:x2="9.569cm" svg:y2="12.938cm">
            <text:p/>
          </draw:line>
          <draw:line draw:style-name="gr7" draw:text-style-name="P11" draw:layer="layout" svg:x1="6.301cm" svg:y1="13.869cm" svg:x2="9.569cm" svg:y2="13.873cm">
            <text:p/>
          </draw:line>
          <draw:line draw:style-name="gr7" draw:text-style-name="P11" draw:layer="layout" svg:x1="6.301cm" svg:y1="14.57cm" svg:x2="9.569cm" svg:y2="14.574cm">
            <text:p/>
          </draw:line>
          <draw:custom-shape draw:style-name="gr13" draw:text-style-name="P3" draw:layer="layout" svg:width="1.226cm" svg:height="1.129cm" svg:x="9.887cm" svg:y="11.77cm">
            <text:p text:style-name="P58"><text:span text:style-name="T81">f</text:span><text:span text:style-name="T82">SP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226cm" svg:height="1.129cm" svg:x="4.754cm" svg:y="13.635cm">
            <text:p text:style-name="P58"><text:span text:style-name="T81">f</text:span><text:span text:style-name="T82">PS</text:span></text:p>
            <draw:enhanced-geometry svg:viewBox="0 0 21600 21600" draw:type="mso-spt202" draw:enhanced-path="M 0 0 L 21600 0 21600 21600 0 21600 0 0 Z N"/>
          </draw:custom-shape>
          <draw:g>
            <draw:custom-shape draw:style-name="gr4" draw:text-style-name="P3" draw:layer="layout" svg:width="0.701cm" svg:height="0.701cm" svg:x="3.457cm" svg:y="12.806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3.391cm" svg:y="12.704cm">
              <text:p text:style-name="P52"><text:span text:style-name="T9">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" draw:text-style-name="P3" draw:layer="layout" svg:width="0.701cm" svg:height="0.701cm" svg:x="11.39cm" svg:y="13.269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11.324cm" svg:y="13.167cm">
              <text:p text:style-name="P52"><text:span text:style-name="T9">P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3" draw:layer="layout" svg:width="11.761cm" svg:height="3.832cm" svg:x="1.861cm" svg:y="13.07cm">
            <text:p/>
            <draw:enhanced-geometry svg:viewBox="0 0 2419 884" draw:type="non-primitive" draw:enhanced-path="M 2120 131 L 2419 131 2419 884 0 884 1 0 322 0 N"/>
          </draw:custom-shape>
          <draw:custom-shape draw:style-name="gr9" draw:text-style-name="P3" draw:layer="layout" svg:width="1.019cm" svg:height="1.283cm" svg:x="1.358cm" svg:y="9.904cm">
            <text:p text:style-name="P36"><text:span text:style-name="T83">Y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3" draw:layer="layout" svg:width="1.019cm" svg:height="1.283cm" svg:x="13.198cm" svg:y="9.798cm">
            <text:p text:style-name="P36"><text:span text:style-name="T84">Y</text:span></text:p>
            <draw:enhanced-geometry svg:viewBox="0 0 21600 21600" draw:type="mso-spt202" draw:enhanced-path="M 0 0 L 21600 0 21600 21600 0 21600 0 0 Z N"/>
          </draw:custom-shape>
          <draw:line draw:style-name="gr95" draw:text-style-name="P11" draw:layer="layout" svg:x1="13.569cm" svg:y1="10.019cm" svg:x2="13.908cm" svg:y2="10.023cm">
            <text:p/>
          </draw:line>
        </draw:g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11" draw:text-style-name="P2" draw:layer="layout" svg:width="23.566cm" svg:height="1.866cm" svg:x="2.566cm" svg:y="3.73cm" presentation:class="outline" presentation:user-transformed="true">
          <draw:text-box>
            <text:p text:style-name="P7"><text:span text:style-name="T64">Teorema:</text:span></text:p>
          </draw:text-box>
        </draw:frame>
        <draw:custom-shape draw:style-name="gr96" draw:text-style-name="P3" xml:id="id263" draw:id="id263" draw:layer="layout" svg:width="1.398cm" svg:height="0.701cm" svg:x="12.832cm" svg:y="6.297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97" draw:text-style-name="P3" xml:id="id264" draw:id="id264" draw:layer="layout" svg:width="4.837cm" svg:height="1.125cm" svg:x="15.315cm" svg:y="6.019cm">
          <text:p text:style-name="P59"><text:span text:style-name="T8">f(P,S) </text:span><text:span text:style-name="T5"></text:span><text:span text:style-name="T8"> c(C)‏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5.15cm" svg:height="2.059cm" svg:x="6.293cm" svg:y="5.6cm">
          <text:p text:style-name="P60"><text:span text:style-name="T8"><text:s/></text:span><text:span text:style-name="T8">fluxo viável f</text:span></text:p>
          <text:p text:style-name="P61"><text:span text:style-name="T8"><text:s/></text:span><text:span text:style-name="T8">corte C</text:span></text:p>
          <draw:enhanced-geometry svg:viewBox="0 0 21600 21600" draw:type="mso-spt202" draw:enhanced-path="M 0 0 L 21600 0 21600 21600 0 21600 0 0 Z N"/>
        </draw:custom-shape>
        <draw:custom-shape draw:style-name="gr98" draw:text-style-name="P3" xml:id="id262" draw:id="id262" draw:layer="layout" svg:width="0.468cm" svg:height="2.566cm" svg:x="11.518cm" svg:y="5.367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9" draw:layer="layout" svg:width="0.353cm" svg:height="0.661cm" svg:x="13.824cm" svg:y="10.169cm">
          <draw:object-ole draw:class-id="0002CE02-0000-0000-c000-000000000046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frame draw:style-name="gr100" xml:id="id266" draw:id="id266" draw:layer="layout" svg:width="12.365cm" svg:height="4.987cm" svg:x="14.702cm" svg:y="11.201cm">
          <draw:object-ole draw:class-id="0002CE02-0000-0000-c000-000000000046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3" smil:attributeName="visibility" smil:to="visible"/>
                  <anim:transitionFilter smil:dur="0.5s" smil:fill="hold" smil:targetElement="id263" smil:type="barWipe" smil:subtype="leftToRight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65" smil:attributeName="visibility" smil:to="visible"/>
                  <anim:transitionFilter smil:dur="0.5s" smil:fill="hold" smil:targetElement="id265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66" smil:attributeName="visibility" smil:to="visible"/>
                  <anim:transitionFilter smil:dur="0.5s" smil:fill="hold" smil:targetElement="id266" smil:type="barWipe" smil:subtype="topToBottom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12" draw:text-style-name="P2" draw:layer="layout" svg:width="22.402cm" svg:height="4.706cm" svg:x="2.566cm" svg:y="3.734cm" presentation:class="outline" presentation:user-transformed="true">
          <draw:text-box>
            <text:p text:style-name="P7"><text:span text:style-name="T64">Corolário:</text:span><text:span text:style-name="T4"> </text:span></text:p>
            <text:p text:style-name="P62"><text:span text:style-name="T4"><text:tab/></text:span><text:span text:style-name="T4">Quando o algoritmo de rotulação termina com um fluxo </text:span><text:span text:style-name="T85">f</text:span><text:span text:style-name="T4"> sem que seja possível marcar o nó P, </text:span><text:span text:style-name="T85">f</text:span><text:span text:style-name="T4"> <text:s/>é a solução ótima do problema de fluxo máximo de S a P.</text:span></text:p>
          </draw:text-box>
        </draw:frame>
        <draw:custom-shape draw:style-name="gr97" draw:text-style-name="P3" xml:id="id270" draw:id="id270" draw:layer="layout" svg:width="12.775cm" svg:height="4.494cm" svg:x="14.949cm" svg:y="8.868cm">
          <text:p text:style-name="P15"><text:span text:style-name="T8">P </text:span><text:span text:style-name="T63"></text:span><text:span text:style-name="T86"> </text:span><text:span text:style-name="T8">Y</text:span></text:p>
          <text:p text:style-name="P15"><text:span text:style-name="T8">f(u) = c(u),</text:span></text:p>
          <text:p text:style-name="P15"><text:span text:style-name="T8">senão a extremidade </text:span><text:span text:style-name="T62">u</text:span><text:span text:style-name="T8"> estaria marcada</text:span></text:p>
          <draw:enhanced-geometry svg:viewBox="0 0 21600 21600" draw:type="mso-spt202" draw:enhanced-path="M 0 0 L 21600 0 21600 21600 0 21600 0 0 Z N"/>
        </draw:custom-shape>
        <draw:g xml:id="id267" draw:id="id267">
          <draw:g>
            <draw:custom-shape draw:style-name="gr4" draw:text-style-name="P3" draw:layer="layout" svg:width="0.702cm" svg:height="0.701cm" svg:x="6.063cm" svg:y="10.5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4" draw:text-style-name="P3" draw:layer="layout" svg:width="0.701cm" svg:height="0.701cm" svg:x="11.201cm" svg:y="10.5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line draw:style-name="gr23" draw:text-style-name="P11" draw:layer="layout" svg:x1="6.809cm" svg:y1="10.879cm" svg:x2="11.245cm" svg:y2="10.883cm">
              <text:p/>
            </draw:line>
          </draw:g>
          <draw:custom-shape draw:style-name="gr17" draw:text-style-name="P3" draw:layer="layout" svg:width="0.9cm" svg:height="1.15cm" svg:x="8.184cm" svg:y="9.803cm">
            <text:p text:style-name="P37"><text:span text:style-name="T21">u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1.689cm" svg:height="1.15cm" svg:x="11.699cm" svg:y="9.887cm">
            <text:p text:style-name="P37"><text:span text:style-name="T21">T(u)‏</text:span></text:p>
            <draw:enhanced-geometry svg:viewBox="0 0 21600 21600" draw:type="mso-spt202" draw:enhanced-path="M 0 0 L 21600 0 21600 21600 0 21600 0 0 Z N"/>
          </draw:custom-shape>
        </draw:g>
        <draw:g xml:id="id271" draw:id="id271">
          <draw:g>
            <draw:custom-shape draw:style-name="gr4" draw:text-style-name="P3" draw:layer="layout" svg:width="0.702cm" svg:height="0.701cm" svg:x="6.063cm" svg:y="15.866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4" draw:text-style-name="P3" draw:layer="layout" svg:width="0.701cm" svg:height="0.701cm" svg:x="11.201cm" svg:y="15.866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line draw:style-name="gr24" draw:text-style-name="P11" draw:layer="layout" svg:x1="6.809cm" svg:y1="16.245cm" svg:x2="11.245cm" svg:y2="16.25cm">
              <text:p/>
            </draw:line>
          </draw:g>
          <draw:custom-shape draw:style-name="gr17" draw:text-style-name="P3" draw:layer="layout" svg:width="0.9cm" svg:height="1.15cm" svg:x="8.184cm" svg:y="15.214cm">
            <text:p text:style-name="P37"><text:span text:style-name="T21">u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1.482cm" svg:height="1.15cm" svg:x="11.743cm" svg:y="15.169cm">
            <text:p text:style-name="P37"><text:span text:style-name="T21">I(u)‏</text:span></text:p>
            <draw:enhanced-geometry svg:viewBox="0 0 21600 21600" draw:type="mso-spt202" draw:enhanced-path="M 0 0 L 21600 0 21600 21600 0 21600 0 0 Z N"/>
          </draw:custom-shape>
        </draw:g>
        <draw:g xml:id="id272" draw:id="id272">
          <draw:custom-shape draw:style-name="gr17" draw:text-style-name="P3" draw:layer="layout" svg:width="0.957cm" svg:height="1.15cm" svg:x="6.403cm" svg:y="16.933cm">
            <text:p text:style-name="P37"><text:span text:style-name="T26">Y</text:span></text:p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3" draw:layer="layout" svg:width="0.957cm" svg:height="1.15cm" svg:x="10.367cm" svg:y="16.933cm">
              <text:p text:style-name="P37"><text:span text:style-name="T26">Y</text:span></text:p>
              <draw:enhanced-geometry svg:viewBox="0 0 21600 21600" draw:type="mso-spt202" draw:enhanced-path="M 0 0 L 21600 0 21600 21600 0 21600 0 0 Z N"/>
            </draw:custom-shape>
            <draw:line draw:style-name="gr95" draw:text-style-name="P11" draw:layer="layout" svg:x1="10.689cm" svg:y1="17.163cm" svg:x2="11.046cm" svg:y2="17.167cm">
              <text:p/>
            </draw:line>
          </draw:g>
          <draw:custom-shape draw:style-name="gr101" draw:text-style-name="P3" draw:layer="layout" svg:width="0.974cm" svg:height="4.198cm" svg:x="8.595cm" svg:y="14.235cm">
            <text:p/>
            <draw:enhanced-geometry svg:viewBox="0 0 200 816" draw:type="non-primitive" draw:enhanced-path="M 48 0 C 124 124 200 248 192 384 184 520 92 668 0 816 N"/>
          </draw:custom-shape>
        </draw:g>
        <draw:custom-shape draw:style-name="gr97" draw:text-style-name="P3" xml:id="id274" draw:id="id274" draw:layer="layout" svg:width="12.775cm" svg:height="3.226cm" svg:x="14.949cm" svg:y="14.936cm">
          <text:p text:style-name="P15"><text:span text:style-name="T8">f(u) = 0,</text:span></text:p>
          <text:p text:style-name="P15"><text:span text:style-name="T8">senão a extremidade </text:span><text:span text:style-name="T62">u</text:span><text:span text:style-name="T8"> estaria marcada</text:span></text:p>
          <draw:enhanced-geometry svg:viewBox="0 0 21600 21600" draw:type="mso-spt202" draw:enhanced-path="M 0 0 L 21600 0 21600 21600 0 21600 0 0 Z N"/>
        </draw:custom-shape>
        <draw:custom-shape draw:style-name="gr96" draw:text-style-name="P3" xml:id="id273" draw:id="id273" draw:layer="layout" svg:width="1.397cm" svg:height="0.701cm" svg:x="14.235cm" svg:y="15.866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g xml:id="id268" draw:id="id268">
          <draw:custom-shape draw:style-name="gr101" draw:text-style-name="P3" draw:layer="layout" svg:width="0.975cm" svg:height="4.198cm" svg:x="8.484cm" svg:y="8.634cm">
            <text:p/>
            <draw:enhanced-geometry svg:viewBox="0 0 200 816" draw:type="non-primitive" draw:enhanced-path="M 48 0 C 124 124 200 248 192 384 184 520 92 668 0 816 N"/>
          </draw:custom-shape>
          <draw:custom-shape draw:style-name="gr17" draw:text-style-name="P3" draw:layer="layout" svg:width="0.957cm" svg:height="1.15cm" svg:x="6.403cm" svg:y="11.434cm">
            <text:p text:style-name="P37"><text:span text:style-name="T26">Y</text:span></text:p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3" draw:layer="layout" svg:width="0.957cm" svg:height="1.15cm" svg:x="10.367cm" svg:y="11.434cm">
              <text:p text:style-name="P37"><text:span text:style-name="T26">Y</text:span></text:p>
              <draw:enhanced-geometry svg:viewBox="0 0 21600 21600" draw:type="mso-spt202" draw:enhanced-path="M 0 0 L 21600 0 21600 21600 0 21600 0 0 Z N"/>
            </draw:custom-shape>
            <draw:line draw:style-name="gr95" draw:text-style-name="P11" draw:layer="layout" svg:x1="10.689cm" svg:y1="11.659cm" svg:x2="11.046cm" svg:y2="11.664cm">
              <text:p/>
            </draw:line>
          </draw:g>
        </draw:g>
        <draw:custom-shape draw:style-name="gr96" draw:text-style-name="P3" xml:id="id269" draw:id="id269" draw:layer="layout" svg:width="1.397cm" svg:height="0.701cm" svg:x="14.103cm" svg:y="11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68" smil:attributeName="visibility" smil:to="visible"/>
                  <anim:transitionFilter smil:dur="0.5s" smil:fill="hold" smil:targetElement="id268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2" smil:attributeName="visibility" smil:to="visible"/>
                  <anim:transitionFilter smil:dur="0.5s" smil:fill="hold" smil:targetElement="id272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12" draw:text-style-name="P2" draw:layer="layout" svg:width="22.402cm" svg:height="4.706cm" svg:x="2.566cm" svg:y="3.734cm" presentation:class="outline" presentation:user-transformed="true">
          <draw:text-box>
            <text:p text:style-name="P7"><text:span text:style-name="T64">Corolário:</text:span><text:span text:style-name="T4"> </text:span></text:p>
            <text:p text:style-name="P62"><text:span text:style-name="T4"><text:tab/></text:span><text:span text:style-name="T4">Se as capacidades são inteiras, então o algoritmo de Ford e Fulkerson obtém em um número finito de iterações uma solução ótima do problema de fluxo máximo.</text:span></text:p>
          </draw:text-box>
        </draw:frame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0"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frame presentation:style-name="pr13" draw:text-style-name="P2" draw:layer="layout" svg:width="22.402cm" svg:height="4.666cm" svg:x="2.566cm" svg:y="3.73cm" presentation:class="outline" presentation:user-transformed="true">
          <draw:text-box>
            <text:p text:style-name="P7"><text:span text:style-name="T64">Teorema:</text:span><text:span text:style-name="T4"> </text:span></text:p>
            <text:p text:style-name="P62"><text:span text:style-name="T4"><text:tab/></text:span><text:span text:style-name="T4">O valor do fluxo máximo é igual à capacidade do corte mínimo separando </text:span><text:span text:style-name="T87">P</text:span><text:span text:style-name="T4"> de S.</text:span></text:p>
          </draw:text-box>
        </draw:frame>
        <draw:custom-shape draw:style-name="gr10" draw:text-style-name="P3" xml:id="id275" draw:id="id275" draw:layer="layout" svg:width="22.401cm" svg:height="1.636cm" svg:x="3.735cm" svg:y="8.401cm">
          <text:p text:style-name="P63"><text:span text:style-name="T8">Ao final do procedimento de rotulação:</text:span></text:p>
          <draw:enhanced-geometry svg:viewBox="0 0 21600 21600" draw:type="rectangle" draw:enhanced-path="M 0 0 L 21600 0 21600 21600 0 21600 0 0 Z N"/>
        </draw:custom-shape>
        <draw:custom-shape draw:style-name="gr102" draw:text-style-name="P3" xml:id="id277" draw:id="id277" draw:layer="layout" svg:width="5.918cm" svg:height="6.492cm" svg:x="17.339cm" svg:y="10.5cm">
          <text:p xml:id="id278" text:id="id278" text:style-name="P58"><text:span text:style-name="T88">f</text:span><text:span text:style-name="T89">SP</text:span><text:span text:style-name="T88"> = f</text:span><text:span text:style-name="T89">PS</text:span><text:span text:style-name="T88"> + f*(P,S)‏</text:span></text:p>
          <text:p xml:id="id279" text:id="id279" text:style-name="P58"><text:span text:style-name="T88">f</text:span><text:span text:style-name="T89">PS</text:span><text:span text:style-name="T88"> = 0</text:span></text:p>
          <text:p xml:id="id280" text:id="id280" text:style-name="P58"><text:span text:style-name="T88">f</text:span><text:span text:style-name="T89">SP</text:span><text:span text:style-name="T88"> = c(C)‏</text:span></text:p>
          <text:p xml:id="id281" text:id="id281" text:style-name="P58"><text:span text:style-name="T88">f*(P,S) = c(C)‏</text:span></text:p>
          <text:p xml:id="id282" text:id="id282" text:style-name="P58"><text:span text:style-name="T88">f(P,S) </text:span><text:span text:style-name="T90"></text:span><text:span text:style-name="T88"> c(C)‏</text:span></text:p>
          <draw:enhanced-geometry svg:viewBox="0 0 21600 21600" draw:type="mso-spt202" draw:enhanced-path="M 0 0 L 21600 0 21600 21600 0 21600 0 0 Z N"/>
        </draw:custom-shape>
        <draw:custom-shape draw:style-name="gr103" draw:text-style-name="P3" xml:id="id283" draw:id="id283" draw:layer="layout" svg:width="1.164cm" svg:height="1.164cm" svg:x="19.835cm" svg:y="17.264cm">
          <text:p text:style-name="P4"/>
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13" draw:text-style-name="P3" xml:id="id284" draw:id="id284" draw:layer="layout" svg:width="5.388cm" svg:height="1.971cm" svg:x="21.22cm" svg:y="17.502cm">
          <text:p text:style-name="P58"><text:span text:style-name="T40">corte é mínimo.</text:span></text:p>
          <draw:enhanced-geometry svg:viewBox="0 0 21600 21600" draw:type="mso-spt202" draw:enhanced-path="M 0 0 L 21600 0 21600 21600 0 21600 0 0 Z N"/>
        </draw:custom-shape>
        <draw:g xml:id="id276" draw:id="id276">
          <draw:custom-shape draw:style-name="gr94" draw:text-style-name="P3" draw:layer="layout" svg:width="3.691cm" svg:height="4.899cm" svg:x="10.266cm" svg:y="10.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1" draw:layer="layout" svg:x1="7.876cm" svg:y1="11.434cm" svg:x2="11.143cm" svg:y2="11.439cm">
            <text:p/>
          </draw:line>
          <draw:line draw:style-name="gr6" draw:text-style-name="P11" draw:layer="layout" svg:x1="7.876cm" svg:y1="12.136cm" svg:x2="11.143cm" svg:y2="12.14cm">
            <text:p/>
          </draw:line>
          <draw:line draw:style-name="gr6" draw:text-style-name="P11" draw:layer="layout" svg:x1="7.876cm" svg:y1="12.832cm" svg:x2="11.143cm" svg:y2="12.837cm">
            <text:p/>
          </draw:line>
          <draw:line draw:style-name="gr7" draw:text-style-name="P11" draw:layer="layout" svg:x1="7.876cm" svg:y1="13.767cm" svg:x2="11.143cm" svg:y2="13.772cm">
            <text:p/>
          </draw:line>
          <draw:line draw:style-name="gr7" draw:text-style-name="P11" draw:layer="layout" svg:x1="7.876cm" svg:y1="14.464cm" svg:x2="11.143cm" svg:y2="14.468cm">
            <text:p/>
          </draw:line>
          <draw:custom-shape draw:style-name="gr13" draw:text-style-name="P3" draw:layer="layout" svg:width="2.681cm" svg:height="1.027cm" svg:x="8.414cm" svg:y="16.845cm">
            <text:p text:style-name="P58"><text:span text:style-name="T81">f*(P,S)‏</text:span></text:p>
            <draw:enhanced-geometry svg:viewBox="0 0 21600 21600" draw:type="mso-spt202" draw:enhanced-path="M 0 0 L 21600 0 21600 21600 0 21600 0 0 Z N"/>
          </draw:custom-shape>
          <draw:g>
            <draw:custom-shape draw:style-name="gr4" draw:text-style-name="P3" draw:layer="layout" svg:width="0.702cm" svg:height="0.701cm" svg:x="5.966cm" svg:y="12.7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5.9cm" svg:y="12.599cm">
              <text:p text:style-name="P52"><text:span text:style-name="T9">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" draw:text-style-name="P3" draw:layer="layout" svg:width="0.701cm" svg:height="0.702cm" svg:x="12.515cm" svg:y="13.167cm">
              <text:p/>
  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  </draw:custom-shape>
            <draw:custom-shape draw:style-name="gr5" draw:text-style-name="P3" draw:layer="layout" svg:width="0.917cm" svg:height="1.041cm" svg:x="12.449cm" svg:y="13.066cm">
              <text:p text:style-name="P52"><text:span text:style-name="T9">P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3" draw:layer="layout" svg:width="9.772cm" svg:height="3.832cm" svg:x="4.665cm" svg:y="12.969cm">
            <text:p/>
            <draw:enhanced-geometry svg:viewBox="0 0 2419 884" draw:type="non-primitive" draw:enhanced-path="M 2120 131 L 2419 131 2419 884 0 884 1 0 322 0 N"/>
          </draw:custom-shape>
          <draw:custom-shape draw:style-name="gr9" draw:text-style-name="P3" draw:layer="layout" svg:width="1.018cm" svg:height="1.283cm" svg:x="3.925cm" svg:y="9.843cm">
            <text:p text:style-name="P36"><text:span text:style-name="T83">Y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3" draw:layer="layout" svg:width="1.019cm" svg:height="1.283cm" svg:x="14.19cm" svg:y="9.843cm">
            <text:p text:style-name="P36"><text:span text:style-name="T84">Y</text:span></text:p>
            <draw:enhanced-geometry svg:viewBox="0 0 21600 21600" draw:type="mso-spt202" draw:enhanced-path="M 0 0 L 21600 0 21600 21600 0 21600 0 0 Z N"/>
          </draw:custom-shape>
          <draw:line draw:style-name="gr95" draw:text-style-name="P11" draw:layer="layout" svg:x1="14.561cm" svg:y1="10.014cm" svg:x2="14.9cm" svg:y2="10.019cm">
            <text:p/>
          </draw:line>
          <draw:custom-shape draw:style-name="gr47" draw:text-style-name="P3" draw:layer="layout" svg:width="3.735cm" svg:height="4.899cm" svg:x="5.133cm" svg:y="10.6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1.226cm" svg:height="1.129cm" svg:x="11.373cm" svg:y="11.708cm">
            <text:p text:style-name="P58"><text:span text:style-name="T81">f</text:span><text:span text:style-name="T82">SP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1.226cm" svg:height="1.129cm" svg:x="6.482cm" svg:y="13.578cm">
            <text:p text:style-name="P58"><text:span text:style-name="T81">f</text:span><text:span text:style-name="T82">P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76" smil:attributeName="visibility" smil:to="visible"/>
                  <anim:transitionFilter smil:dur="0.5s" smil:fill="hold" smil:targetElement="id276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77" smil:attributeName="visibility" smil:to="visible"/>
                  <anim:transitionFilter smil:dur="0.5s" smil:fill="hold" smil:targetElement="id277" smil:type="dissolve"/>
                </anim:par>
              </anim:par>
              <anim:par smil:begin="0.5s" smil:dur="indefinite" smil:fill="hold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0;width" smil:keyTimes="0;1"/>
                  <anim:animate smil:dur="0.5s" smil:fill="hold" smil:targetElement="id283" smil:attributeName="height" smil:values="0;height" smil:keyTimes="0;1"/>
                  <anim:transitionFilter smil:dur="0.5s" smil:fill="hold" smil:targetElement="id283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0;width" smil:keyTimes="0;1"/>
                  <anim:animate smil:dur="0.5s" smil:fill="hold" smil:targetElement="id284" smil:attributeName="height" smil:values="0;height" smil:keyTimes="0;1"/>
                  <anim:transitionFilter smil:dur="0.5s" smil:fill="hold" smil:targetElement="id284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0">
        <draw:custom-shape draw:style-name="gr5" draw:text-style-name="P3" draw:layer="layout" svg:width="0.855cm" svg:height="1.041cm" svg:x="16.003cm" svg:y="6.156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2.987cm" svg:y="6.765cm">
          <text:p text:style-name="P52"><text:span text:style-name="T13">7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0.27cm" svg:y="8.07cm">
          <text:p text:style-name="P52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4.239cm" svg:y="10.266cm">
          <text:p text:style-name="P52"><text:span text:style-name="T13">3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0.504cm" svg:y="4.013cm">
          <text:p text:style-name="P52"><text:span text:style-name="T13">20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5.367cm" svg:height="1.398cm" svg:x="2.566cm" svg:y="4.198cm">
          <text:p text:style-name="P26"><text:span text:style-name="T12"><text:tab/></text:span><text:span text:style-name="T12">Exemplo: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9.835cm" svg:height="4.27cm" svg:x="4.431cm" svg:y="-0.001cm" presentation:class="title" presentation:user-transformed="true">
          <draw:text-box>
            <text:p text:style-name="P5"><text:span text:style-name="T2">Problema do Fluxo Máximo</text:span></text:p>
          </draw:text-box>
        </draw:frame>
        <draw:g>
          <draw:custom-shape draw:style-name="gr4" draw:text-style-name="P3" draw:layer="layout" svg:width="0.784cm" svg:height="0.802cm" svg:x="9.305cm" svg:y="6.0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9.45cm" svg:y="5.975cm">
            <text:p text:style-name="P10"><text:span text:style-name="T9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4.085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4.235cm" svg:y="5.746cm">
            <text:p text:style-name="P10"><text:span text:style-name="T9">5</text:span></text:p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3" draw:layer="layout" svg:width="13.975cm" svg:height="4.754cm" svg:x="7.492cm" svg:y="6.359cm">
          <text:p/>
          <draw:enhanced-geometry svg:viewBox="0 0 2179 509" draw:type="non-primitive" draw:enhanced-path="M 1910 0 L 2179 0 2179 509 0 509 0 0 278 1 N"/>
        </draw:custom-shape>
        <draw:g>
          <draw:custom-shape draw:style-name="gr4" draw:text-style-name="P3" draw:layer="layout" svg:width="0.776cm" svg:height="0.803cm" svg:x="11.99cm" svg:y="3.748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2.14cm" svg:y="3.647cm">
            <text:p text:style-name="P10"><text:span text:style-name="T9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cm" svg:height="0.807cm" svg:x="12.043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2.281cm" svg:y="8.775cm">
            <text:p text:style-name="P10"><text:span text:style-name="T9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5.253cm" svg:y="8.83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5.403cm" svg:y="8.775cm">
            <text:p text:style-name="P10"><text:span text:style-name="T9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8.83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8.78cm">
            <text:p text:style-name="P10"><text:span text:style-name="T9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3cm" svg:x="18.887cm" svg:y="5.803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6cm" svg:height="1.041cm" svg:x="19.032cm" svg:y="5.746cm">
            <text:p text:style-name="P10"><text:span text:style-name="T9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3" draw:layer="layout" svg:width="0.785cm" svg:height="0.802cm" svg:x="16.55cm" svg:y="3.7cm">
            <text:p/>
            <draw:enhanced-geometry svg:viewBox="0 0 21600 21600" draw:text-areas="3200 3200 18400 18400" draw:glue-points="10800 0 3160 3160 0 10800 3160 18440 10800 21600 18440 18440 21600 10800 18440 3160" draw:type="ellipse" draw:enhanced-path="U 10800 10800 10800 10800 0 360 Z N"/>
          </draw:custom-shape>
          <draw:custom-shape draw:style-name="gr5" draw:text-style-name="P3" draw:layer="layout" svg:width="0.855cm" svg:height="1.041cm" svg:x="16.7cm" svg:y="3.642cm">
            <text:p text:style-name="P10"><text:span text:style-name="T9">6</text:span></text:p>
            <draw:enhanced-geometry svg:viewBox="0 0 21600 21600" draw:type="mso-spt202" draw:enhanced-path="M 0 0 L 21600 0 21600 21600 0 21600 0 0 Z N"/>
          </draw:custom-shape>
        </draw:g>
        <draw:line draw:style-name="gr6" draw:text-style-name="P11" draw:layer="layout" svg:x1="14.269cm" svg:y1="5.927cm" svg:x2="12.642cm" svg:y2="4.299cm">
          <text:p/>
        </draw:line>
        <draw:line draw:style-name="gr6" draw:text-style-name="P11" draw:layer="layout" svg:x1="9.988cm" svg:y1="6.244cm" svg:x2="12.087cm" svg:y2="4.374cm">
          <text:p/>
        </draw:line>
        <draw:line draw:style-name="gr6" draw:text-style-name="P11" draw:layer="layout" svg:x1="9.988cm" svg:y1="6.725cm" svg:x2="12.087cm" svg:y2="9.058cm">
          <text:p/>
        </draw:line>
        <draw:line draw:style-name="gr6" draw:text-style-name="P11" draw:layer="layout" svg:x1="12.894cm" svg:y1="9.247cm" svg:x2="15.227cm" svg:y2="9.252cm">
          <text:p/>
        </draw:line>
        <draw:line draw:style-name="gr6" draw:text-style-name="P11" draw:layer="layout" svg:x1="16.056cm" svg:y1="9.282cm" svg:x2="18.856cm" svg:y2="9.287cm">
          <text:p/>
        </draw:line>
        <draw:line draw:style-name="gr6" draw:text-style-name="P11" draw:layer="layout" svg:x1="14.843cm" svg:y1="6.213cm" svg:x2="18.812cm" svg:y2="6.218cm">
          <text:p/>
        </draw:line>
        <draw:line draw:style-name="gr6" draw:text-style-name="P11" draw:layer="layout" svg:x1="12.788cm" svg:y1="4.11cm" svg:x2="16.536cm" svg:y2="4.114cm">
          <text:p/>
        </draw:line>
        <draw:line draw:style-name="gr6" draw:text-style-name="P11" draw:layer="layout" svg:x1="12.422cm" svg:y1="4.577cm" svg:x2="12.427cm" svg:y2="8.775cm">
          <text:p/>
        </draw:line>
        <draw:line draw:style-name="gr6" draw:text-style-name="P11" draw:layer="layout" svg:x1="19.279cm" svg:y1="8.837cm" svg:x2="19.284cm" svg:y2="6.623cm">
          <text:p/>
        </draw:line>
        <draw:line draw:style-name="gr6" draw:text-style-name="P11" draw:layer="layout" svg:x1="15.588cm" svg:y1="8.867cm" svg:x2="14.654cm" svg:y2="6.534cm">
          <text:p/>
        </draw:line>
        <draw:line draw:style-name="gr6" draw:text-style-name="P11" draw:layer="layout" svg:x1="12.656cm" svg:y1="8.925cm" svg:x2="14.292cm" svg:y2="6.473cm">
          <text:p/>
        </draw:line>
        <draw:line draw:style-name="gr6" draw:text-style-name="P11" draw:layer="layout" svg:x1="14.803cm" svg:y1="5.89cm" svg:x2="16.669cm" svg:y2="4.373cm">
          <text:p/>
        </draw:line>
        <draw:line draw:style-name="gr6" draw:text-style-name="P11" draw:layer="layout" svg:x1="17.282cm" svg:y1="4.344cm" svg:x2="19.024cm" svg:y2="5.856cm">
          <text:p/>
        </draw:line>
        <draw:custom-shape draw:style-name="gr5" draw:text-style-name="P3" draw:layer="layout" svg:width="1.16cm" svg:height="1.041cm" svg:x="9.688cm" svg:y="7.417cm">
          <text:p text:style-name="P52"><text:span text:style-name="T2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9.834cm" svg:y="4.577cm">
          <text:p text:style-name="P52"><text:span text:style-name="T23">20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1.417cm" svg:y="5.6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353cm" svg:y="7.567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675cm" svg:y="9.203cm">
          <text:p text:style-name="P52"><text:span text:style-name="T23">9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7.066cm" svg:y="9.247cm">
          <text:p text:style-name="P52"><text:span text:style-name="T23">12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117cm" svg:y="7.144cm">
          <text:p text:style-name="P52"><text:span text:style-name="T23">6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6.748cm" svg:y="6.169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8.472cm" svg:y="7.333cm">
          <text:p text:style-name="P52"><text:span text:style-name="T2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8cm" svg:y="4.344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5.818cm" svg:y="4.811cm">
          <text:p text:style-name="P52"><text:span text:style-name="T23">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3.018cm" svg:y="5.278cm">
          <text:p text:style-name="P52"><text:span text:style-name="T23">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59cm" svg:height="1.041cm" svg:x="14.032cm" svg:y="3.268cm">
          <text:p text:style-name="P52"><text:span text:style-name="T23">15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948cm" svg:height="0.871cm" svg:x="14.252cm" svg:y="11.113cm">
          <text:p text:style-name="P53"><text:span text:style-name="T76"></text:span></text:p>
          <draw:enhanced-geometry svg:viewBox="0 0 21600 21600" draw:type="mso-spt202" draw:enhanced-path="M 0 0 L 21600 0 21600 21600 0 21600 0 0 Z N"/>
        </draw:custom-shape>
        <draw:g xml:id="id285" draw:id="id285">
          <draw:custom-shape draw:style-name="gr58" draw:text-style-name="P3" draw:layer="layout" svg:width="12.131cm" svg:height="3.713cm" svg:x="8.634cm" svg:y="13.088cm">
            <text:p/>
            <draw:enhanced-geometry svg:viewBox="0 0 21600 21600" draw:type="rectangle" draw:enhanced-path="M 0 0 L 21600 0 21600 21600 0 21600 0 0 Z N"/>
          </draw:custom-shape>
          <draw:g>
            <draw:line draw:style-name="gr59" draw:text-style-name="P11" draw:layer="layout" svg:x1="8.634cm" svg:y1="13.088cm" svg:x2="20.765cm" svg:y2="13.092cm">
              <text:p/>
            </draw:line>
            <draw:line draw:style-name="gr59" draw:text-style-name="P11" draw:layer="layout" svg:x1="8.634cm" svg:y1="13.088cm" svg:x2="8.639cm" svg:y2="16.797cm">
              <text:p/>
            </draw:line>
            <draw:line draw:style-name="gr59" draw:text-style-name="P11" draw:layer="layout" svg:x1="20.765cm" svg:y1="13.088cm" svg:x2="20.77cm" svg:y2="16.797cm">
              <text:p/>
            </draw:line>
            <draw:line draw:style-name="gr59" draw:text-style-name="P11" draw:layer="layout" svg:x1="8.634cm" svg:y1="16.797cm" svg:x2="20.765cm" svg:y2="16.801cm">
              <text:p/>
            </draw:line>
          </draw:g>
        </draw:g>
        <draw:custom-shape draw:style-name="gr10" draw:text-style-name="P3" xml:id="id287" draw:id="id287" draw:layer="layout" svg:width="5.601cm" svg:height="1.253cm" svg:x="13.586cm" svg:y="13.445cm">
          <text:p text:style-name="P47"><text:span text:style-name="T71">Y = {1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86" draw:id="id286" draw:layer="layout" svg:width="4.198cm" svg:height="1.253cm" svg:x="9.428cm" svg:y="13.445cm">
          <text:p text:style-name="P49"><text:span text:style-name="T72"></text:span><text:span text:style-name="T71">(1) = +</text:span><text:span text:style-name="T75">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6cm" svg:height="1.041cm" svg:x="13.07cm" svg:y="3.268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6cm" svg:height="1.041cm" svg:x="17.18cm" svg:y="4.899cm">
          <text:p text:style-name="P52"><text:span text:style-name="T13">15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3.63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7.189cm" svg:y="8.449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6cm" svg:height="1.041cm" svg:x="19.288cm" svg:y="7.32cm">
          <text:p text:style-name="P52"><text:span text:style-name="T13">8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0.855cm" svg:height="1.041cm" svg:x="11.589cm" svg:y="6.531cm">
          <text:p text:style-name="P52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xml:id="id288" draw:id="id288" draw:layer="layout" svg:width="6.301cm" svg:height="1.252cm" svg:x="9.331cm" svg:y="14.614cm">
          <text:p text:style-name="P48"><text:span text:style-name="T73"></text:span><text:span text:style-name="T74"> </text:span><text:span text:style-name="T74">= 0, <text:s/>P </text:span><text:span text:style-name="T73"></text:span><text:span text:style-name="T74"> 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xml:id="id289" draw:id="id289" draw:layer="layout" svg:width="1.398cm" svg:height="0.701cm" svg:x="16.1cm" svg:y="15.165cm">
          <text:p text:style-name="P4"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10" draw:text-style-name="P3" xml:id="id290" draw:id="id290" draw:layer="layout" svg:width="2.566cm" svg:height="1.252cm" svg:x="18.199cm" svg:y="14.843cm">
          <text:p text:style-name="P51"><text:span text:style-name="T74">FIM</text:span></text:p>
          <draw:enhanced-geometry svg:viewBox="0 0 21600 21600" draw:type="rectangle" draw:enhanced-path="M 0 0 L 21600 0 21600 21600 0 21600 0 0 Z N"/>
        </draw:custom-shape>
        <draw:custom-shape draw:style-name="gr104" draw:text-style-name="P3" xml:id="id291" draw:id="id291" draw:layer="layout" svg:width="0.009cm" svg:height="6.769cm" svg:x="11.668cm" svg:y="3.268cm">
          <text:p text:style-name="P4"/>
          <draw:enhanced-geometry svg:viewBox="0 0 7 6768" draw:type="non-primitive" draw:enhanced-path="M 0 0 L 6 6767 N"/>
        </draw:custom-shape>
        <draw:g xml:id="id292" draw:id="id292">
          <draw:line draw:style-name="gr105" draw:text-style-name="P11" draw:layer="layout" svg:x1="3.735cm" svg:y1="12.187cm" svg:x2="11.434cm" svg:y2="9.506cm">
            <text:p/>
          </draw:line>
          <draw:custom-shape draw:style-name="gr106" draw:text-style-name="P3" draw:layer="layout" svg:width="7.232cm" svg:height="2.83cm" svg:x="0.754cm" svg:y="12.131cm">
            <text:p text:style-name="P40"><text:span text:style-name="T8">Corte mínimo</text:span></text:p>
            <text:p text:style-name="P40"><text:span text:style-name="T8">Capacidade = 30</text:span></text:p>
            <text:p text:style-name="P40"><text:span text:style-name="T8">Fluxo máximo = 30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3" draw:layer="layout" svg:width="14.001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draw:frame presentation:style-name="pr14" draw:text-style-name="P4" draw:layer="layout" svg:width="25.193cm" svg:height="3.503cm" svg:x="1.397cm" svg:y="0.837cm" presentation:class="title">
          <draw:text-box>
            <text:p text:style-name="P4">Fluxo em Redes</text:p>
          </draw:text-box>
        </draw:frame>
        <draw:frame presentation:style-name="pr15" draw:text-style-name="P64" draw:layer="layout" svg:width="25.193cm" svg:height="15.72cm" svg:x="1.397cm" svg:y="4.112cm" presentation:class="outline" presentation:user-transformed="true">
          <draw:text-box>
            <text:p text:style-name="P64">Existem melhores algoritmos para o problema de fluxo máximo (ver Cormem).</text:p>
            <text:p text:style-name="P64">Exercício:</text:p>
            <text:p text:style-name="P64">Considere uma rede com K fontes e L sumidouros. Cada fonte gera uma quantidade de fluxo ki e cada sumidouro consome uma quantidade li de fluxo. Assuma que a soma dos fluxos gerados pelas fontes é igual a soma dos fluxos consumidos pelos sumidouros.</text:p>
            <text:p text:style-name="P64">Descreva como o problema de se determinar um fluxo viável pode ser resolvido usando um algoritmo de fluxo máximo.</text:p>
          </draw:text-box>
        </draw:frame>
        <presentation:notes draw:style-name="dp3">
          <draw:page-thumbnail draw:style-name="gr107" draw:layer="layout" svg:width="14.843cm" svg:height="11.131cm" svg:x="3.073cm" svg:y="2.258cm" draw:page-number="28" presentation:class="page"/>
          <draw:frame presentation:style-name="pr16" draw:text-style-name="P4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13 213" svg:d="M107 0l106 213h-213z"/>
    <draw:marker draw:name="Arrowheads_20_10" draw:display-name="Arrowheads 10" svg:viewBox="0 0 213 213" svg:d="M107 0l106 213h-213z"/>
    <draw:marker draw:name="Arrowheads_20_11" draw:display-name="Arrowheads 11" svg:viewBox="0 0 213 213" svg:d="M107 0l106 213h-213z"/>
    <draw:marker draw:name="Arrowheads_20_12" draw:display-name="Arrowheads 12" svg:viewBox="0 0 213 213" svg:d="M107 0l106 213h-213z"/>
    <draw:marker draw:name="Arrowheads_20_13" draw:display-name="Arrowheads 13" svg:viewBox="0 0 213 213" svg:d="M107 0l106 213h-213z"/>
    <draw:marker draw:name="Arrowheads_20_14" draw:display-name="Arrowheads 14" svg:viewBox="0 0 213 213" svg:d="M107 0l106 213h-213z"/>
    <draw:marker draw:name="Arrowheads_20_15" draw:display-name="Arrowheads 15" svg:viewBox="0 0 213 213" svg:d="M107 0l106 213h-213z"/>
    <draw:marker draw:name="Arrowheads_20_16" draw:display-name="Arrowheads 16" svg:viewBox="0 0 213 213" svg:d="M107 0l106 213h-213z"/>
    <draw:marker draw:name="Arrowheads_20_17" draw:display-name="Arrowheads 17" svg:viewBox="0 0 213 213" svg:d="M107 0l106 213h-213z"/>
    <draw:marker draw:name="Arrowheads_20_18" draw:display-name="Arrowheads 18" svg:viewBox="0 0 213 213" svg:d="M107 0l106 213h-213z"/>
    <draw:marker draw:name="Arrowheads_20_19" draw:display-name="Arrowheads 19" svg:viewBox="0 0 213 213" svg:d="M107 0l106 213h-213z"/>
    <draw:marker draw:name="Arrowheads_20_2" draw:display-name="Arrowheads 2" svg:viewBox="0 0 264 264" svg:d="M132 0l132 264h-264z"/>
    <draw:marker draw:name="Arrowheads_20_20" draw:display-name="Arrowheads 20" svg:viewBox="0 0 213 213" svg:d="M107 0l106 213h-213z"/>
    <draw:marker draw:name="Arrowheads_20_21" draw:display-name="Arrowheads 21" svg:viewBox="0 0 213 213" svg:d="M107 0l106 213h-213z"/>
    <draw:marker draw:name="Arrowheads_20_22" draw:display-name="Arrowheads 22" svg:viewBox="0 0 213 213" svg:d="M107 0l106 213h-213z"/>
    <draw:marker draw:name="Arrowheads_20_23" draw:display-name="Arrowheads 23" svg:viewBox="0 0 213 213" svg:d="M107 0l106 213h-213z"/>
    <draw:marker draw:name="Arrowheads_20_24" draw:display-name="Arrowheads 24" svg:viewBox="0 0 213 213" svg:d="M107 0l106 213h-213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13 213" svg:d="M107 0l106 213h-213z"/>
    <draw:marker draw:name="Arrowheads_20_28" draw:display-name="Arrowheads 28" svg:viewBox="0 0 213 213" svg:d="M107 0l106 213h-213z"/>
    <draw:marker draw:name="Arrowheads_20_29" draw:display-name="Arrowheads 29" svg:viewBox="0 0 213 213" svg:d="M107 0l106 213h-213z"/>
    <draw:marker draw:name="Arrowheads_20_3" draw:display-name="Arrowheads 3" svg:viewBox="0 0 264 264" svg:d="M132 0l132 264h-264z"/>
    <draw:marker draw:name="Arrowheads_20_30" draw:display-name="Arrowheads 30" svg:viewBox="0 0 213 213" svg:d="M107 0l106 213h-213z"/>
    <draw:marker draw:name="Arrowheads_20_31" draw:display-name="Arrowheads 31" svg:viewBox="0 0 213 213" svg:d="M107 0l106 213h-213z"/>
    <draw:marker draw:name="Arrowheads_20_32" draw:display-name="Arrowheads 32" svg:viewBox="0 0 213 213" svg:d="M107 0l106 213h-213z"/>
    <draw:marker draw:name="Arrowheads_20_33" draw:display-name="Arrowheads 33" svg:viewBox="0 0 213 213" svg:d="M107 0l106 213h-213z"/>
    <draw:marker draw:name="Arrowheads_20_34" draw:display-name="Arrowheads 34" svg:viewBox="0 0 213 213" svg:d="M107 0l106 213h-213z"/>
    <draw:marker draw:name="Arrowheads_20_35" draw:display-name="Arrowheads 35" svg:viewBox="0 0 213 213" svg:d="M107 0l106 213h-213z"/>
    <draw:marker draw:name="Arrowheads_20_36" draw:display-name="Arrowheads 36" svg:viewBox="0 0 213 213" svg:d="M107 0l106 213h-213z"/>
    <draw:marker draw:name="Arrowheads_20_37" draw:display-name="Arrowheads 37" svg:viewBox="0 0 213 213" svg:d="M107 0l106 213h-213z"/>
    <draw:marker draw:name="Arrowheads_20_38" draw:display-name="Arrowheads 38" svg:viewBox="0 0 213 213" svg:d="M107 0l106 213h-213z"/>
    <draw:marker draw:name="Arrowheads_20_39" draw:display-name="Arrowheads 39" svg:viewBox="0 0 213 213" svg:d="M107 0l106 213h-213z"/>
    <draw:marker draw:name="Arrowheads_20_4" draw:display-name="Arrowheads 4" svg:viewBox="0 0 264 264" svg:d="M132 0l132 264h-264z"/>
    <draw:marker draw:name="Arrowheads_20_40" draw:display-name="Arrowheads 40" svg:viewBox="0 0 213 213" svg:d="M107 0l106 213h-213z"/>
    <draw:marker draw:name="Arrowheads_20_41" draw:display-name="Arrowheads 41" svg:viewBox="0 0 213 213" svg:d="M107 0l106 213h-213z"/>
    <draw:marker draw:name="Arrowheads_20_42" draw:display-name="Arrowheads 42" svg:viewBox="0 0 213 213" svg:d="M107 0l106 213h-213z"/>
    <draw:marker draw:name="Arrowheads_20_43" draw:display-name="Arrowheads 43" svg:viewBox="0 0 213 213" svg:d="M107 0l106 213h-213z"/>
    <draw:marker draw:name="Arrowheads_20_44" draw:display-name="Arrowheads 44" svg:viewBox="0 0 213 213" svg:d="M107 0l106 213h-213z"/>
    <draw:marker draw:name="Arrowheads_20_5" draw:display-name="Arrowheads 5" svg:viewBox="0 0 264 264" svg:d="M132 0l132 264h-264z"/>
    <draw:marker draw:name="Arrowheads_20_6" draw:display-name="Arrowheads 6" svg:viewBox="0 0 264 264" svg:d="M132 0l132 264h-264z"/>
    <draw:marker draw:name="Arrowheads_20_7" draw:display-name="Arrowheads 7" svg:viewBox="0 0 264 264" svg:d="M132 0l132 264h-264z"/>
    <draw:marker draw:name="Arrowheads_20_8" draw:display-name="Arrowheads 8" svg:viewBox="0 0 264 264" svg:d="M132 0l132 264h-264z"/>
    <draw:marker draw:name="Arrowheads_20_9" draw:display-name="Arrowheads 9" svg:viewBox="0 0 264 264" svg:d="M132 0l132 264h-264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4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5%" fo:text-indent="0cm" style:line-break="strict" style:writing-mode="lr-tb"/>
    </style:style>
    <style:style style:name="MP4" style:family="paragraph">
      <style:paragraph-properties fo:margin-left="0cm" fo:margin-right="0cm" fo:line-height="95%" fo:text-align="center" fo:text-indent="0cm" style:line-break="strict" style:writing-mode="lr-tb"/>
    </style:style>
    <style:style style:name="MP5" style:family="paragraph">
      <style:paragraph-properties fo:margin-left="0cm" fo:margin-right="0cm" fo:line-height="95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pt" fo:country="BR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text-style-name="MP3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72cm" svg:height="1.443cm" svg:x="9.578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18cm" svg:height="1.443cm" svg:x="20.077cm" svg:y="19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3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11cm" svg:height="1.483cm" svg:x="11.883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11cm" svg:height="1.483cm" svg:x="11.883cm" svg:y="28.212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9-05-26T09:28:44</meta:creation-date>
    <dc:date>2016-05-24T12:54:54.55</dc:date>
    <meta:editing-cycles>7</meta:editing-cycles>
    <meta:editing-duration>P2DT5H2M6S</meta:editing-duration>
    <meta:document-statistic meta:object-count="1241"/>
    <meta:user-defined meta:name="Info 1"/>
    <meta:user-defined meta:name="Info 2"/>
    <meta:user-defined meta:name="Info 3"/>
    <meta:user-defined meta:name="Info 4"/>
  </office:meta>
</office:document-meta>
</file>